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893cm"/>
    </style:style>
    <style:style style:name="co2" style:family="table-column">
      <style:table-column-properties fo:break-before="auto" style:column-width="6.911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584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8e86ae"/>
    </style:style>
    <style:style style:name="ce8" style:family="table-cell" style:parent-style-name="Default" style:data-style-name="N0">
      <style:table-cell-properties fo:background-color="#ffff38"/>
    </style:style>
    <style:style style:name="ce9" style:family="table-cell" style:parent-style-name="Default">
      <style:table-cell-properties fo:background-color="#ff7b59"/>
    </style:style>
    <style:style style:name="ce10" style:family="table-cell" style:parent-style-name="Default">
      <style:table-cell-properties fo:background-color="#dedce6"/>
    </style:style>
    <style:style style:name="ce11" style:family="table-cell" style:parent-style-name="Default">
      <style:map style:condition="cell-content()!=&quot;&quot;" style:apply-style-name="Good" style:base-cell-address="Лист1.J2"/>
    </style:style>
    <style:style style:name="ce12" style:family="table-cell" style:parent-style-name="Default" style:data-style-name="N0">
      <style:map style:condition="cell-content()!=&quot;&quot;" style:apply-style-name="Good" style:base-cell-address="Лист1.J2"/>
    </style:style>
    <style:style style:name="ce13" style:family="table-cell" style:parent-style-name="Default">
      <style:map style:condition="cell-content()!=&quot;&quot;" style:apply-style-name="Good" style:base-cell-address="Лист1.J2"/>
    </style:style>
    <style:style style:name="ce14" style:family="table-cell" style:parent-style-name="Default" style:data-style-name="N0">
      <style:table-cell-properties fo:background-color="#00a933"/>
      <style:map style:condition="cell-content()!=&quot;&quot;" style:apply-style-name="Good" style:base-cell-address="Лист1.J2"/>
    </style:style>
    <style:style style:name="ce15" style:family="table-cell" style:parent-style-name="Default">
      <style:table-cell-properties fo:background-color="#00a933"/>
      <style:map style:condition="cell-content()!=&quot;&quot;" style:apply-style-name="Good" style:base-cell-address="Лист1.J2"/>
    </style:style>
    <style:style style:name="ce16" style:family="table-cell" style:parent-style-name="Default" style:data-style-name="N0">
      <style:map style:condition="cell-content()!=&quot;&quot;" style:apply-style-name="Good" style:base-cell-address="Лист1.J2"/>
    </style:style>
    <style:style style:name="ce17" style:family="table-cell" style:parent-style-name="Default">
      <style:map style:condition="cell-content()!=&quot;&quot;" style:apply-style-name="Good" style:base-cell-address="Лист1.J2"/>
    </style:style>
    <style:style style:name="ce18" style:family="table-cell" style:parent-style-name="Default" style:data-style-name="N0">
      <style:map style:condition="cell-content()!=&quot;&quot;" style:apply-style-name="Good" style:base-cell-address="Лист1.J2"/>
    </style:style>
    <style:style style:name="ce19" style:family="table-cell" style:parent-style-name="Default">
      <style:map style:condition="cell-content()!=&quot;&quot;" style:apply-style-name="Good" style:base-cell-address="Лист1.J2"/>
    </style:style>
    <style:style style:name="ce20" style:family="table-cell" style:parent-style-name="Default" style:data-style-name="N0">
      <style:map style:condition="cell-content()!=&quot;&quot;" style:apply-style-name="Good" style:base-cell-address="Лист1.J2"/>
    </style:style>
    <style:style style:name="ce21" style:family="table-cell" style:parent-style-name="Default" style:data-style-name="N0">
      <style:map style:condition="cell-content()!=&quot;&quot;" style:apply-style-name="Good" style:base-cell-address="Лист1.J2"/>
    </style:style>
    <style:style style:name="ce22" style:family="table-cell" style:parent-style-name="Default">
      <style:map style:condition="cell-content()!=&quot;&quot;" style:apply-style-name="Good" style:base-cell-address="Лист1.J2"/>
    </style:style>
    <style:style style:name="ce23" style:family="table-cell" style:parent-style-name="Default" style:data-style-name="N0">
      <style:map style:condition="cell-content()!=&quot;&quot;" style:apply-style-name="Good" style:base-cell-address="Лист1.J2"/>
    </style:style>
    <style:style style:name="ce24" style:family="table-cell" style:parent-style-name="Default">
      <style:map style:condition="cell-content()!=&quot;&quot;" style:apply-style-name="Good" style:base-cell-address="Лист1.J2"/>
    </style:style>
    <style:style style:name="ce25" style:family="table-cell" style:parent-style-name="Default" style:data-style-name="N0">
      <style:map style:condition="cell-content()!=&quot;&quot;" style:apply-style-name="Good" style:base-cell-address="Лист1.J2"/>
    </style:style>
    <style:style style:name="ce26" style:family="table-cell" style:parent-style-name="Default">
      <style:map style:condition="cell-content()!=&quot;&quot;" style:apply-style-name="Good" style:base-cell-address="Лист1.J2"/>
    </style:style>
    <style:style style:name="ce27" style:family="table-cell" style:parent-style-name="Default" style:data-style-name="N0">
      <style:map style:condition="cell-content()!=&quot;&quot;" style:apply-style-name="Good" style:base-cell-address="Лист1.J2"/>
    </style:style>
    <style:style style:name="ce28" style:family="table-cell" style:parent-style-name="Default">
      <style:map style:condition="cell-content()!=&quot;&quot;" style:apply-style-name="Good" style:base-cell-address="Лист1.J2"/>
    </style:style>
    <style:style style:name="ce29" style:family="table-cell" style:parent-style-name="Default" style:data-style-name="N0">
      <style:map style:condition="cell-content()!=&quot;&quot;" style:apply-style-name="Good" style:base-cell-address="Лист1.J2"/>
    </style:style>
    <style:style style:name="ce30" style:family="table-cell" style:parent-style-name="Default">
      <style:map style:condition="cell-content()!=&quot;&quot;" style:apply-style-name="Good" style:base-cell-address="Лист1.J2"/>
    </style:style>
    <style:style style:name="ce31" style:family="table-cell" style:parent-style-name="Default" style:data-style-name="N0">
      <style:map style:condition="cell-content()!=&quot;&quot;" style:apply-style-name="Good" style:base-cell-address="Лист1.J2"/>
    </style:style>
    <style:style style:name="ce32" style:family="table-cell" style:parent-style-name="Default">
      <style:map style:condition="cell-content()!=&quot;&quot;" style:apply-style-name="Good" style:base-cell-address="Лист1.J2"/>
    </style:style>
    <style:style style:name="ce33" style:family="table-cell" style:parent-style-name="Default">
      <style:table-cell-properties fo:background-color="#ff8000"/>
    </style:style>
    <style:style style:name="ce34" style:family="table-cell" style:parent-style-name="Default" style:data-style-name="N0">
      <style:map style:condition="cell-content()!=&quot;&quot;" style:apply-style-name="Good" style:base-cell-address="Лист1.J2"/>
    </style:style>
    <style:style style:name="ce35" style:family="table-cell" style:parent-style-name="Default">
      <style:map style:condition="cell-content()!=&quot;&quot;" style:apply-style-name="Good" style:base-cell-address="Лист1.J2"/>
    </style:style>
    <style:style style:name="ce36" style:family="table-cell" style:parent-style-name="Default" style:data-style-name="N0">
      <style:table-cell-properties fo:background-color="#ff8000"/>
      <style:map style:condition="cell-content()!=&quot;&quot;" style:apply-style-name="Good" style:base-cell-address="Лист1.J2"/>
    </style:style>
    <style:style style:name="ce37" style:family="table-cell" style:parent-style-name="Default">
      <style:table-cell-properties fo:background-color="#ff8000"/>
      <style:map style:condition="cell-content()!=&quot;&quot;" style:apply-style-name="Good" style:base-cell-address="Лист1.J2"/>
    </style:style>
    <style:style style:name="ce38" style:family="table-cell" style:parent-style-name="Default" style:data-style-name="N0">
      <style:table-cell-properties fo:background-color="#ff8000"/>
      <style:map style:condition="cell-content()!=&quot;&quot;" style:apply-style-name="Good" style:base-cell-address="Лист1.J2"/>
    </style:style>
    <style:style style:name="ce39" style:family="table-cell" style:parent-style-name="Default" style:data-style-name="N0">
      <style:map style:condition="cell-content()!=&quot;&quot;" style:apply-style-name="Good" style:base-cell-address="Лист1.J2"/>
    </style:style>
    <style:style style:name="ce40" style:family="table-cell" style:parent-style-name="Default">
      <style:map style:condition="cell-content()!=&quot;&quot;" style:apply-style-name="Good" style:base-cell-address="Лист1.J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3" table:number-columns-repeated="54" table:default-cell-style-name="Default"/>
        <table:table-column table:style-name="co8" table:number-columns-repeated="16312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ов A</text:p>
          </table:table-cell>
          <table:covered-table-cell/>
          <table:table-cell office:value-type="string" calcext:value-type="string" table:number-columns-spanned="2" table:number-rows-spanned="1">
            <text:p>Временя зависимыхя </text:p>
          </table:table-cell>
          <table:covered-table-cell/>
          <table:table-cell office:value-type="string" calcext:value-type="string">
            <text:p>конец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сдвинга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[.C2];[.$A:.$G];7;0)" office:value-type="float" office:value="0" calcext:value-type="float">
            <text:p>0</text:p>
          </table:table-cell>
          <table:table-cell table:style-name="ce6" table:formula="of:=VLOOKUP([.D2];[.$A:.$G];7;0)" office:value-type="float" office:value="0" calcext:value-type="float">
            <text:p>0</text:p>
          </table:table-cell>
          <table:table-cell table:style-name="ce7" table:formula="of:=MAX([.E2:.F2])+[.B2]+[.I2]" office:value-type="float" office:value="5" calcext:value-type="float">
            <text:p>5</text:p>
          </table:table-cell>
          <table:table-cell table:style-name="ce8" table:formula="of:=[.G2]-[.B2]+1" office:value-type="float" office:value="1" calcext:value-type="float">
            <text:p>1</text:p>
          </table:table-cell>
          <table:table-cell table:style-name="ce9"/>
          <table:table-cell table:style-name="ce11" table:formula="of:=IF(AND([.J$1]&gt;=[.$H2];[.J$1]&lt;=[.$G2]);[.J$1];&quot;&quot;)" office:value-type="float" office:value="1" calcext:value-type="float">
            <text:p>1</text:p>
          </table:table-cell>
          <table:table-cell table:style-name="ce11" table:formula="of:=IF(AND([.K$1]&gt;=[.$H2];[.K$1]&lt;=[.$G2]);[.K$1];&quot;&quot;)" office:value-type="float" office:value="2" calcext:value-type="float">
            <text:p>2</text:p>
          </table:table-cell>
          <table:table-cell table:style-name="ce11" table:formula="of:=IF(AND([.L$1]&gt;=[.$H2];[.L$1]&lt;=[.$G2]);[.L$1];&quot;&quot;)" office:value-type="float" office:value="3" calcext:value-type="float">
            <text:p>3</text:p>
          </table:table-cell>
          <table:table-cell table:style-name="ce11" table:formula="of:=IF(AND([.M$1]&gt;=[.$H2];[.M$1]&lt;=[.$G2]);[.M$1];&quot;&quot;)" office:value-type="float" office:value="4" calcext:value-type="float">
            <text:p>4</text:p>
          </table:table-cell>
          <table:table-cell table:style-name="ce12" table:formula="of:=IF(AND([.N$1]&gt;=[.$H2];[.N$1]&lt;=[.$G2]);[.N$1];&quot;&quot;)" office:value-type="float" office:value="5" calcext:value-type="float">
            <text:p>5</text:p>
          </table:table-cell>
          <table:table-cell table:style-name="ce12" table:formula="of:=IF(AND([.O$1]&gt;=[.$H2];[.O$1]&lt;=[.$G2]);[.O$1];&quot;&quot;)">
            <text:p/>
          </table:table-cell>
          <table:table-cell table:style-name="ce12" table:formula="of:=IF(AND([.P$1]&gt;=[.$H2];[.P$1]&lt;=[.$G2]);[.P$1];&quot;&quot;)">
            <text:p/>
          </table:table-cell>
          <table:table-cell table:style-name="ce12" table:formula="of:=IF(AND([.Q$1]&gt;=[.$H2];[.Q$1]&lt;=[.$G2]);[.Q$1];&quot;&quot;)">
            <text:p/>
          </table:table-cell>
          <table:table-cell table:style-name="ce12" table:formula="of:=IF(AND([.R$1]&gt;=[.$H2];[.R$1]&lt;=[.$G2]);[.R$1];&quot;&quot;)">
            <text:p/>
          </table:table-cell>
          <table:table-cell table:style-name="ce12" table:formula="of:=IF(AND([.S$1]&gt;=[.$H2];[.S$1]&lt;=[.$G2]);[.S$1];&quot;&quot;)">
            <text:p/>
          </table:table-cell>
          <table:table-cell table:style-name="ce12" table:formula="of:=IF(AND([.T$1]&gt;=[.$H2];[.T$1]&lt;=[.$G2]);[.T$1];&quot;&quot;)">
            <text:p/>
          </table:table-cell>
          <table:table-cell table:style-name="ce12" table:formula="of:=IF(AND([.U$1]&gt;=[.$H2];[.U$1]&lt;=[.$G2]);[.U$1];&quot;&quot;)">
            <text:p/>
          </table:table-cell>
          <table:table-cell table:style-name="ce12" table:formula="of:=IF(AND([.V$1]&gt;=[.$H2];[.V$1]&lt;=[.$G2]);[.V$1];&quot;&quot;)">
            <text:p/>
          </table:table-cell>
          <table:table-cell table:style-name="ce12" table:formula="of:=IF(AND([.W$1]&gt;=[.$H2];[.W$1]&lt;=[.$G2]);[.W$1];&quot;&quot;)">
            <text:p/>
          </table:table-cell>
          <table:table-cell table:style-name="ce12" table:formula="of:=IF(AND([.X$1]&gt;=[.$H2];[.X$1]&lt;=[.$G2]);[.X$1];&quot;&quot;)">
            <text:p/>
          </table:table-cell>
          <table:table-cell table:style-name="ce12" table:formula="of:=IF(AND([.Y$1]&gt;=[.$H2];[.Y$1]&lt;=[.$G2]);[.Y$1];&quot;&quot;)">
            <text:p/>
          </table:table-cell>
          <table:table-cell table:style-name="ce14" table:formula="of:=IF(AND([.Z$1]&gt;=[.$H2];[.Z$1]&lt;=[.$G2]);[.Z$1];&quot;&quot;)">
            <text:p/>
          </table:table-cell>
          <table:table-cell table:style-name="ce16" table:formula="of:=IF(AND([.AA$1]&gt;=[.$H2];[.AA$1]&lt;=[.$G2]);[.AA$1];&quot;&quot;)">
            <text:p/>
          </table:table-cell>
          <table:table-cell table:style-name="ce16" table:formula="of:=IF(AND([.AB$1]&gt;=[.$H2];[.AB$1]&lt;=[.$G2]);[.AB$1];&quot;&quot;)">
            <text:p/>
          </table:table-cell>
          <table:table-cell table:style-name="ce16" table:formula="of:=IF(AND([.AC$1]&gt;=[.$H2];[.AC$1]&lt;=[.$G2]);[.AC$1];&quot;&quot;)">
            <text:p/>
          </table:table-cell>
          <table:table-cell table:style-name="ce16" table:formula="of:=IF(AND([.AD$1]&gt;=[.$H2];[.AD$1]&lt;=[.$G2]);[.AD$1];&quot;&quot;)">
            <text:p/>
          </table:table-cell>
          <table:table-cell table:style-name="ce16" table:formula="of:=IF(AND([.AE$1]&gt;=[.$H2];[.AE$1]&lt;=[.$G2]);[.AE$1];&quot;&quot;)">
            <text:p/>
          </table:table-cell>
          <table:table-cell table:style-name="ce16" table:formula="of:=IF(AND([.AF$1]&gt;=[.$H2];[.AF$1]&lt;=[.$G2]);[.AF$1];&quot;&quot;)">
            <text:p/>
          </table:table-cell>
          <table:table-cell table:style-name="ce16" table:formula="of:=IF(AND([.AG$1]&gt;=[.$H2];[.AG$1]&lt;=[.$G2]);[.AG$1];&quot;&quot;)">
            <text:p/>
          </table:table-cell>
          <table:table-cell table:style-name="ce16" table:formula="of:=IF(AND([.AH$1]&gt;=[.$H2];[.AH$1]&lt;=[.$G2]);[.AH$1];&quot;&quot;)">
            <text:p/>
          </table:table-cell>
          <table:table-cell table:style-name="ce16" table:formula="of:=IF(AND([.AI$1]&gt;=[.$H2];[.AI$1]&lt;=[.$G2]);[.AI$1];&quot;&quot;)">
            <text:p/>
          </table:table-cell>
          <table:table-cell table:style-name="ce16" table:formula="of:=IF(AND([.AJ$1]&gt;=[.$H2];[.AJ$1]&lt;=[.$G2]);[.AJ$1];&quot;&quot;)">
            <text:p/>
          </table:table-cell>
          <table:table-cell table:style-name="ce16" table:formula="of:=IF(AND([.AK$1]&gt;=[.$H2];[.AK$1]&lt;=[.$G2]);[.AK$1];&quot;&quot;)">
            <text:p/>
          </table:table-cell>
          <table:table-cell table:style-name="ce16" table:formula="of:=IF(AND([.AL$1]&gt;=[.$H2];[.AL$1]&lt;=[.$G2]);[.AL$1];&quot;&quot;)">
            <text:p/>
          </table:table-cell>
          <table:table-cell table:style-name="ce16" table:formula="of:=IF(AND([.AM$1]&gt;=[.$H2];[.AM$1]&lt;=[.$G2]);[.AM$1];&quot;&quot;)">
            <text:p/>
          </table:table-cell>
          <table:table-cell table:style-name="ce16" table:formula="of:=IF(AND([.AN$1]&gt;=[.$H2];[.AN$1]&lt;=[.$G2]);[.AN$1];&quot;&quot;)">
            <text:p/>
          </table:table-cell>
          <table:table-cell table:style-name="ce16" table:formula="of:=IF(AND([.AO$1]&gt;=[.$H2];[.AO$1]&lt;=[.$G2]);[.AO$1];&quot;&quot;)">
            <text:p/>
          </table:table-cell>
          <table:table-cell table:style-name="ce18" table:formula="of:=IF(AND([.AP$1]&gt;=[.$H2];[.AP$1]&lt;=[.$G2]);[.AP$1];&quot;&quot;)">
            <text:p/>
          </table:table-cell>
          <table:table-cell table:style-name="ce18" table:formula="of:=IF(AND([.AQ$1]&gt;=[.$H2];[.AQ$1]&lt;=[.$G2]);[.AQ$1];&quot;&quot;)">
            <text:p/>
          </table:table-cell>
          <table:table-cell table:style-name="ce18" table:formula="of:=IF(AND([.AR$1]&gt;=[.$H2];[.AR$1]&lt;=[.$G2]);[.AR$1];&quot;&quot;)">
            <text:p/>
          </table:table-cell>
          <table:table-cell table:style-name="ce21" table:formula="of:=IF(AND([.AS$1]&gt;=[.$H2];[.AS$1]&lt;=[.$G2]);[.AS$1];&quot;&quot;)">
            <text:p/>
          </table:table-cell>
          <table:table-cell table:style-name="ce21" table:formula="of:=IF(AND([.AT$1]&gt;=[.$H2];[.AT$1]&lt;=[.$G2]);[.AT$1];&quot;&quot;)">
            <text:p/>
          </table:table-cell>
          <table:table-cell table:style-name="ce23" table:formula="of:=IF(AND([.AU$1]&gt;=[.$H2];[.AU$1]&lt;=[.$G2]);[.AU$1];&quot;&quot;)">
            <text:p/>
          </table:table-cell>
          <table:table-cell table:style-name="ce25" table:formula="of:=IF(AND([.AV$1]&gt;=[.$H2];[.AV$1]&lt;=[.$G2]);[.AV$1];&quot;&quot;)">
            <text:p/>
          </table:table-cell>
          <table:table-cell table:style-name="ce25" table:formula="of:=IF(AND([.AW$1]&gt;=[.$H2];[.AW$1]&lt;=[.$G2]);[.AW$1];&quot;&quot;)">
            <text:p/>
          </table:table-cell>
          <table:table-cell table:style-name="ce25" table:formula="of:=IF(AND([.AX$1]&gt;=[.$H2];[.AX$1]&lt;=[.$G2]);[.AX$1];&quot;&quot;)">
            <text:p/>
          </table:table-cell>
          <table:table-cell table:style-name="ce25" table:formula="of:=IF(AND([.AY$1]&gt;=[.$H2];[.AY$1]&lt;=[.$G2]);[.AY$1];&quot;&quot;)">
            <text:p/>
          </table:table-cell>
          <table:table-cell table:style-name="ce27" table:formula="of:=IF(AND([.AZ$1]&gt;=[.$H2];[.AZ$1]&lt;=[.$G2]);[.AZ$1];&quot;&quot;)">
            <text:p/>
          </table:table-cell>
          <table:table-cell table:style-name="ce29" table:formula="of:=IF(AND([.BA$1]&gt;=[.$H2];[.BA$1]&lt;=[.$G2]);[.BA$1];&quot;&quot;)">
            <text:p/>
          </table:table-cell>
          <table:table-cell table:style-name="ce29" table:formula="of:=IF(AND([.BB$1]&gt;=[.$H2];[.BB$1]&lt;=[.$G2]);[.BB$1];&quot;&quot;)">
            <text:p/>
          </table:table-cell>
          <table:table-cell table:style-name="ce29" table:formula="of:=IF(AND([.BC$1]&gt;=[.$H2];[.BC$1]&lt;=[.$G2]);[.BC$1];&quot;&quot;)">
            <text:p/>
          </table:table-cell>
          <table:table-cell table:style-name="ce29" table:formula="of:=IF(AND([.BD$1]&gt;=[.$H2];[.BD$1]&lt;=[.$G2]);[.BD$1];&quot;&quot;)">
            <text:p/>
          </table:table-cell>
          <table:table-cell table:style-name="ce29" table:formula="of:=IF(AND([.BE$1]&gt;=[.$H2];[.BE$1]&lt;=[.$G2]);[.BE$1];&quot;&quot;)">
            <text:p/>
          </table:table-cell>
          <table:table-cell table:style-name="ce29" table:formula="of:=IF(AND([.BF$1]&gt;=[.$H2];[.BF$1]&lt;=[.$G2]);[.BF$1];&quot;&quot;)">
            <text:p/>
          </table:table-cell>
          <table:table-cell table:style-name="ce29" table:formula="of:=IF(AND([.BG$1]&gt;=[.$H2];[.BG$1]&lt;=[.$G2]);[.BG$1];&quot;&quot;)">
            <text:p/>
          </table:table-cell>
          <table:table-cell table:style-name="ce31" table:formula="of:=IF(AND([.BH$1]&gt;=[.$H2];[.BH$1]&lt;=[.$G2]);[.BH$1];&quot;&quot;)">
            <text:p/>
          </table:table-cell>
          <table:table-cell table:style-name="ce34" table:formula="of:=IF(AND([.BI$1]&gt;=[.$H2];[.BI$1]&lt;=[.$G2]);[.BI$1];&quot;&quot;)">
            <text:p/>
          </table:table-cell>
          <table:table-cell table:style-name="ce34" table:formula="of:=IF(AND([.BJ$1]&gt;=[.$H2];[.BJ$1]&lt;=[.$G2]);[.BJ$1];&quot;&quot;)">
            <text:p/>
          </table:table-cell>
          <table:table-cell table:style-name="ce34" table:formula="of:=IF(AND([.BK$1]&gt;=[.$H2];[.BK$1]&lt;=[.$G2]);[.BK$1];&quot;&quot;)">
            <text:p/>
          </table:table-cell>
          <table:table-cell table:style-name="ce34" table:formula="of:=IF(AND([.BL$1]&gt;=[.$H2];[.BL$1]&lt;=[.$G2]);[.BL$1];&quot;&quot;)">
            <text:p/>
          </table:table-cell>
          <table:table-cell table:style-name="ce36" table:formula="of:=IF(AND([.BM$1]&gt;=[.$H2];[.BM$1]&lt;=[.$G2]);[.BM$1];&quot;&quot;)">
            <text:p/>
          </table:table-cell>
          <table:table-cell table:style-name="ce39" table:formula="of:=IF(AND([.BN$1]&gt;=[.$H2];[.BN$1]&lt;=[.$G2]);[.BN$1];&quot;&quot;)">
            <text:p/>
          </table:table-cell>
          <table:table-cell table:style-name="ce39" table:formula="of:=IF(AND([.BO$1]&gt;=[.$H2];[.BO$1]&lt;=[.$G2]);[.BO$1];&quot;&quot;)">
            <text:p/>
          </table:table-cell>
          <table:table-cell table:style-name="ce39" table:formula="of:=IF(AND([.BP$1]&gt;=[.$H2];[.BP$1]&lt;=[.$G2]);[.BP$1];&quot;&quot;)">
            <text:p/>
          </table:table-cell>
          <table:table-cell table:style-name="ce39" table:formula="of:=IF(AND([.BQ$1]&gt;=[.$H2];[.BQ$1]&lt;=[.$G2]);[.BQ$1];&quot;&quot;)">
            <text:p/>
          </table:table-cell>
          <table:table-cell table:style-name="ce39" table:formula="of:=IF(AND([.BR$1]&gt;=[.$H2];[.BR$1]&lt;=[.$G2]);[.BR$1];&quot;&quot;)">
            <text:p/>
          </table:table-cell>
          <table:table-cell table:style-name="ce39" table:formula="of:=IF(AND([.BS$1]&gt;=[.$H2];[.BS$1]&lt;=[.$G2]);[.BS$1];&quot;&quot;)">
            <text:p/>
          </table:table-cell>
          <table:table-cell table:style-name="ce39" table:formula="of:=IF(AND([.BT$1]&gt;=[.$H2];[.BT$1]&lt;=[.$G2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[.C3];[.$A:.$G];7;0)" office:value-type="float" office:value="0" calcext:value-type="float">
            <text:p>0</text:p>
          </table:table-cell>
          <table:table-cell table:style-name="ce6" table:formula="of:=VLOOKUP([.D3];[.$A:.$G];7;0)" office:value-type="float" office:value="0" calcext:value-type="float">
            <text:p>0</text:p>
          </table:table-cell>
          <table:table-cell table:style-name="ce7" table:formula="of:=MAX([.E3:.F3])+[.B3]+[.I3]" office:value-type="float" office:value="9" calcext:value-type="float">
            <text:p>9</text:p>
          </table:table-cell>
          <table:table-cell table:style-name="ce8" table:formula="of:=[.G3]-[.B3]+1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IF(AND([.J$1]&gt;=[.$H3];[.J$1]&lt;=[.$G3]);[.J$1];&quot;&quot;)">
            <text:p/>
          </table:table-cell>
          <table:table-cell table:style-name="ce11" table:formula="of:=IF(AND([.K$1]&gt;=[.$H3];[.K$1]&lt;=[.$G3]);[.K$1];&quot;&quot;)">
            <text:p/>
          </table:table-cell>
          <table:table-cell table:style-name="ce11" table:formula="of:=IF(AND([.L$1]&gt;=[.$H3];[.L$1]&lt;=[.$G3]);[.L$1];&quot;&quot;)">
            <text:p/>
          </table:table-cell>
          <table:table-cell table:style-name="ce11" table:formula="of:=IF(AND([.M$1]&gt;=[.$H3];[.M$1]&lt;=[.$G3]);[.M$1];&quot;&quot;)">
            <text:p/>
          </table:table-cell>
          <table:table-cell table:style-name="ce13" table:formula="of:=IF(AND([.N$1]&gt;=[.$H3];[.N$1]&lt;=[.$G3]);[.N$1];&quot;&quot;)">
            <text:p/>
          </table:table-cell>
          <table:table-cell table:style-name="ce13" table:formula="of:=IF(AND([.O$1]&gt;=[.$H3];[.O$1]&lt;=[.$G3]);[.O$1];&quot;&quot;)" office:value-type="float" office:value="6" calcext:value-type="float">
            <text:p>6</text:p>
          </table:table-cell>
          <table:table-cell table:style-name="ce13" table:formula="of:=IF(AND([.P$1]&gt;=[.$H3];[.P$1]&lt;=[.$G3]);[.P$1];&quot;&quot;)" office:value-type="float" office:value="7" calcext:value-type="float">
            <text:p>7</text:p>
          </table:table-cell>
          <table:table-cell table:style-name="ce13" table:formula="of:=IF(AND([.Q$1]&gt;=[.$H3];[.Q$1]&lt;=[.$G3]);[.Q$1];&quot;&quot;)" office:value-type="float" office:value="8" calcext:value-type="float">
            <text:p>8</text:p>
          </table:table-cell>
          <table:table-cell table:style-name="ce13" table:formula="of:=IF(AND([.R$1]&gt;=[.$H3];[.R$1]&lt;=[.$G3]);[.R$1];&quot;&quot;)" office:value-type="float" office:value="9" calcext:value-type="float">
            <text:p>9</text:p>
          </table:table-cell>
          <table:table-cell table:style-name="ce13" table:formula="of:=IF(AND([.S$1]&gt;=[.$H3];[.S$1]&lt;=[.$G3]);[.S$1];&quot;&quot;)">
            <text:p/>
          </table:table-cell>
          <table:table-cell table:style-name="ce13" table:formula="of:=IF(AND([.T$1]&gt;=[.$H3];[.T$1]&lt;=[.$G3]);[.T$1];&quot;&quot;)">
            <text:p/>
          </table:table-cell>
          <table:table-cell table:style-name="ce13" table:formula="of:=IF(AND([.U$1]&gt;=[.$H3];[.U$1]&lt;=[.$G3]);[.U$1];&quot;&quot;)">
            <text:p/>
          </table:table-cell>
          <table:table-cell table:style-name="ce13" table:formula="of:=IF(AND([.V$1]&gt;=[.$H3];[.V$1]&lt;=[.$G3]);[.V$1];&quot;&quot;)">
            <text:p/>
          </table:table-cell>
          <table:table-cell table:style-name="ce13" table:formula="of:=IF(AND([.W$1]&gt;=[.$H3];[.W$1]&lt;=[.$G3]);[.W$1];&quot;&quot;)">
            <text:p/>
          </table:table-cell>
          <table:table-cell table:style-name="ce13" table:formula="of:=IF(AND([.X$1]&gt;=[.$H3];[.X$1]&lt;=[.$G3]);[.X$1];&quot;&quot;)">
            <text:p/>
          </table:table-cell>
          <table:table-cell table:style-name="ce13" table:formula="of:=IF(AND([.Y$1]&gt;=[.$H3];[.Y$1]&lt;=[.$G3]);[.Y$1];&quot;&quot;)">
            <text:p/>
          </table:table-cell>
          <table:table-cell table:style-name="ce15" table:formula="of:=IF(AND([.Z$1]&gt;=[.$H3];[.Z$1]&lt;=[.$G3]);[.Z$1];&quot;&quot;)">
            <text:p/>
          </table:table-cell>
          <table:table-cell table:style-name="ce17" table:formula="of:=IF(AND([.AA$1]&gt;=[.$H3];[.AA$1]&lt;=[.$G3]);[.AA$1];&quot;&quot;)">
            <text:p/>
          </table:table-cell>
          <table:table-cell table:style-name="ce17" table:formula="of:=IF(AND([.AB$1]&gt;=[.$H3];[.AB$1]&lt;=[.$G3]);[.AB$1];&quot;&quot;)">
            <text:p/>
          </table:table-cell>
          <table:table-cell table:style-name="ce17" table:formula="of:=IF(AND([.AC$1]&gt;=[.$H3];[.AC$1]&lt;=[.$G3]);[.AC$1];&quot;&quot;)">
            <text:p/>
          </table:table-cell>
          <table:table-cell table:style-name="ce17" table:formula="of:=IF(AND([.AD$1]&gt;=[.$H3];[.AD$1]&lt;=[.$G3]);[.AD$1];&quot;&quot;)">
            <text:p/>
          </table:table-cell>
          <table:table-cell table:style-name="ce17" table:formula="of:=IF(AND([.AE$1]&gt;=[.$H3];[.AE$1]&lt;=[.$G3]);[.AE$1];&quot;&quot;)">
            <text:p/>
          </table:table-cell>
          <table:table-cell table:style-name="ce17" table:formula="of:=IF(AND([.AF$1]&gt;=[.$H3];[.AF$1]&lt;=[.$G3]);[.AF$1];&quot;&quot;)">
            <text:p/>
          </table:table-cell>
          <table:table-cell table:style-name="ce17" table:formula="of:=IF(AND([.AG$1]&gt;=[.$H3];[.AG$1]&lt;=[.$G3]);[.AG$1];&quot;&quot;)">
            <text:p/>
          </table:table-cell>
          <table:table-cell table:style-name="ce17" table:formula="of:=IF(AND([.AH$1]&gt;=[.$H3];[.AH$1]&lt;=[.$G3]);[.AH$1];&quot;&quot;)">
            <text:p/>
          </table:table-cell>
          <table:table-cell table:style-name="ce17" table:formula="of:=IF(AND([.AI$1]&gt;=[.$H3];[.AI$1]&lt;=[.$G3]);[.AI$1];&quot;&quot;)">
            <text:p/>
          </table:table-cell>
          <table:table-cell table:style-name="ce17" table:formula="of:=IF(AND([.AJ$1]&gt;=[.$H3];[.AJ$1]&lt;=[.$G3]);[.AJ$1];&quot;&quot;)">
            <text:p/>
          </table:table-cell>
          <table:table-cell table:style-name="ce17" table:formula="of:=IF(AND([.AK$1]&gt;=[.$H3];[.AK$1]&lt;=[.$G3]);[.AK$1];&quot;&quot;)">
            <text:p/>
          </table:table-cell>
          <table:table-cell table:style-name="ce17" table:formula="of:=IF(AND([.AL$1]&gt;=[.$H3];[.AL$1]&lt;=[.$G3]);[.AL$1];&quot;&quot;)">
            <text:p/>
          </table:table-cell>
          <table:table-cell table:style-name="ce17" table:formula="of:=IF(AND([.AM$1]&gt;=[.$H3];[.AM$1]&lt;=[.$G3]);[.AM$1];&quot;&quot;)">
            <text:p/>
          </table:table-cell>
          <table:table-cell table:style-name="ce17" table:formula="of:=IF(AND([.AN$1]&gt;=[.$H3];[.AN$1]&lt;=[.$G3]);[.AN$1];&quot;&quot;)">
            <text:p/>
          </table:table-cell>
          <table:table-cell table:style-name="ce17" table:formula="of:=IF(AND([.AO$1]&gt;=[.$H3];[.AO$1]&lt;=[.$G3]);[.AO$1];&quot;&quot;)">
            <text:p/>
          </table:table-cell>
          <table:table-cell table:style-name="ce19" table:formula="of:=IF(AND([.AP$1]&gt;=[.$H3];[.AP$1]&lt;=[.$G3]);[.AP$1];&quot;&quot;)">
            <text:p/>
          </table:table-cell>
          <table:table-cell table:style-name="ce19" table:formula="of:=IF(AND([.AQ$1]&gt;=[.$H3];[.AQ$1]&lt;=[.$G3]);[.AQ$1];&quot;&quot;)">
            <text:p/>
          </table:table-cell>
          <table:table-cell table:style-name="ce19" table:formula="of:=IF(AND([.AR$1]&gt;=[.$H3];[.AR$1]&lt;=[.$G3]);[.AR$1];&quot;&quot;)">
            <text:p/>
          </table:table-cell>
          <table:table-cell table:style-name="ce22" table:formula="of:=IF(AND([.AS$1]&gt;=[.$H3];[.AS$1]&lt;=[.$G3]);[.AS$1];&quot;&quot;)">
            <text:p/>
          </table:table-cell>
          <table:table-cell table:style-name="ce22" table:formula="of:=IF(AND([.AT$1]&gt;=[.$H3];[.AT$1]&lt;=[.$G3]);[.AT$1];&quot;&quot;)">
            <text:p/>
          </table:table-cell>
          <table:table-cell table:style-name="ce24" table:formula="of:=IF(AND([.AU$1]&gt;=[.$H3];[.AU$1]&lt;=[.$G3]);[.AU$1];&quot;&quot;)">
            <text:p/>
          </table:table-cell>
          <table:table-cell table:style-name="ce26" table:formula="of:=IF(AND([.AV$1]&gt;=[.$H3];[.AV$1]&lt;=[.$G3]);[.AV$1];&quot;&quot;)">
            <text:p/>
          </table:table-cell>
          <table:table-cell table:style-name="ce26" table:formula="of:=IF(AND([.AW$1]&gt;=[.$H3];[.AW$1]&lt;=[.$G3]);[.AW$1];&quot;&quot;)">
            <text:p/>
          </table:table-cell>
          <table:table-cell table:style-name="ce26" table:formula="of:=IF(AND([.AX$1]&gt;=[.$H3];[.AX$1]&lt;=[.$G3]);[.AX$1];&quot;&quot;)">
            <text:p/>
          </table:table-cell>
          <table:table-cell table:style-name="ce26" table:formula="of:=IF(AND([.AY$1]&gt;=[.$H3];[.AY$1]&lt;=[.$G3]);[.AY$1];&quot;&quot;)">
            <text:p/>
          </table:table-cell>
          <table:table-cell table:style-name="ce28" table:formula="of:=IF(AND([.AZ$1]&gt;=[.$H3];[.AZ$1]&lt;=[.$G3]);[.AZ$1];&quot;&quot;)">
            <text:p/>
          </table:table-cell>
          <table:table-cell table:style-name="ce30" table:formula="of:=IF(AND([.BA$1]&gt;=[.$H3];[.BA$1]&lt;=[.$G3]);[.BA$1];&quot;&quot;)">
            <text:p/>
          </table:table-cell>
          <table:table-cell table:style-name="ce30" table:formula="of:=IF(AND([.BB$1]&gt;=[.$H3];[.BB$1]&lt;=[.$G3]);[.BB$1];&quot;&quot;)">
            <text:p/>
          </table:table-cell>
          <table:table-cell table:style-name="ce30" table:formula="of:=IF(AND([.BC$1]&gt;=[.$H3];[.BC$1]&lt;=[.$G3]);[.BC$1];&quot;&quot;)">
            <text:p/>
          </table:table-cell>
          <table:table-cell table:style-name="ce30" table:formula="of:=IF(AND([.BD$1]&gt;=[.$H3];[.BD$1]&lt;=[.$G3]);[.BD$1];&quot;&quot;)">
            <text:p/>
          </table:table-cell>
          <table:table-cell table:style-name="ce30" table:formula="of:=IF(AND([.BE$1]&gt;=[.$H3];[.BE$1]&lt;=[.$G3]);[.BE$1];&quot;&quot;)">
            <text:p/>
          </table:table-cell>
          <table:table-cell table:style-name="ce30" table:formula="of:=IF(AND([.BF$1]&gt;=[.$H3];[.BF$1]&lt;=[.$G3]);[.BF$1];&quot;&quot;)">
            <text:p/>
          </table:table-cell>
          <table:table-cell table:style-name="ce30" table:formula="of:=IF(AND([.BG$1]&gt;=[.$H3];[.BG$1]&lt;=[.$G3]);[.BG$1];&quot;&quot;)">
            <text:p/>
          </table:table-cell>
          <table:table-cell table:style-name="ce32" table:formula="of:=IF(AND([.BH$1]&gt;=[.$H3];[.BH$1]&lt;=[.$G3]);[.BH$1];&quot;&quot;)">
            <text:p/>
          </table:table-cell>
          <table:table-cell table:style-name="ce35" table:formula="of:=IF(AND([.BI$1]&gt;=[.$H3];[.BI$1]&lt;=[.$G3]);[.BI$1];&quot;&quot;)">
            <text:p/>
          </table:table-cell>
          <table:table-cell table:style-name="ce35" table:formula="of:=IF(AND([.BJ$1]&gt;=[.$H3];[.BJ$1]&lt;=[.$G3]);[.BJ$1];&quot;&quot;)">
            <text:p/>
          </table:table-cell>
          <table:table-cell table:style-name="ce35" table:formula="of:=IF(AND([.BK$1]&gt;=[.$H3];[.BK$1]&lt;=[.$G3]);[.BK$1];&quot;&quot;)">
            <text:p/>
          </table:table-cell>
          <table:table-cell table:style-name="ce35" table:formula="of:=IF(AND([.BL$1]&gt;=[.$H3];[.BL$1]&lt;=[.$G3]);[.BL$1];&quot;&quot;)">
            <text:p/>
          </table:table-cell>
          <table:table-cell table:style-name="ce37" table:formula="of:=IF(AND([.BM$1]&gt;=[.$H3];[.BM$1]&lt;=[.$G3]);[.BM$1];&quot;&quot;)">
            <text:p/>
          </table:table-cell>
          <table:table-cell table:style-name="ce40" table:formula="of:=IF(AND([.BN$1]&gt;=[.$H3];[.BN$1]&lt;=[.$G3]);[.BN$1];&quot;&quot;)">
            <text:p/>
          </table:table-cell>
          <table:table-cell table:style-name="ce40" table:formula="of:=IF(AND([.BO$1]&gt;=[.$H3];[.BO$1]&lt;=[.$G3]);[.BO$1];&quot;&quot;)">
            <text:p/>
          </table:table-cell>
          <table:table-cell table:style-name="ce40" table:formula="of:=IF(AND([.BP$1]&gt;=[.$H3];[.BP$1]&lt;=[.$G3]);[.BP$1];&quot;&quot;)">
            <text:p/>
          </table:table-cell>
          <table:table-cell table:style-name="ce40" table:formula="of:=IF(AND([.BQ$1]&gt;=[.$H3];[.BQ$1]&lt;=[.$G3]);[.BQ$1];&quot;&quot;)">
            <text:p/>
          </table:table-cell>
          <table:table-cell table:style-name="ce40" table:formula="of:=IF(AND([.BR$1]&gt;=[.$H3];[.BR$1]&lt;=[.$G3]);[.BR$1];&quot;&quot;)">
            <text:p/>
          </table:table-cell>
          <table:table-cell table:style-name="ce40" table:formula="of:=IF(AND([.BS$1]&gt;=[.$H3];[.BS$1]&lt;=[.$G3]);[.BS$1];&quot;&quot;)">
            <text:p/>
          </table:table-cell>
          <table:table-cell table:style-name="ce40" table:formula="of:=IF(AND([.BT$1]&gt;=[.$H3];[.BT$1]&lt;=[.$G3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VLOOKUP([.C4];[.$A:.$G];7;0)" office:value-type="float" office:value="5" calcext:value-type="float">
            <text:p>5</text:p>
          </table:table-cell>
          <table:table-cell table:style-name="ce6" table:formula="of:=VLOOKUP([.D4];[.$A:.$G];7;0)" office:value-type="float" office:value="9" calcext:value-type="float">
            <text:p>9</text:p>
          </table:table-cell>
          <table:table-cell table:style-name="ce7" table:formula="of:=MAX([.E4:.F4])+[.B4]+[.I4]" office:value-type="float" office:value="14" calcext:value-type="float">
            <text:p>14</text:p>
          </table:table-cell>
          <table:table-cell table:style-name="ce8" table:formula="of:=[.G4]-[.B4]+1" office:value-type="float" office:value="10" calcext:value-type="float">
            <text:p>10</text:p>
          </table:table-cell>
          <table:table-cell table:style-name="ce9"/>
          <table:table-cell table:style-name="ce11" table:formula="of:=IF(AND([.J$1]&gt;=[.$H4];[.J$1]&lt;=[.$G4]);[.J$1];&quot;&quot;)">
            <text:p/>
          </table:table-cell>
          <table:table-cell table:style-name="ce11" table:formula="of:=IF(AND([.K$1]&gt;=[.$H4];[.K$1]&lt;=[.$G4]);[.K$1];&quot;&quot;)">
            <text:p/>
          </table:table-cell>
          <table:table-cell table:style-name="ce11" table:formula="of:=IF(AND([.L$1]&gt;=[.$H4];[.L$1]&lt;=[.$G4]);[.L$1];&quot;&quot;)">
            <text:p/>
          </table:table-cell>
          <table:table-cell table:style-name="ce11" table:formula="of:=IF(AND([.M$1]&gt;=[.$H4];[.M$1]&lt;=[.$G4]);[.M$1];&quot;&quot;)">
            <text:p/>
          </table:table-cell>
          <table:table-cell table:style-name="ce13" table:formula="of:=IF(AND([.N$1]&gt;=[.$H4];[.N$1]&lt;=[.$G4]);[.N$1];&quot;&quot;)">
            <text:p/>
          </table:table-cell>
          <table:table-cell table:style-name="ce13" table:formula="of:=IF(AND([.O$1]&gt;=[.$H4];[.O$1]&lt;=[.$G4]);[.O$1];&quot;&quot;)">
            <text:p/>
          </table:table-cell>
          <table:table-cell table:style-name="ce13" table:formula="of:=IF(AND([.P$1]&gt;=[.$H4];[.P$1]&lt;=[.$G4]);[.P$1];&quot;&quot;)">
            <text:p/>
          </table:table-cell>
          <table:table-cell table:style-name="ce13" table:formula="of:=IF(AND([.Q$1]&gt;=[.$H4];[.Q$1]&lt;=[.$G4]);[.Q$1];&quot;&quot;)">
            <text:p/>
          </table:table-cell>
          <table:table-cell table:style-name="ce13" table:formula="of:=IF(AND([.R$1]&gt;=[.$H4];[.R$1]&lt;=[.$G4]);[.R$1];&quot;&quot;)">
            <text:p/>
          </table:table-cell>
          <table:table-cell table:style-name="ce13" table:formula="of:=IF(AND([.S$1]&gt;=[.$H4];[.S$1]&lt;=[.$G4]);[.S$1];&quot;&quot;)" office:value-type="float" office:value="10" calcext:value-type="float">
            <text:p>10</text:p>
          </table:table-cell>
          <table:table-cell table:style-name="ce13" table:formula="of:=IF(AND([.T$1]&gt;=[.$H4];[.T$1]&lt;=[.$G4]);[.T$1];&quot;&quot;)" office:value-type="float" office:value="11" calcext:value-type="float">
            <text:p>11</text:p>
          </table:table-cell>
          <table:table-cell table:style-name="ce13" table:formula="of:=IF(AND([.U$1]&gt;=[.$H4];[.U$1]&lt;=[.$G4]);[.U$1];&quot;&quot;)" office:value-type="float" office:value="12" calcext:value-type="float">
            <text:p>12</text:p>
          </table:table-cell>
          <table:table-cell table:style-name="ce13" table:formula="of:=IF(AND([.V$1]&gt;=[.$H4];[.V$1]&lt;=[.$G4]);[.V$1];&quot;&quot;)" office:value-type="float" office:value="13" calcext:value-type="float">
            <text:p>13</text:p>
          </table:table-cell>
          <table:table-cell table:style-name="ce13" table:formula="of:=IF(AND([.W$1]&gt;=[.$H4];[.W$1]&lt;=[.$G4]);[.W$1];&quot;&quot;)" office:value-type="float" office:value="14" calcext:value-type="float">
            <text:p>14</text:p>
          </table:table-cell>
          <table:table-cell table:style-name="ce13" table:formula="of:=IF(AND([.X$1]&gt;=[.$H4];[.X$1]&lt;=[.$G4]);[.X$1];&quot;&quot;)">
            <text:p/>
          </table:table-cell>
          <table:table-cell table:style-name="ce13" table:formula="of:=IF(AND([.Y$1]&gt;=[.$H4];[.Y$1]&lt;=[.$G4]);[.Y$1];&quot;&quot;)">
            <text:p/>
          </table:table-cell>
          <table:table-cell table:style-name="ce15" table:formula="of:=IF(AND([.Z$1]&gt;=[.$H4];[.Z$1]&lt;=[.$G4]);[.Z$1];&quot;&quot;)">
            <text:p/>
          </table:table-cell>
          <table:table-cell table:style-name="ce17" table:formula="of:=IF(AND([.AA$1]&gt;=[.$H4];[.AA$1]&lt;=[.$G4]);[.AA$1];&quot;&quot;)">
            <text:p/>
          </table:table-cell>
          <table:table-cell table:style-name="ce17" table:formula="of:=IF(AND([.AB$1]&gt;=[.$H4];[.AB$1]&lt;=[.$G4]);[.AB$1];&quot;&quot;)">
            <text:p/>
          </table:table-cell>
          <table:table-cell table:style-name="ce17" table:formula="of:=IF(AND([.AC$1]&gt;=[.$H4];[.AC$1]&lt;=[.$G4]);[.AC$1];&quot;&quot;)">
            <text:p/>
          </table:table-cell>
          <table:table-cell table:style-name="ce17" table:formula="of:=IF(AND([.AD$1]&gt;=[.$H4];[.AD$1]&lt;=[.$G4]);[.AD$1];&quot;&quot;)">
            <text:p/>
          </table:table-cell>
          <table:table-cell table:style-name="ce17" table:formula="of:=IF(AND([.AE$1]&gt;=[.$H4];[.AE$1]&lt;=[.$G4]);[.AE$1];&quot;&quot;)">
            <text:p/>
          </table:table-cell>
          <table:table-cell table:style-name="ce17" table:formula="of:=IF(AND([.AF$1]&gt;=[.$H4];[.AF$1]&lt;=[.$G4]);[.AF$1];&quot;&quot;)">
            <text:p/>
          </table:table-cell>
          <table:table-cell table:style-name="ce17" table:formula="of:=IF(AND([.AG$1]&gt;=[.$H4];[.AG$1]&lt;=[.$G4]);[.AG$1];&quot;&quot;)">
            <text:p/>
          </table:table-cell>
          <table:table-cell table:style-name="ce17" table:formula="of:=IF(AND([.AH$1]&gt;=[.$H4];[.AH$1]&lt;=[.$G4]);[.AH$1];&quot;&quot;)">
            <text:p/>
          </table:table-cell>
          <table:table-cell table:style-name="ce17" table:formula="of:=IF(AND([.AI$1]&gt;=[.$H4];[.AI$1]&lt;=[.$G4]);[.AI$1];&quot;&quot;)">
            <text:p/>
          </table:table-cell>
          <table:table-cell table:style-name="ce17" table:formula="of:=IF(AND([.AJ$1]&gt;=[.$H4];[.AJ$1]&lt;=[.$G4]);[.AJ$1];&quot;&quot;)">
            <text:p/>
          </table:table-cell>
          <table:table-cell table:style-name="ce17" table:formula="of:=IF(AND([.AK$1]&gt;=[.$H4];[.AK$1]&lt;=[.$G4]);[.AK$1];&quot;&quot;)">
            <text:p/>
          </table:table-cell>
          <table:table-cell table:style-name="ce17" table:formula="of:=IF(AND([.AL$1]&gt;=[.$H4];[.AL$1]&lt;=[.$G4]);[.AL$1];&quot;&quot;)">
            <text:p/>
          </table:table-cell>
          <table:table-cell table:style-name="ce17" table:formula="of:=IF(AND([.AM$1]&gt;=[.$H4];[.AM$1]&lt;=[.$G4]);[.AM$1];&quot;&quot;)">
            <text:p/>
          </table:table-cell>
          <table:table-cell table:style-name="ce17" table:formula="of:=IF(AND([.AN$1]&gt;=[.$H4];[.AN$1]&lt;=[.$G4]);[.AN$1];&quot;&quot;)">
            <text:p/>
          </table:table-cell>
          <table:table-cell table:style-name="ce17" table:formula="of:=IF(AND([.AO$1]&gt;=[.$H4];[.AO$1]&lt;=[.$G4]);[.AO$1];&quot;&quot;)">
            <text:p/>
          </table:table-cell>
          <table:table-cell table:style-name="ce19" table:formula="of:=IF(AND([.AP$1]&gt;=[.$H4];[.AP$1]&lt;=[.$G4]);[.AP$1];&quot;&quot;)">
            <text:p/>
          </table:table-cell>
          <table:table-cell table:style-name="ce19" table:formula="of:=IF(AND([.AQ$1]&gt;=[.$H4];[.AQ$1]&lt;=[.$G4]);[.AQ$1];&quot;&quot;)">
            <text:p/>
          </table:table-cell>
          <table:table-cell table:style-name="ce19" table:formula="of:=IF(AND([.AR$1]&gt;=[.$H4];[.AR$1]&lt;=[.$G4]);[.AR$1];&quot;&quot;)">
            <text:p/>
          </table:table-cell>
          <table:table-cell table:style-name="ce22" table:formula="of:=IF(AND([.AS$1]&gt;=[.$H4];[.AS$1]&lt;=[.$G4]);[.AS$1];&quot;&quot;)">
            <text:p/>
          </table:table-cell>
          <table:table-cell table:style-name="ce22" table:formula="of:=IF(AND([.AT$1]&gt;=[.$H4];[.AT$1]&lt;=[.$G4]);[.AT$1];&quot;&quot;)">
            <text:p/>
          </table:table-cell>
          <table:table-cell table:style-name="ce24" table:formula="of:=IF(AND([.AU$1]&gt;=[.$H4];[.AU$1]&lt;=[.$G4]);[.AU$1];&quot;&quot;)">
            <text:p/>
          </table:table-cell>
          <table:table-cell table:style-name="ce26" table:formula="of:=IF(AND([.AV$1]&gt;=[.$H4];[.AV$1]&lt;=[.$G4]);[.AV$1];&quot;&quot;)">
            <text:p/>
          </table:table-cell>
          <table:table-cell table:style-name="ce26" table:formula="of:=IF(AND([.AW$1]&gt;=[.$H4];[.AW$1]&lt;=[.$G4]);[.AW$1];&quot;&quot;)">
            <text:p/>
          </table:table-cell>
          <table:table-cell table:style-name="ce26" table:formula="of:=IF(AND([.AX$1]&gt;=[.$H4];[.AX$1]&lt;=[.$G4]);[.AX$1];&quot;&quot;)">
            <text:p/>
          </table:table-cell>
          <table:table-cell table:style-name="ce26" table:formula="of:=IF(AND([.AY$1]&gt;=[.$H4];[.AY$1]&lt;=[.$G4]);[.AY$1];&quot;&quot;)">
            <text:p/>
          </table:table-cell>
          <table:table-cell table:style-name="ce28" table:formula="of:=IF(AND([.AZ$1]&gt;=[.$H4];[.AZ$1]&lt;=[.$G4]);[.AZ$1];&quot;&quot;)">
            <text:p/>
          </table:table-cell>
          <table:table-cell table:style-name="ce30" table:formula="of:=IF(AND([.BA$1]&gt;=[.$H4];[.BA$1]&lt;=[.$G4]);[.BA$1];&quot;&quot;)">
            <text:p/>
          </table:table-cell>
          <table:table-cell table:style-name="ce30" table:formula="of:=IF(AND([.BB$1]&gt;=[.$H4];[.BB$1]&lt;=[.$G4]);[.BB$1];&quot;&quot;)">
            <text:p/>
          </table:table-cell>
          <table:table-cell table:style-name="ce30" table:formula="of:=IF(AND([.BC$1]&gt;=[.$H4];[.BC$1]&lt;=[.$G4]);[.BC$1];&quot;&quot;)">
            <text:p/>
          </table:table-cell>
          <table:table-cell table:style-name="ce30" table:formula="of:=IF(AND([.BD$1]&gt;=[.$H4];[.BD$1]&lt;=[.$G4]);[.BD$1];&quot;&quot;)">
            <text:p/>
          </table:table-cell>
          <table:table-cell table:style-name="ce30" table:formula="of:=IF(AND([.BE$1]&gt;=[.$H4];[.BE$1]&lt;=[.$G4]);[.BE$1];&quot;&quot;)">
            <text:p/>
          </table:table-cell>
          <table:table-cell table:style-name="ce30" table:formula="of:=IF(AND([.BF$1]&gt;=[.$H4];[.BF$1]&lt;=[.$G4]);[.BF$1];&quot;&quot;)">
            <text:p/>
          </table:table-cell>
          <table:table-cell table:style-name="ce30" table:formula="of:=IF(AND([.BG$1]&gt;=[.$H4];[.BG$1]&lt;=[.$G4]);[.BG$1];&quot;&quot;)">
            <text:p/>
          </table:table-cell>
          <table:table-cell table:style-name="ce32" table:formula="of:=IF(AND([.BH$1]&gt;=[.$H4];[.BH$1]&lt;=[.$G4]);[.BH$1];&quot;&quot;)">
            <text:p/>
          </table:table-cell>
          <table:table-cell table:style-name="ce35" table:formula="of:=IF(AND([.BI$1]&gt;=[.$H4];[.BI$1]&lt;=[.$G4]);[.BI$1];&quot;&quot;)">
            <text:p/>
          </table:table-cell>
          <table:table-cell table:style-name="ce35" table:formula="of:=IF(AND([.BJ$1]&gt;=[.$H4];[.BJ$1]&lt;=[.$G4]);[.BJ$1];&quot;&quot;)">
            <text:p/>
          </table:table-cell>
          <table:table-cell table:style-name="ce35" table:formula="of:=IF(AND([.BK$1]&gt;=[.$H4];[.BK$1]&lt;=[.$G4]);[.BK$1];&quot;&quot;)">
            <text:p/>
          </table:table-cell>
          <table:table-cell table:style-name="ce35" table:formula="of:=IF(AND([.BL$1]&gt;=[.$H4];[.BL$1]&lt;=[.$G4]);[.BL$1];&quot;&quot;)">
            <text:p/>
          </table:table-cell>
          <table:table-cell table:style-name="ce37" table:formula="of:=IF(AND([.BM$1]&gt;=[.$H4];[.BM$1]&lt;=[.$G4]);[.BM$1];&quot;&quot;)">
            <text:p/>
          </table:table-cell>
          <table:table-cell table:style-name="ce40" table:formula="of:=IF(AND([.BN$1]&gt;=[.$H4];[.BN$1]&lt;=[.$G4]);[.BN$1];&quot;&quot;)">
            <text:p/>
          </table:table-cell>
          <table:table-cell table:style-name="ce40" table:formula="of:=IF(AND([.BO$1]&gt;=[.$H4];[.BO$1]&lt;=[.$G4]);[.BO$1];&quot;&quot;)">
            <text:p/>
          </table:table-cell>
          <table:table-cell table:style-name="ce40" table:formula="of:=IF(AND([.BP$1]&gt;=[.$H4];[.BP$1]&lt;=[.$G4]);[.BP$1];&quot;&quot;)">
            <text:p/>
          </table:table-cell>
          <table:table-cell table:style-name="ce40" table:formula="of:=IF(AND([.BQ$1]&gt;=[.$H4];[.BQ$1]&lt;=[.$G4]);[.BQ$1];&quot;&quot;)">
            <text:p/>
          </table:table-cell>
          <table:table-cell table:style-name="ce40" table:formula="of:=IF(AND([.BR$1]&gt;=[.$H4];[.BR$1]&lt;=[.$G4]);[.BR$1];&quot;&quot;)">
            <text:p/>
          </table:table-cell>
          <table:table-cell table:style-name="ce40" table:formula="of:=IF(AND([.BS$1]&gt;=[.$H4];[.BS$1]&lt;=[.$G4]);[.BS$1];&quot;&quot;)">
            <text:p/>
          </table:table-cell>
          <table:table-cell table:style-name="ce40" table:formula="of:=IF(AND([.BT$1]&gt;=[.$H4];[.BT$1]&lt;=[.$G4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[.C5];[.$A:.$G];7;0)" office:value-type="float" office:value="14" calcext:value-type="float">
            <text:p>14</text:p>
          </table:table-cell>
          <table:table-cell table:style-name="ce6" table:formula="of:=VLOOKUP([.D5];[.$A:.$G];7;0)" office:value-type="float" office:value="0" calcext:value-type="float">
            <text:p>0</text:p>
          </table:table-cell>
          <table:table-cell table:style-name="ce7" table:formula="of:=MAX([.E5:.F5])+[.B5]+[.I5]" office:value-type="float" office:value="20" calcext:value-type="float">
            <text:p>20</text:p>
          </table:table-cell>
          <table:table-cell table:style-name="ce8" table:formula="of:=[.G5]-[.B5]+1" office:value-type="float" office:value="15" calcext:value-type="float">
            <text:p>15</text:p>
          </table:table-cell>
          <table:table-cell table:style-name="ce9"/>
          <table:table-cell table:style-name="ce11" table:formula="of:=IF(AND([.J$1]&gt;=[.$H5];[.J$1]&lt;=[.$G5]);[.J$1];&quot;&quot;)">
            <text:p/>
          </table:table-cell>
          <table:table-cell table:style-name="ce11" table:formula="of:=IF(AND([.K$1]&gt;=[.$H5];[.K$1]&lt;=[.$G5]);[.K$1];&quot;&quot;)">
            <text:p/>
          </table:table-cell>
          <table:table-cell table:style-name="ce11" table:formula="of:=IF(AND([.L$1]&gt;=[.$H5];[.L$1]&lt;=[.$G5]);[.L$1];&quot;&quot;)">
            <text:p/>
          </table:table-cell>
          <table:table-cell table:style-name="ce11" table:formula="of:=IF(AND([.M$1]&gt;=[.$H5];[.M$1]&lt;=[.$G5]);[.M$1];&quot;&quot;)">
            <text:p/>
          </table:table-cell>
          <table:table-cell table:style-name="ce13" table:formula="of:=IF(AND([.N$1]&gt;=[.$H5];[.N$1]&lt;=[.$G5]);[.N$1];&quot;&quot;)">
            <text:p/>
          </table:table-cell>
          <table:table-cell table:style-name="ce13" table:formula="of:=IF(AND([.O$1]&gt;=[.$H5];[.O$1]&lt;=[.$G5]);[.O$1];&quot;&quot;)">
            <text:p/>
          </table:table-cell>
          <table:table-cell table:style-name="ce13" table:formula="of:=IF(AND([.P$1]&gt;=[.$H5];[.P$1]&lt;=[.$G5]);[.P$1];&quot;&quot;)">
            <text:p/>
          </table:table-cell>
          <table:table-cell table:style-name="ce13" table:formula="of:=IF(AND([.Q$1]&gt;=[.$H5];[.Q$1]&lt;=[.$G5]);[.Q$1];&quot;&quot;)">
            <text:p/>
          </table:table-cell>
          <table:table-cell table:style-name="ce13" table:formula="of:=IF(AND([.R$1]&gt;=[.$H5];[.R$1]&lt;=[.$G5]);[.R$1];&quot;&quot;)">
            <text:p/>
          </table:table-cell>
          <table:table-cell table:style-name="ce13" table:formula="of:=IF(AND([.S$1]&gt;=[.$H5];[.S$1]&lt;=[.$G5]);[.S$1];&quot;&quot;)">
            <text:p/>
          </table:table-cell>
          <table:table-cell table:style-name="ce13" table:formula="of:=IF(AND([.T$1]&gt;=[.$H5];[.T$1]&lt;=[.$G5]);[.T$1];&quot;&quot;)">
            <text:p/>
          </table:table-cell>
          <table:table-cell table:style-name="ce13" table:formula="of:=IF(AND([.U$1]&gt;=[.$H5];[.U$1]&lt;=[.$G5]);[.U$1];&quot;&quot;)">
            <text:p/>
          </table:table-cell>
          <table:table-cell table:style-name="ce13" table:formula="of:=IF(AND([.V$1]&gt;=[.$H5];[.V$1]&lt;=[.$G5]);[.V$1];&quot;&quot;)">
            <text:p/>
          </table:table-cell>
          <table:table-cell table:style-name="ce13" table:formula="of:=IF(AND([.W$1]&gt;=[.$H5];[.W$1]&lt;=[.$G5]);[.W$1];&quot;&quot;)">
            <text:p/>
          </table:table-cell>
          <table:table-cell table:style-name="ce13" table:formula="of:=IF(AND([.X$1]&gt;=[.$H5];[.X$1]&lt;=[.$G5]);[.X$1];&quot;&quot;)" office:value-type="float" office:value="15" calcext:value-type="float">
            <text:p>15</text:p>
          </table:table-cell>
          <table:table-cell table:style-name="ce13" table:formula="of:=IF(AND([.Y$1]&gt;=[.$H5];[.Y$1]&lt;=[.$G5]);[.Y$1];&quot;&quot;)" office:value-type="float" office:value="16" calcext:value-type="float">
            <text:p>16</text:p>
          </table:table-cell>
          <table:table-cell table:style-name="ce15" table:formula="of:=IF(AND([.Z$1]&gt;=[.$H5];[.Z$1]&lt;=[.$G5]);[.Z$1];&quot;&quot;)" office:value-type="float" office:value="17" calcext:value-type="float">
            <text:p>17</text:p>
          </table:table-cell>
          <table:table-cell table:style-name="ce17" table:formula="of:=IF(AND([.AA$1]&gt;=[.$H5];[.AA$1]&lt;=[.$G5]);[.AA$1];&quot;&quot;)" office:value-type="float" office:value="18" calcext:value-type="float">
            <text:p>18</text:p>
          </table:table-cell>
          <table:table-cell table:style-name="ce17" table:formula="of:=IF(AND([.AB$1]&gt;=[.$H5];[.AB$1]&lt;=[.$G5]);[.AB$1];&quot;&quot;)" office:value-type="float" office:value="19" calcext:value-type="float">
            <text:p>19</text:p>
          </table:table-cell>
          <table:table-cell table:style-name="ce17" table:formula="of:=IF(AND([.AC$1]&gt;=[.$H5];[.AC$1]&lt;=[.$G5]);[.AC$1];&quot;&quot;)" office:value-type="float" office:value="20" calcext:value-type="float">
            <text:p>20</text:p>
          </table:table-cell>
          <table:table-cell table:style-name="ce17" table:formula="of:=IF(AND([.AD$1]&gt;=[.$H5];[.AD$1]&lt;=[.$G5]);[.AD$1];&quot;&quot;)">
            <text:p/>
          </table:table-cell>
          <table:table-cell table:style-name="ce17" table:formula="of:=IF(AND([.AE$1]&gt;=[.$H5];[.AE$1]&lt;=[.$G5]);[.AE$1];&quot;&quot;)">
            <text:p/>
          </table:table-cell>
          <table:table-cell table:style-name="ce17" table:formula="of:=IF(AND([.AF$1]&gt;=[.$H5];[.AF$1]&lt;=[.$G5]);[.AF$1];&quot;&quot;)">
            <text:p/>
          </table:table-cell>
          <table:table-cell table:style-name="ce17" table:formula="of:=IF(AND([.AG$1]&gt;=[.$H5];[.AG$1]&lt;=[.$G5]);[.AG$1];&quot;&quot;)">
            <text:p/>
          </table:table-cell>
          <table:table-cell table:style-name="ce17" table:formula="of:=IF(AND([.AH$1]&gt;=[.$H5];[.AH$1]&lt;=[.$G5]);[.AH$1];&quot;&quot;)">
            <text:p/>
          </table:table-cell>
          <table:table-cell table:style-name="ce17" table:formula="of:=IF(AND([.AI$1]&gt;=[.$H5];[.AI$1]&lt;=[.$G5]);[.AI$1];&quot;&quot;)">
            <text:p/>
          </table:table-cell>
          <table:table-cell table:style-name="ce17" table:formula="of:=IF(AND([.AJ$1]&gt;=[.$H5];[.AJ$1]&lt;=[.$G5]);[.AJ$1];&quot;&quot;)">
            <text:p/>
          </table:table-cell>
          <table:table-cell table:style-name="ce17" table:formula="of:=IF(AND([.AK$1]&gt;=[.$H5];[.AK$1]&lt;=[.$G5]);[.AK$1];&quot;&quot;)">
            <text:p/>
          </table:table-cell>
          <table:table-cell table:style-name="ce17" table:formula="of:=IF(AND([.AL$1]&gt;=[.$H5];[.AL$1]&lt;=[.$G5]);[.AL$1];&quot;&quot;)">
            <text:p/>
          </table:table-cell>
          <table:table-cell table:style-name="ce17" table:formula="of:=IF(AND([.AM$1]&gt;=[.$H5];[.AM$1]&lt;=[.$G5]);[.AM$1];&quot;&quot;)">
            <text:p/>
          </table:table-cell>
          <table:table-cell table:style-name="ce17" table:formula="of:=IF(AND([.AN$1]&gt;=[.$H5];[.AN$1]&lt;=[.$G5]);[.AN$1];&quot;&quot;)">
            <text:p/>
          </table:table-cell>
          <table:table-cell table:style-name="ce17" table:formula="of:=IF(AND([.AO$1]&gt;=[.$H5];[.AO$1]&lt;=[.$G5]);[.AO$1];&quot;&quot;)">
            <text:p/>
          </table:table-cell>
          <table:table-cell table:style-name="ce19" table:formula="of:=IF(AND([.AP$1]&gt;=[.$H5];[.AP$1]&lt;=[.$G5]);[.AP$1];&quot;&quot;)">
            <text:p/>
          </table:table-cell>
          <table:table-cell table:style-name="ce19" table:formula="of:=IF(AND([.AQ$1]&gt;=[.$H5];[.AQ$1]&lt;=[.$G5]);[.AQ$1];&quot;&quot;)">
            <text:p/>
          </table:table-cell>
          <table:table-cell table:style-name="ce19" table:formula="of:=IF(AND([.AR$1]&gt;=[.$H5];[.AR$1]&lt;=[.$G5]);[.AR$1];&quot;&quot;)">
            <text:p/>
          </table:table-cell>
          <table:table-cell table:style-name="ce22" table:formula="of:=IF(AND([.AS$1]&gt;=[.$H5];[.AS$1]&lt;=[.$G5]);[.AS$1];&quot;&quot;)">
            <text:p/>
          </table:table-cell>
          <table:table-cell table:style-name="ce22" table:formula="of:=IF(AND([.AT$1]&gt;=[.$H5];[.AT$1]&lt;=[.$G5]);[.AT$1];&quot;&quot;)">
            <text:p/>
          </table:table-cell>
          <table:table-cell table:style-name="ce24" table:formula="of:=IF(AND([.AU$1]&gt;=[.$H5];[.AU$1]&lt;=[.$G5]);[.AU$1];&quot;&quot;)">
            <text:p/>
          </table:table-cell>
          <table:table-cell table:style-name="ce26" table:formula="of:=IF(AND([.AV$1]&gt;=[.$H5];[.AV$1]&lt;=[.$G5]);[.AV$1];&quot;&quot;)">
            <text:p/>
          </table:table-cell>
          <table:table-cell table:style-name="ce26" table:formula="of:=IF(AND([.AW$1]&gt;=[.$H5];[.AW$1]&lt;=[.$G5]);[.AW$1];&quot;&quot;)">
            <text:p/>
          </table:table-cell>
          <table:table-cell table:style-name="ce26" table:formula="of:=IF(AND([.AX$1]&gt;=[.$H5];[.AX$1]&lt;=[.$G5]);[.AX$1];&quot;&quot;)">
            <text:p/>
          </table:table-cell>
          <table:table-cell table:style-name="ce26" table:formula="of:=IF(AND([.AY$1]&gt;=[.$H5];[.AY$1]&lt;=[.$G5]);[.AY$1];&quot;&quot;)">
            <text:p/>
          </table:table-cell>
          <table:table-cell table:style-name="ce28" table:formula="of:=IF(AND([.AZ$1]&gt;=[.$H5];[.AZ$1]&lt;=[.$G5]);[.AZ$1];&quot;&quot;)">
            <text:p/>
          </table:table-cell>
          <table:table-cell table:style-name="ce30" table:formula="of:=IF(AND([.BA$1]&gt;=[.$H5];[.BA$1]&lt;=[.$G5]);[.BA$1];&quot;&quot;)">
            <text:p/>
          </table:table-cell>
          <table:table-cell table:style-name="ce30" table:formula="of:=IF(AND([.BB$1]&gt;=[.$H5];[.BB$1]&lt;=[.$G5]);[.BB$1];&quot;&quot;)">
            <text:p/>
          </table:table-cell>
          <table:table-cell table:style-name="ce30" table:formula="of:=IF(AND([.BC$1]&gt;=[.$H5];[.BC$1]&lt;=[.$G5]);[.BC$1];&quot;&quot;)">
            <text:p/>
          </table:table-cell>
          <table:table-cell table:style-name="ce30" table:formula="of:=IF(AND([.BD$1]&gt;=[.$H5];[.BD$1]&lt;=[.$G5]);[.BD$1];&quot;&quot;)">
            <text:p/>
          </table:table-cell>
          <table:table-cell table:style-name="ce30" table:formula="of:=IF(AND([.BE$1]&gt;=[.$H5];[.BE$1]&lt;=[.$G5]);[.BE$1];&quot;&quot;)">
            <text:p/>
          </table:table-cell>
          <table:table-cell table:style-name="ce30" table:formula="of:=IF(AND([.BF$1]&gt;=[.$H5];[.BF$1]&lt;=[.$G5]);[.BF$1];&quot;&quot;)">
            <text:p/>
          </table:table-cell>
          <table:table-cell table:style-name="ce30" table:formula="of:=IF(AND([.BG$1]&gt;=[.$H5];[.BG$1]&lt;=[.$G5]);[.BG$1];&quot;&quot;)">
            <text:p/>
          </table:table-cell>
          <table:table-cell table:style-name="ce32" table:formula="of:=IF(AND([.BH$1]&gt;=[.$H5];[.BH$1]&lt;=[.$G5]);[.BH$1];&quot;&quot;)">
            <text:p/>
          </table:table-cell>
          <table:table-cell table:style-name="ce35" table:formula="of:=IF(AND([.BI$1]&gt;=[.$H5];[.BI$1]&lt;=[.$G5]);[.BI$1];&quot;&quot;)">
            <text:p/>
          </table:table-cell>
          <table:table-cell table:style-name="ce35" table:formula="of:=IF(AND([.BJ$1]&gt;=[.$H5];[.BJ$1]&lt;=[.$G5]);[.BJ$1];&quot;&quot;)">
            <text:p/>
          </table:table-cell>
          <table:table-cell table:style-name="ce35" table:formula="of:=IF(AND([.BK$1]&gt;=[.$H5];[.BK$1]&lt;=[.$G5]);[.BK$1];&quot;&quot;)">
            <text:p/>
          </table:table-cell>
          <table:table-cell table:style-name="ce35" table:formula="of:=IF(AND([.BL$1]&gt;=[.$H5];[.BL$1]&lt;=[.$G5]);[.BL$1];&quot;&quot;)">
            <text:p/>
          </table:table-cell>
          <table:table-cell table:style-name="ce37" table:formula="of:=IF(AND([.BM$1]&gt;=[.$H5];[.BM$1]&lt;=[.$G5]);[.BM$1];&quot;&quot;)">
            <text:p/>
          </table:table-cell>
          <table:table-cell table:style-name="ce40" table:formula="of:=IF(AND([.BN$1]&gt;=[.$H5];[.BN$1]&lt;=[.$G5]);[.BN$1];&quot;&quot;)">
            <text:p/>
          </table:table-cell>
          <table:table-cell table:style-name="ce40" table:formula="of:=IF(AND([.BO$1]&gt;=[.$H5];[.BO$1]&lt;=[.$G5]);[.BO$1];&quot;&quot;)">
            <text:p/>
          </table:table-cell>
          <table:table-cell table:style-name="ce40" table:formula="of:=IF(AND([.BP$1]&gt;=[.$H5];[.BP$1]&lt;=[.$G5]);[.BP$1];&quot;&quot;)">
            <text:p/>
          </table:table-cell>
          <table:table-cell table:style-name="ce40" table:formula="of:=IF(AND([.BQ$1]&gt;=[.$H5];[.BQ$1]&lt;=[.$G5]);[.BQ$1];&quot;&quot;)">
            <text:p/>
          </table:table-cell>
          <table:table-cell table:style-name="ce40" table:formula="of:=IF(AND([.BR$1]&gt;=[.$H5];[.BR$1]&lt;=[.$G5]);[.BR$1];&quot;&quot;)">
            <text:p/>
          </table:table-cell>
          <table:table-cell table:style-name="ce40" table:formula="of:=IF(AND([.BS$1]&gt;=[.$H5];[.BS$1]&lt;=[.$G5]);[.BS$1];&quot;&quot;)">
            <text:p/>
          </table:table-cell>
          <table:table-cell table:style-name="ce40" table:formula="of:=IF(AND([.BT$1]&gt;=[.$H5];[.BT$1]&lt;=[.$G5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[.C6];[.$A:.$G];7;0)" office:value-type="float" office:value="14" calcext:value-type="float">
            <text:p>14</text:p>
          </table:table-cell>
          <table:table-cell table:style-name="ce6" table:formula="of:=VLOOKUP([.D6];[.$A:.$G];7;0)" office:value-type="float" office:value="0" calcext:value-type="float">
            <text:p>0</text:p>
          </table:table-cell>
          <table:table-cell table:style-name="ce7" table:formula="of:=MAX([.E6:.F6])+[.B6]+[.I6]" office:value-type="float" office:value="24" calcext:value-type="float">
            <text:p>24</text:p>
          </table:table-cell>
          <table:table-cell table:style-name="ce8" table:formula="of:=[.G6]-[.B6]+1" office:value-type="float" office:value="21" calcext:value-type="float">
            <text:p>21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formula="of:=IF(AND([.J$1]&gt;=[.$H6];[.J$1]&lt;=[.$G6]);[.J$1];&quot;&quot;)">
            <text:p/>
          </table:table-cell>
          <table:table-cell table:style-name="ce11" table:formula="of:=IF(AND([.K$1]&gt;=[.$H6];[.K$1]&lt;=[.$G6]);[.K$1];&quot;&quot;)">
            <text:p/>
          </table:table-cell>
          <table:table-cell table:style-name="ce11" table:formula="of:=IF(AND([.L$1]&gt;=[.$H6];[.L$1]&lt;=[.$G6]);[.L$1];&quot;&quot;)">
            <text:p/>
          </table:table-cell>
          <table:table-cell table:style-name="ce11" table:formula="of:=IF(AND([.M$1]&gt;=[.$H6];[.M$1]&lt;=[.$G6]);[.M$1];&quot;&quot;)">
            <text:p/>
          </table:table-cell>
          <table:table-cell table:style-name="ce13" table:formula="of:=IF(AND([.N$1]&gt;=[.$H6];[.N$1]&lt;=[.$G6]);[.N$1];&quot;&quot;)">
            <text:p/>
          </table:table-cell>
          <table:table-cell table:style-name="ce13" table:formula="of:=IF(AND([.O$1]&gt;=[.$H6];[.O$1]&lt;=[.$G6]);[.O$1];&quot;&quot;)">
            <text:p/>
          </table:table-cell>
          <table:table-cell table:style-name="ce13" table:formula="of:=IF(AND([.P$1]&gt;=[.$H6];[.P$1]&lt;=[.$G6]);[.P$1];&quot;&quot;)">
            <text:p/>
          </table:table-cell>
          <table:table-cell table:style-name="ce13" table:formula="of:=IF(AND([.Q$1]&gt;=[.$H6];[.Q$1]&lt;=[.$G6]);[.Q$1];&quot;&quot;)">
            <text:p/>
          </table:table-cell>
          <table:table-cell table:style-name="ce13" table:formula="of:=IF(AND([.R$1]&gt;=[.$H6];[.R$1]&lt;=[.$G6]);[.R$1];&quot;&quot;)">
            <text:p/>
          </table:table-cell>
          <table:table-cell table:style-name="ce13" table:formula="of:=IF(AND([.S$1]&gt;=[.$H6];[.S$1]&lt;=[.$G6]);[.S$1];&quot;&quot;)">
            <text:p/>
          </table:table-cell>
          <table:table-cell table:style-name="ce13" table:formula="of:=IF(AND([.T$1]&gt;=[.$H6];[.T$1]&lt;=[.$G6]);[.T$1];&quot;&quot;)">
            <text:p/>
          </table:table-cell>
          <table:table-cell table:style-name="ce13" table:formula="of:=IF(AND([.U$1]&gt;=[.$H6];[.U$1]&lt;=[.$G6]);[.U$1];&quot;&quot;)">
            <text:p/>
          </table:table-cell>
          <table:table-cell table:style-name="ce13" table:formula="of:=IF(AND([.V$1]&gt;=[.$H6];[.V$1]&lt;=[.$G6]);[.V$1];&quot;&quot;)">
            <text:p/>
          </table:table-cell>
          <table:table-cell table:style-name="ce13" table:formula="of:=IF(AND([.W$1]&gt;=[.$H6];[.W$1]&lt;=[.$G6]);[.W$1];&quot;&quot;)">
            <text:p/>
          </table:table-cell>
          <table:table-cell table:style-name="ce13" table:formula="of:=IF(AND([.X$1]&gt;=[.$H6];[.X$1]&lt;=[.$G6]);[.X$1];&quot;&quot;)">
            <text:p/>
          </table:table-cell>
          <table:table-cell table:style-name="ce13" table:formula="of:=IF(AND([.Y$1]&gt;=[.$H6];[.Y$1]&lt;=[.$G6]);[.Y$1];&quot;&quot;)">
            <text:p/>
          </table:table-cell>
          <table:table-cell table:style-name="ce15" table:formula="of:=IF(AND([.Z$1]&gt;=[.$H6];[.Z$1]&lt;=[.$G6]);[.Z$1];&quot;&quot;)">
            <text:p/>
          </table:table-cell>
          <table:table-cell table:style-name="ce17" table:formula="of:=IF(AND([.AA$1]&gt;=[.$H6];[.AA$1]&lt;=[.$G6]);[.AA$1];&quot;&quot;)">
            <text:p/>
          </table:table-cell>
          <table:table-cell table:style-name="ce17" table:formula="of:=IF(AND([.AB$1]&gt;=[.$H6];[.AB$1]&lt;=[.$G6]);[.AB$1];&quot;&quot;)">
            <text:p/>
          </table:table-cell>
          <table:table-cell table:style-name="ce17" table:formula="of:=IF(AND([.AC$1]&gt;=[.$H6];[.AC$1]&lt;=[.$G6]);[.AC$1];&quot;&quot;)">
            <text:p/>
          </table:table-cell>
          <table:table-cell table:style-name="ce17" table:formula="of:=IF(AND([.AD$1]&gt;=[.$H6];[.AD$1]&lt;=[.$G6]);[.AD$1];&quot;&quot;)" office:value-type="float" office:value="21" calcext:value-type="float">
            <text:p>21</text:p>
          </table:table-cell>
          <table:table-cell table:style-name="ce17" table:formula="of:=IF(AND([.AE$1]&gt;=[.$H6];[.AE$1]&lt;=[.$G6]);[.AE$1];&quot;&quot;)" office:value-type="float" office:value="22" calcext:value-type="float">
            <text:p>22</text:p>
          </table:table-cell>
          <table:table-cell table:style-name="ce17" table:formula="of:=IF(AND([.AF$1]&gt;=[.$H6];[.AF$1]&lt;=[.$G6]);[.AF$1];&quot;&quot;)" office:value-type="float" office:value="23" calcext:value-type="float">
            <text:p>23</text:p>
          </table:table-cell>
          <table:table-cell table:style-name="ce17" table:formula="of:=IF(AND([.AG$1]&gt;=[.$H6];[.AG$1]&lt;=[.$G6]);[.AG$1];&quot;&quot;)" office:value-type="float" office:value="24" calcext:value-type="float">
            <text:p>24</text:p>
          </table:table-cell>
          <table:table-cell table:style-name="ce17" table:formula="of:=IF(AND([.AH$1]&gt;=[.$H6];[.AH$1]&lt;=[.$G6]);[.AH$1];&quot;&quot;)">
            <text:p/>
          </table:table-cell>
          <table:table-cell table:style-name="ce17" table:formula="of:=IF(AND([.AI$1]&gt;=[.$H6];[.AI$1]&lt;=[.$G6]);[.AI$1];&quot;&quot;)">
            <text:p/>
          </table:table-cell>
          <table:table-cell table:style-name="ce17" table:formula="of:=IF(AND([.AJ$1]&gt;=[.$H6];[.AJ$1]&lt;=[.$G6]);[.AJ$1];&quot;&quot;)">
            <text:p/>
          </table:table-cell>
          <table:table-cell table:style-name="ce17" table:formula="of:=IF(AND([.AK$1]&gt;=[.$H6];[.AK$1]&lt;=[.$G6]);[.AK$1];&quot;&quot;)">
            <text:p/>
          </table:table-cell>
          <table:table-cell table:style-name="ce17" table:formula="of:=IF(AND([.AL$1]&gt;=[.$H6];[.AL$1]&lt;=[.$G6]);[.AL$1];&quot;&quot;)">
            <text:p/>
          </table:table-cell>
          <table:table-cell table:style-name="ce17" table:formula="of:=IF(AND([.AM$1]&gt;=[.$H6];[.AM$1]&lt;=[.$G6]);[.AM$1];&quot;&quot;)">
            <text:p/>
          </table:table-cell>
          <table:table-cell table:style-name="ce17" table:formula="of:=IF(AND([.AN$1]&gt;=[.$H6];[.AN$1]&lt;=[.$G6]);[.AN$1];&quot;&quot;)">
            <text:p/>
          </table:table-cell>
          <table:table-cell table:style-name="ce17" table:formula="of:=IF(AND([.AO$1]&gt;=[.$H6];[.AO$1]&lt;=[.$G6]);[.AO$1];&quot;&quot;)">
            <text:p/>
          </table:table-cell>
          <table:table-cell table:style-name="ce19" table:formula="of:=IF(AND([.AP$1]&gt;=[.$H6];[.AP$1]&lt;=[.$G6]);[.AP$1];&quot;&quot;)">
            <text:p/>
          </table:table-cell>
          <table:table-cell table:style-name="ce19" table:formula="of:=IF(AND([.AQ$1]&gt;=[.$H6];[.AQ$1]&lt;=[.$G6]);[.AQ$1];&quot;&quot;)">
            <text:p/>
          </table:table-cell>
          <table:table-cell table:style-name="ce19" table:formula="of:=IF(AND([.AR$1]&gt;=[.$H6];[.AR$1]&lt;=[.$G6]);[.AR$1];&quot;&quot;)">
            <text:p/>
          </table:table-cell>
          <table:table-cell table:style-name="ce22" table:formula="of:=IF(AND([.AS$1]&gt;=[.$H6];[.AS$1]&lt;=[.$G6]);[.AS$1];&quot;&quot;)">
            <text:p/>
          </table:table-cell>
          <table:table-cell table:style-name="ce22" table:formula="of:=IF(AND([.AT$1]&gt;=[.$H6];[.AT$1]&lt;=[.$G6]);[.AT$1];&quot;&quot;)">
            <text:p/>
          </table:table-cell>
          <table:table-cell table:style-name="ce24" table:formula="of:=IF(AND([.AU$1]&gt;=[.$H6];[.AU$1]&lt;=[.$G6]);[.AU$1];&quot;&quot;)">
            <text:p/>
          </table:table-cell>
          <table:table-cell table:style-name="ce26" table:formula="of:=IF(AND([.AV$1]&gt;=[.$H6];[.AV$1]&lt;=[.$G6]);[.AV$1];&quot;&quot;)">
            <text:p/>
          </table:table-cell>
          <table:table-cell table:style-name="ce26" table:formula="of:=IF(AND([.AW$1]&gt;=[.$H6];[.AW$1]&lt;=[.$G6]);[.AW$1];&quot;&quot;)">
            <text:p/>
          </table:table-cell>
          <table:table-cell table:style-name="ce26" table:formula="of:=IF(AND([.AX$1]&gt;=[.$H6];[.AX$1]&lt;=[.$G6]);[.AX$1];&quot;&quot;)">
            <text:p/>
          </table:table-cell>
          <table:table-cell table:style-name="ce26" table:formula="of:=IF(AND([.AY$1]&gt;=[.$H6];[.AY$1]&lt;=[.$G6]);[.AY$1];&quot;&quot;)">
            <text:p/>
          </table:table-cell>
          <table:table-cell table:style-name="ce28" table:formula="of:=IF(AND([.AZ$1]&gt;=[.$H6];[.AZ$1]&lt;=[.$G6]);[.AZ$1];&quot;&quot;)">
            <text:p/>
          </table:table-cell>
          <table:table-cell table:style-name="ce30" table:formula="of:=IF(AND([.BA$1]&gt;=[.$H6];[.BA$1]&lt;=[.$G6]);[.BA$1];&quot;&quot;)">
            <text:p/>
          </table:table-cell>
          <table:table-cell table:style-name="ce30" table:formula="of:=IF(AND([.BB$1]&gt;=[.$H6];[.BB$1]&lt;=[.$G6]);[.BB$1];&quot;&quot;)">
            <text:p/>
          </table:table-cell>
          <table:table-cell table:style-name="ce30" table:formula="of:=IF(AND([.BC$1]&gt;=[.$H6];[.BC$1]&lt;=[.$G6]);[.BC$1];&quot;&quot;)">
            <text:p/>
          </table:table-cell>
          <table:table-cell table:style-name="ce30" table:formula="of:=IF(AND([.BD$1]&gt;=[.$H6];[.BD$1]&lt;=[.$G6]);[.BD$1];&quot;&quot;)">
            <text:p/>
          </table:table-cell>
          <table:table-cell table:style-name="ce30" table:formula="of:=IF(AND([.BE$1]&gt;=[.$H6];[.BE$1]&lt;=[.$G6]);[.BE$1];&quot;&quot;)">
            <text:p/>
          </table:table-cell>
          <table:table-cell table:style-name="ce30" table:formula="of:=IF(AND([.BF$1]&gt;=[.$H6];[.BF$1]&lt;=[.$G6]);[.BF$1];&quot;&quot;)">
            <text:p/>
          </table:table-cell>
          <table:table-cell table:style-name="ce30" table:formula="of:=IF(AND([.BG$1]&gt;=[.$H6];[.BG$1]&lt;=[.$G6]);[.BG$1];&quot;&quot;)">
            <text:p/>
          </table:table-cell>
          <table:table-cell table:style-name="ce32" table:formula="of:=IF(AND([.BH$1]&gt;=[.$H6];[.BH$1]&lt;=[.$G6]);[.BH$1];&quot;&quot;)">
            <text:p/>
          </table:table-cell>
          <table:table-cell table:style-name="ce35" table:formula="of:=IF(AND([.BI$1]&gt;=[.$H6];[.BI$1]&lt;=[.$G6]);[.BI$1];&quot;&quot;)">
            <text:p/>
          </table:table-cell>
          <table:table-cell table:style-name="ce35" table:formula="of:=IF(AND([.BJ$1]&gt;=[.$H6];[.BJ$1]&lt;=[.$G6]);[.BJ$1];&quot;&quot;)">
            <text:p/>
          </table:table-cell>
          <table:table-cell table:style-name="ce35" table:formula="of:=IF(AND([.BK$1]&gt;=[.$H6];[.BK$1]&lt;=[.$G6]);[.BK$1];&quot;&quot;)">
            <text:p/>
          </table:table-cell>
          <table:table-cell table:style-name="ce35" table:formula="of:=IF(AND([.BL$1]&gt;=[.$H6];[.BL$1]&lt;=[.$G6]);[.BL$1];&quot;&quot;)">
            <text:p/>
          </table:table-cell>
          <table:table-cell table:style-name="ce37" table:formula="of:=IF(AND([.BM$1]&gt;=[.$H6];[.BM$1]&lt;=[.$G6]);[.BM$1];&quot;&quot;)">
            <text:p/>
          </table:table-cell>
          <table:table-cell table:style-name="ce40" table:formula="of:=IF(AND([.BN$1]&gt;=[.$H6];[.BN$1]&lt;=[.$G6]);[.BN$1];&quot;&quot;)">
            <text:p/>
          </table:table-cell>
          <table:table-cell table:style-name="ce40" table:formula="of:=IF(AND([.BO$1]&gt;=[.$H6];[.BO$1]&lt;=[.$G6]);[.BO$1];&quot;&quot;)">
            <text:p/>
          </table:table-cell>
          <table:table-cell table:style-name="ce40" table:formula="of:=IF(AND([.BP$1]&gt;=[.$H6];[.BP$1]&lt;=[.$G6]);[.BP$1];&quot;&quot;)">
            <text:p/>
          </table:table-cell>
          <table:table-cell table:style-name="ce40" table:formula="of:=IF(AND([.BQ$1]&gt;=[.$H6];[.BQ$1]&lt;=[.$G6]);[.BQ$1];&quot;&quot;)">
            <text:p/>
          </table:table-cell>
          <table:table-cell table:style-name="ce40" table:formula="of:=IF(AND([.BR$1]&gt;=[.$H6];[.BR$1]&lt;=[.$G6]);[.BR$1];&quot;&quot;)">
            <text:p/>
          </table:table-cell>
          <table:table-cell table:style-name="ce40" table:formula="of:=IF(AND([.BS$1]&gt;=[.$H6];[.BS$1]&lt;=[.$G6]);[.BS$1];&quot;&quot;)">
            <text:p/>
          </table:table-cell>
          <table:table-cell table:style-name="ce40" table:formula="of:=IF(AND([.BT$1]&gt;=[.$H6];[.BT$1]&lt;=[.$G6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[.C7];[.$A:.$G];7;0)" office:value-type="float" office:value="24" calcext:value-type="float">
            <text:p>24</text:p>
          </table:table-cell>
          <table:table-cell table:style-name="ce6" table:formula="of:=VLOOKUP([.D7];[.$A:.$G];7;0)" office:value-type="float" office:value="0" calcext:value-type="float">
            <text:p>0</text:p>
          </table:table-cell>
          <table:table-cell table:style-name="ce7" table:formula="of:=MAX([.E7:.F7])+[.B7]+[.I7]" office:value-type="float" office:value="26" calcext:value-type="float">
            <text:p>26</text:p>
          </table:table-cell>
          <table:table-cell table:style-name="ce8" table:formula="of:=[.G7]-[.B7]+1" office:value-type="float" office:value="25" calcext:value-type="float">
            <text:p>25</text:p>
          </table:table-cell>
          <table:table-cell table:style-name="ce9"/>
          <table:table-cell table:style-name="ce11" table:formula="of:=IF(AND([.J$1]&gt;=[.$H7];[.J$1]&lt;=[.$G7]);[.J$1];&quot;&quot;)">
            <text:p/>
          </table:table-cell>
          <table:table-cell table:style-name="ce11" table:formula="of:=IF(AND([.K$1]&gt;=[.$H7];[.K$1]&lt;=[.$G7]);[.K$1];&quot;&quot;)">
            <text:p/>
          </table:table-cell>
          <table:table-cell table:style-name="ce11" table:formula="of:=IF(AND([.L$1]&gt;=[.$H7];[.L$1]&lt;=[.$G7]);[.L$1];&quot;&quot;)">
            <text:p/>
          </table:table-cell>
          <table:table-cell table:style-name="ce11" table:formula="of:=IF(AND([.M$1]&gt;=[.$H7];[.M$1]&lt;=[.$G7]);[.M$1];&quot;&quot;)">
            <text:p/>
          </table:table-cell>
          <table:table-cell table:style-name="ce13" table:formula="of:=IF(AND([.N$1]&gt;=[.$H7];[.N$1]&lt;=[.$G7]);[.N$1];&quot;&quot;)">
            <text:p/>
          </table:table-cell>
          <table:table-cell table:style-name="ce13" table:formula="of:=IF(AND([.O$1]&gt;=[.$H7];[.O$1]&lt;=[.$G7]);[.O$1];&quot;&quot;)">
            <text:p/>
          </table:table-cell>
          <table:table-cell table:style-name="ce13" table:formula="of:=IF(AND([.P$1]&gt;=[.$H7];[.P$1]&lt;=[.$G7]);[.P$1];&quot;&quot;)">
            <text:p/>
          </table:table-cell>
          <table:table-cell table:style-name="ce13" table:formula="of:=IF(AND([.Q$1]&gt;=[.$H7];[.Q$1]&lt;=[.$G7]);[.Q$1];&quot;&quot;)">
            <text:p/>
          </table:table-cell>
          <table:table-cell table:style-name="ce13" table:formula="of:=IF(AND([.R$1]&gt;=[.$H7];[.R$1]&lt;=[.$G7]);[.R$1];&quot;&quot;)">
            <text:p/>
          </table:table-cell>
          <table:table-cell table:style-name="ce13" table:formula="of:=IF(AND([.S$1]&gt;=[.$H7];[.S$1]&lt;=[.$G7]);[.S$1];&quot;&quot;)">
            <text:p/>
          </table:table-cell>
          <table:table-cell table:style-name="ce13" table:formula="of:=IF(AND([.T$1]&gt;=[.$H7];[.T$1]&lt;=[.$G7]);[.T$1];&quot;&quot;)">
            <text:p/>
          </table:table-cell>
          <table:table-cell table:style-name="ce13" table:formula="of:=IF(AND([.U$1]&gt;=[.$H7];[.U$1]&lt;=[.$G7]);[.U$1];&quot;&quot;)">
            <text:p/>
          </table:table-cell>
          <table:table-cell table:style-name="ce13" table:formula="of:=IF(AND([.V$1]&gt;=[.$H7];[.V$1]&lt;=[.$G7]);[.V$1];&quot;&quot;)">
            <text:p/>
          </table:table-cell>
          <table:table-cell table:style-name="ce13" table:formula="of:=IF(AND([.W$1]&gt;=[.$H7];[.W$1]&lt;=[.$G7]);[.W$1];&quot;&quot;)">
            <text:p/>
          </table:table-cell>
          <table:table-cell table:style-name="ce13" table:formula="of:=IF(AND([.X$1]&gt;=[.$H7];[.X$1]&lt;=[.$G7]);[.X$1];&quot;&quot;)">
            <text:p/>
          </table:table-cell>
          <table:table-cell table:style-name="ce13" table:formula="of:=IF(AND([.Y$1]&gt;=[.$H7];[.Y$1]&lt;=[.$G7]);[.Y$1];&quot;&quot;)">
            <text:p/>
          </table:table-cell>
          <table:table-cell table:style-name="ce15" table:formula="of:=IF(AND([.Z$1]&gt;=[.$H7];[.Z$1]&lt;=[.$G7]);[.Z$1];&quot;&quot;)">
            <text:p/>
          </table:table-cell>
          <table:table-cell table:style-name="ce17" table:formula="of:=IF(AND([.AA$1]&gt;=[.$H7];[.AA$1]&lt;=[.$G7]);[.AA$1];&quot;&quot;)">
            <text:p/>
          </table:table-cell>
          <table:table-cell table:style-name="ce17" table:formula="of:=IF(AND([.AB$1]&gt;=[.$H7];[.AB$1]&lt;=[.$G7]);[.AB$1];&quot;&quot;)">
            <text:p/>
          </table:table-cell>
          <table:table-cell table:style-name="ce17" table:formula="of:=IF(AND([.AC$1]&gt;=[.$H7];[.AC$1]&lt;=[.$G7]);[.AC$1];&quot;&quot;)">
            <text:p/>
          </table:table-cell>
          <table:table-cell table:style-name="ce17" table:formula="of:=IF(AND([.AD$1]&gt;=[.$H7];[.AD$1]&lt;=[.$G7]);[.AD$1];&quot;&quot;)">
            <text:p/>
          </table:table-cell>
          <table:table-cell table:style-name="ce17" table:formula="of:=IF(AND([.AE$1]&gt;=[.$H7];[.AE$1]&lt;=[.$G7]);[.AE$1];&quot;&quot;)">
            <text:p/>
          </table:table-cell>
          <table:table-cell table:style-name="ce17" table:formula="of:=IF(AND([.AF$1]&gt;=[.$H7];[.AF$1]&lt;=[.$G7]);[.AF$1];&quot;&quot;)">
            <text:p/>
          </table:table-cell>
          <table:table-cell table:style-name="ce17" table:formula="of:=IF(AND([.AG$1]&gt;=[.$H7];[.AG$1]&lt;=[.$G7]);[.AG$1];&quot;&quot;)">
            <text:p/>
          </table:table-cell>
          <table:table-cell table:style-name="ce17" table:formula="of:=IF(AND([.AH$1]&gt;=[.$H7];[.AH$1]&lt;=[.$G7]);[.AH$1];&quot;&quot;)" office:value-type="float" office:value="25" calcext:value-type="float">
            <text:p>25</text:p>
          </table:table-cell>
          <table:table-cell table:style-name="ce17" table:formula="of:=IF(AND([.AI$1]&gt;=[.$H7];[.AI$1]&lt;=[.$G7]);[.AI$1];&quot;&quot;)" office:value-type="float" office:value="26" calcext:value-type="float">
            <text:p>26</text:p>
          </table:table-cell>
          <table:table-cell table:style-name="ce17" table:formula="of:=IF(AND([.AJ$1]&gt;=[.$H7];[.AJ$1]&lt;=[.$G7]);[.AJ$1];&quot;&quot;)">
            <text:p/>
          </table:table-cell>
          <table:table-cell table:style-name="ce17" table:formula="of:=IF(AND([.AK$1]&gt;=[.$H7];[.AK$1]&lt;=[.$G7]);[.AK$1];&quot;&quot;)">
            <text:p/>
          </table:table-cell>
          <table:table-cell table:style-name="ce17" table:formula="of:=IF(AND([.AL$1]&gt;=[.$H7];[.AL$1]&lt;=[.$G7]);[.AL$1];&quot;&quot;)">
            <text:p/>
          </table:table-cell>
          <table:table-cell table:style-name="ce17" table:formula="of:=IF(AND([.AM$1]&gt;=[.$H7];[.AM$1]&lt;=[.$G7]);[.AM$1];&quot;&quot;)">
            <text:p/>
          </table:table-cell>
          <table:table-cell table:style-name="ce17" table:formula="of:=IF(AND([.AN$1]&gt;=[.$H7];[.AN$1]&lt;=[.$G7]);[.AN$1];&quot;&quot;)">
            <text:p/>
          </table:table-cell>
          <table:table-cell table:style-name="ce17" table:formula="of:=IF(AND([.AO$1]&gt;=[.$H7];[.AO$1]&lt;=[.$G7]);[.AO$1];&quot;&quot;)">
            <text:p/>
          </table:table-cell>
          <table:table-cell table:style-name="ce19" table:formula="of:=IF(AND([.AP$1]&gt;=[.$H7];[.AP$1]&lt;=[.$G7]);[.AP$1];&quot;&quot;)">
            <text:p/>
          </table:table-cell>
          <table:table-cell table:style-name="ce19" table:formula="of:=IF(AND([.AQ$1]&gt;=[.$H7];[.AQ$1]&lt;=[.$G7]);[.AQ$1];&quot;&quot;)">
            <text:p/>
          </table:table-cell>
          <table:table-cell table:style-name="ce19" table:formula="of:=IF(AND([.AR$1]&gt;=[.$H7];[.AR$1]&lt;=[.$G7]);[.AR$1];&quot;&quot;)">
            <text:p/>
          </table:table-cell>
          <table:table-cell table:style-name="ce22" table:formula="of:=IF(AND([.AS$1]&gt;=[.$H7];[.AS$1]&lt;=[.$G7]);[.AS$1];&quot;&quot;)">
            <text:p/>
          </table:table-cell>
          <table:table-cell table:style-name="ce22" table:formula="of:=IF(AND([.AT$1]&gt;=[.$H7];[.AT$1]&lt;=[.$G7]);[.AT$1];&quot;&quot;)">
            <text:p/>
          </table:table-cell>
          <table:table-cell table:style-name="ce24" table:formula="of:=IF(AND([.AU$1]&gt;=[.$H7];[.AU$1]&lt;=[.$G7]);[.AU$1];&quot;&quot;)">
            <text:p/>
          </table:table-cell>
          <table:table-cell table:style-name="ce26" table:formula="of:=IF(AND([.AV$1]&gt;=[.$H7];[.AV$1]&lt;=[.$G7]);[.AV$1];&quot;&quot;)">
            <text:p/>
          </table:table-cell>
          <table:table-cell table:style-name="ce26" table:formula="of:=IF(AND([.AW$1]&gt;=[.$H7];[.AW$1]&lt;=[.$G7]);[.AW$1];&quot;&quot;)">
            <text:p/>
          </table:table-cell>
          <table:table-cell table:style-name="ce26" table:formula="of:=IF(AND([.AX$1]&gt;=[.$H7];[.AX$1]&lt;=[.$G7]);[.AX$1];&quot;&quot;)">
            <text:p/>
          </table:table-cell>
          <table:table-cell table:style-name="ce26" table:formula="of:=IF(AND([.AY$1]&gt;=[.$H7];[.AY$1]&lt;=[.$G7]);[.AY$1];&quot;&quot;)">
            <text:p/>
          </table:table-cell>
          <table:table-cell table:style-name="ce28" table:formula="of:=IF(AND([.AZ$1]&gt;=[.$H7];[.AZ$1]&lt;=[.$G7]);[.AZ$1];&quot;&quot;)">
            <text:p/>
          </table:table-cell>
          <table:table-cell table:style-name="ce30" table:formula="of:=IF(AND([.BA$1]&gt;=[.$H7];[.BA$1]&lt;=[.$G7]);[.BA$1];&quot;&quot;)">
            <text:p/>
          </table:table-cell>
          <table:table-cell table:style-name="ce30" table:formula="of:=IF(AND([.BB$1]&gt;=[.$H7];[.BB$1]&lt;=[.$G7]);[.BB$1];&quot;&quot;)">
            <text:p/>
          </table:table-cell>
          <table:table-cell table:style-name="ce30" table:formula="of:=IF(AND([.BC$1]&gt;=[.$H7];[.BC$1]&lt;=[.$G7]);[.BC$1];&quot;&quot;)">
            <text:p/>
          </table:table-cell>
          <table:table-cell table:style-name="ce30" table:formula="of:=IF(AND([.BD$1]&gt;=[.$H7];[.BD$1]&lt;=[.$G7]);[.BD$1];&quot;&quot;)">
            <text:p/>
          </table:table-cell>
          <table:table-cell table:style-name="ce30" table:formula="of:=IF(AND([.BE$1]&gt;=[.$H7];[.BE$1]&lt;=[.$G7]);[.BE$1];&quot;&quot;)">
            <text:p/>
          </table:table-cell>
          <table:table-cell table:style-name="ce30" table:formula="of:=IF(AND([.BF$1]&gt;=[.$H7];[.BF$1]&lt;=[.$G7]);[.BF$1];&quot;&quot;)">
            <text:p/>
          </table:table-cell>
          <table:table-cell table:style-name="ce30" table:formula="of:=IF(AND([.BG$1]&gt;=[.$H7];[.BG$1]&lt;=[.$G7]);[.BG$1];&quot;&quot;)">
            <text:p/>
          </table:table-cell>
          <table:table-cell table:style-name="ce32" table:formula="of:=IF(AND([.BH$1]&gt;=[.$H7];[.BH$1]&lt;=[.$G7]);[.BH$1];&quot;&quot;)">
            <text:p/>
          </table:table-cell>
          <table:table-cell table:style-name="ce35" table:formula="of:=IF(AND([.BI$1]&gt;=[.$H7];[.BI$1]&lt;=[.$G7]);[.BI$1];&quot;&quot;)">
            <text:p/>
          </table:table-cell>
          <table:table-cell table:style-name="ce35" table:formula="of:=IF(AND([.BJ$1]&gt;=[.$H7];[.BJ$1]&lt;=[.$G7]);[.BJ$1];&quot;&quot;)">
            <text:p/>
          </table:table-cell>
          <table:table-cell table:style-name="ce35" table:formula="of:=IF(AND([.BK$1]&gt;=[.$H7];[.BK$1]&lt;=[.$G7]);[.BK$1];&quot;&quot;)">
            <text:p/>
          </table:table-cell>
          <table:table-cell table:style-name="ce35" table:formula="of:=IF(AND([.BL$1]&gt;=[.$H7];[.BL$1]&lt;=[.$G7]);[.BL$1];&quot;&quot;)">
            <text:p/>
          </table:table-cell>
          <table:table-cell table:style-name="ce37" table:formula="of:=IF(AND([.BM$1]&gt;=[.$H7];[.BM$1]&lt;=[.$G7]);[.BM$1];&quot;&quot;)">
            <text:p/>
          </table:table-cell>
          <table:table-cell table:style-name="ce40" table:formula="of:=IF(AND([.BN$1]&gt;=[.$H7];[.BN$1]&lt;=[.$G7]);[.BN$1];&quot;&quot;)">
            <text:p/>
          </table:table-cell>
          <table:table-cell table:style-name="ce40" table:formula="of:=IF(AND([.BO$1]&gt;=[.$H7];[.BO$1]&lt;=[.$G7]);[.BO$1];&quot;&quot;)">
            <text:p/>
          </table:table-cell>
          <table:table-cell table:style-name="ce40" table:formula="of:=IF(AND([.BP$1]&gt;=[.$H7];[.BP$1]&lt;=[.$G7]);[.BP$1];&quot;&quot;)">
            <text:p/>
          </table:table-cell>
          <table:table-cell table:style-name="ce40" table:formula="of:=IF(AND([.BQ$1]&gt;=[.$H7];[.BQ$1]&lt;=[.$G7]);[.BQ$1];&quot;&quot;)">
            <text:p/>
          </table:table-cell>
          <table:table-cell table:style-name="ce40" table:formula="of:=IF(AND([.BR$1]&gt;=[.$H7];[.BR$1]&lt;=[.$G7]);[.BR$1];&quot;&quot;)">
            <text:p/>
          </table:table-cell>
          <table:table-cell table:style-name="ce40" table:formula="of:=IF(AND([.BS$1]&gt;=[.$H7];[.BS$1]&lt;=[.$G7]);[.BS$1];&quot;&quot;)">
            <text:p/>
          </table:table-cell>
          <table:table-cell table:style-name="ce40" table:formula="of:=IF(AND([.BT$1]&gt;=[.$H7];[.BT$1]&lt;=[.$G7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VLOOKUP([.C8];[.$A:.$G];7;0)" office:value-type="float" office:value="20" calcext:value-type="float">
            <text:p>20</text:p>
          </table:table-cell>
          <table:table-cell table:style-name="ce6" table:formula="of:=VLOOKUP([.D8];[.$A:.$G];7;0)" office:value-type="float" office:value="26" calcext:value-type="float">
            <text:p>26</text:p>
          </table:table-cell>
          <table:table-cell table:style-name="ce7" table:formula="of:=MAX([.E8:.F8])+[.B8]+[.I8]" office:value-type="float" office:value="31" calcext:value-type="float">
            <text:p>31</text:p>
          </table:table-cell>
          <table:table-cell table:style-name="ce8" table:formula="of:=[.G8]-[.B8]+1" office:value-type="float" office:value="27" calcext:value-type="float">
            <text:p>27</text:p>
          </table:table-cell>
          <table:table-cell table:style-name="ce9"/>
          <table:table-cell table:style-name="ce11" table:formula="of:=IF(AND([.J$1]&gt;=[.$H8];[.J$1]&lt;=[.$G8]);[.J$1];&quot;&quot;)">
            <text:p/>
          </table:table-cell>
          <table:table-cell table:style-name="ce11" table:formula="of:=IF(AND([.K$1]&gt;=[.$H8];[.K$1]&lt;=[.$G8]);[.K$1];&quot;&quot;)">
            <text:p/>
          </table:table-cell>
          <table:table-cell table:style-name="ce11" table:formula="of:=IF(AND([.L$1]&gt;=[.$H8];[.L$1]&lt;=[.$G8]);[.L$1];&quot;&quot;)">
            <text:p/>
          </table:table-cell>
          <table:table-cell table:style-name="ce11" table:formula="of:=IF(AND([.M$1]&gt;=[.$H8];[.M$1]&lt;=[.$G8]);[.M$1];&quot;&quot;)">
            <text:p/>
          </table:table-cell>
          <table:table-cell table:style-name="ce13" table:formula="of:=IF(AND([.N$1]&gt;=[.$H8];[.N$1]&lt;=[.$G8]);[.N$1];&quot;&quot;)">
            <text:p/>
          </table:table-cell>
          <table:table-cell table:style-name="ce13" table:formula="of:=IF(AND([.O$1]&gt;=[.$H8];[.O$1]&lt;=[.$G8]);[.O$1];&quot;&quot;)">
            <text:p/>
          </table:table-cell>
          <table:table-cell table:style-name="ce13" table:formula="of:=IF(AND([.P$1]&gt;=[.$H8];[.P$1]&lt;=[.$G8]);[.P$1];&quot;&quot;)">
            <text:p/>
          </table:table-cell>
          <table:table-cell table:style-name="ce13" table:formula="of:=IF(AND([.Q$1]&gt;=[.$H8];[.Q$1]&lt;=[.$G8]);[.Q$1];&quot;&quot;)">
            <text:p/>
          </table:table-cell>
          <table:table-cell table:style-name="ce13" table:formula="of:=IF(AND([.R$1]&gt;=[.$H8];[.R$1]&lt;=[.$G8]);[.R$1];&quot;&quot;)">
            <text:p/>
          </table:table-cell>
          <table:table-cell table:style-name="ce13" table:formula="of:=IF(AND([.S$1]&gt;=[.$H8];[.S$1]&lt;=[.$G8]);[.S$1];&quot;&quot;)">
            <text:p/>
          </table:table-cell>
          <table:table-cell table:style-name="ce13" table:formula="of:=IF(AND([.T$1]&gt;=[.$H8];[.T$1]&lt;=[.$G8]);[.T$1];&quot;&quot;)">
            <text:p/>
          </table:table-cell>
          <table:table-cell table:style-name="ce13" table:formula="of:=IF(AND([.U$1]&gt;=[.$H8];[.U$1]&lt;=[.$G8]);[.U$1];&quot;&quot;)">
            <text:p/>
          </table:table-cell>
          <table:table-cell table:style-name="ce13" table:formula="of:=IF(AND([.V$1]&gt;=[.$H8];[.V$1]&lt;=[.$G8]);[.V$1];&quot;&quot;)">
            <text:p/>
          </table:table-cell>
          <table:table-cell table:style-name="ce13" table:formula="of:=IF(AND([.W$1]&gt;=[.$H8];[.W$1]&lt;=[.$G8]);[.W$1];&quot;&quot;)">
            <text:p/>
          </table:table-cell>
          <table:table-cell table:style-name="ce13" table:formula="of:=IF(AND([.X$1]&gt;=[.$H8];[.X$1]&lt;=[.$G8]);[.X$1];&quot;&quot;)">
            <text:p/>
          </table:table-cell>
          <table:table-cell table:style-name="ce13" table:formula="of:=IF(AND([.Y$1]&gt;=[.$H8];[.Y$1]&lt;=[.$G8]);[.Y$1];&quot;&quot;)">
            <text:p/>
          </table:table-cell>
          <table:table-cell table:style-name="ce15" table:formula="of:=IF(AND([.Z$1]&gt;=[.$H8];[.Z$1]&lt;=[.$G8]);[.Z$1];&quot;&quot;)">
            <text:p/>
          </table:table-cell>
          <table:table-cell table:style-name="ce17" table:formula="of:=IF(AND([.AA$1]&gt;=[.$H8];[.AA$1]&lt;=[.$G8]);[.AA$1];&quot;&quot;)">
            <text:p/>
          </table:table-cell>
          <table:table-cell table:style-name="ce17" table:formula="of:=IF(AND([.AB$1]&gt;=[.$H8];[.AB$1]&lt;=[.$G8]);[.AB$1];&quot;&quot;)">
            <text:p/>
          </table:table-cell>
          <table:table-cell table:style-name="ce17" table:formula="of:=IF(AND([.AC$1]&gt;=[.$H8];[.AC$1]&lt;=[.$G8]);[.AC$1];&quot;&quot;)">
            <text:p/>
          </table:table-cell>
          <table:table-cell table:style-name="ce17" table:formula="of:=IF(AND([.AD$1]&gt;=[.$H8];[.AD$1]&lt;=[.$G8]);[.AD$1];&quot;&quot;)">
            <text:p/>
          </table:table-cell>
          <table:table-cell table:style-name="ce17" table:formula="of:=IF(AND([.AE$1]&gt;=[.$H8];[.AE$1]&lt;=[.$G8]);[.AE$1];&quot;&quot;)">
            <text:p/>
          </table:table-cell>
          <table:table-cell table:style-name="ce17" table:formula="of:=IF(AND([.AF$1]&gt;=[.$H8];[.AF$1]&lt;=[.$G8]);[.AF$1];&quot;&quot;)">
            <text:p/>
          </table:table-cell>
          <table:table-cell table:style-name="ce17" table:formula="of:=IF(AND([.AG$1]&gt;=[.$H8];[.AG$1]&lt;=[.$G8]);[.AG$1];&quot;&quot;)">
            <text:p/>
          </table:table-cell>
          <table:table-cell table:style-name="ce17" table:formula="of:=IF(AND([.AH$1]&gt;=[.$H8];[.AH$1]&lt;=[.$G8]);[.AH$1];&quot;&quot;)">
            <text:p/>
          </table:table-cell>
          <table:table-cell table:style-name="ce17" table:formula="of:=IF(AND([.AI$1]&gt;=[.$H8];[.AI$1]&lt;=[.$G8]);[.AI$1];&quot;&quot;)">
            <text:p/>
          </table:table-cell>
          <table:table-cell table:style-name="ce17" table:formula="of:=IF(AND([.AJ$1]&gt;=[.$H8];[.AJ$1]&lt;=[.$G8]);[.AJ$1];&quot;&quot;)" office:value-type="float" office:value="27" calcext:value-type="float">
            <text:p>27</text:p>
          </table:table-cell>
          <table:table-cell table:style-name="ce17" table:formula="of:=IF(AND([.AK$1]&gt;=[.$H8];[.AK$1]&lt;=[.$G8]);[.AK$1];&quot;&quot;)" office:value-type="float" office:value="28" calcext:value-type="float">
            <text:p>28</text:p>
          </table:table-cell>
          <table:table-cell table:style-name="ce17" table:formula="of:=IF(AND([.AL$1]&gt;=[.$H8];[.AL$1]&lt;=[.$G8]);[.AL$1];&quot;&quot;)" office:value-type="float" office:value="29" calcext:value-type="float">
            <text:p>29</text:p>
          </table:table-cell>
          <table:table-cell table:style-name="ce17" table:formula="of:=IF(AND([.AM$1]&gt;=[.$H8];[.AM$1]&lt;=[.$G8]);[.AM$1];&quot;&quot;)" office:value-type="float" office:value="30" calcext:value-type="float">
            <text:p>30</text:p>
          </table:table-cell>
          <table:table-cell table:style-name="ce17" table:formula="of:=IF(AND([.AN$1]&gt;=[.$H8];[.AN$1]&lt;=[.$G8]);[.AN$1];&quot;&quot;)" office:value-type="float" office:value="31" calcext:value-type="float">
            <text:p>31</text:p>
          </table:table-cell>
          <table:table-cell table:style-name="ce17" table:formula="of:=IF(AND([.AO$1]&gt;=[.$H8];[.AO$1]&lt;=[.$G8]);[.AO$1];&quot;&quot;)">
            <text:p/>
          </table:table-cell>
          <table:table-cell table:style-name="ce19" table:formula="of:=IF(AND([.AP$1]&gt;=[.$H8];[.AP$1]&lt;=[.$G8]);[.AP$1];&quot;&quot;)">
            <text:p/>
          </table:table-cell>
          <table:table-cell table:style-name="ce19" table:formula="of:=IF(AND([.AQ$1]&gt;=[.$H8];[.AQ$1]&lt;=[.$G8]);[.AQ$1];&quot;&quot;)">
            <text:p/>
          </table:table-cell>
          <table:table-cell table:style-name="ce19" table:formula="of:=IF(AND([.AR$1]&gt;=[.$H8];[.AR$1]&lt;=[.$G8]);[.AR$1];&quot;&quot;)">
            <text:p/>
          </table:table-cell>
          <table:table-cell table:style-name="ce22" table:formula="of:=IF(AND([.AS$1]&gt;=[.$H8];[.AS$1]&lt;=[.$G8]);[.AS$1];&quot;&quot;)">
            <text:p/>
          </table:table-cell>
          <table:table-cell table:style-name="ce22" table:formula="of:=IF(AND([.AT$1]&gt;=[.$H8];[.AT$1]&lt;=[.$G8]);[.AT$1];&quot;&quot;)">
            <text:p/>
          </table:table-cell>
          <table:table-cell table:style-name="ce24" table:formula="of:=IF(AND([.AU$1]&gt;=[.$H8];[.AU$1]&lt;=[.$G8]);[.AU$1];&quot;&quot;)">
            <text:p/>
          </table:table-cell>
          <table:table-cell table:style-name="ce26" table:formula="of:=IF(AND([.AV$1]&gt;=[.$H8];[.AV$1]&lt;=[.$G8]);[.AV$1];&quot;&quot;)">
            <text:p/>
          </table:table-cell>
          <table:table-cell table:style-name="ce26" table:formula="of:=IF(AND([.AW$1]&gt;=[.$H8];[.AW$1]&lt;=[.$G8]);[.AW$1];&quot;&quot;)">
            <text:p/>
          </table:table-cell>
          <table:table-cell table:style-name="ce26" table:formula="of:=IF(AND([.AX$1]&gt;=[.$H8];[.AX$1]&lt;=[.$G8]);[.AX$1];&quot;&quot;)">
            <text:p/>
          </table:table-cell>
          <table:table-cell table:style-name="ce26" table:formula="of:=IF(AND([.AY$1]&gt;=[.$H8];[.AY$1]&lt;=[.$G8]);[.AY$1];&quot;&quot;)">
            <text:p/>
          </table:table-cell>
          <table:table-cell table:style-name="ce28" table:formula="of:=IF(AND([.AZ$1]&gt;=[.$H8];[.AZ$1]&lt;=[.$G8]);[.AZ$1];&quot;&quot;)">
            <text:p/>
          </table:table-cell>
          <table:table-cell table:style-name="ce30" table:formula="of:=IF(AND([.BA$1]&gt;=[.$H8];[.BA$1]&lt;=[.$G8]);[.BA$1];&quot;&quot;)">
            <text:p/>
          </table:table-cell>
          <table:table-cell table:style-name="ce30" table:formula="of:=IF(AND([.BB$1]&gt;=[.$H8];[.BB$1]&lt;=[.$G8]);[.BB$1];&quot;&quot;)">
            <text:p/>
          </table:table-cell>
          <table:table-cell table:style-name="ce30" table:formula="of:=IF(AND([.BC$1]&gt;=[.$H8];[.BC$1]&lt;=[.$G8]);[.BC$1];&quot;&quot;)">
            <text:p/>
          </table:table-cell>
          <table:table-cell table:style-name="ce30" table:formula="of:=IF(AND([.BD$1]&gt;=[.$H8];[.BD$1]&lt;=[.$G8]);[.BD$1];&quot;&quot;)">
            <text:p/>
          </table:table-cell>
          <table:table-cell table:style-name="ce30" table:formula="of:=IF(AND([.BE$1]&gt;=[.$H8];[.BE$1]&lt;=[.$G8]);[.BE$1];&quot;&quot;)">
            <text:p/>
          </table:table-cell>
          <table:table-cell table:style-name="ce30" table:formula="of:=IF(AND([.BF$1]&gt;=[.$H8];[.BF$1]&lt;=[.$G8]);[.BF$1];&quot;&quot;)">
            <text:p/>
          </table:table-cell>
          <table:table-cell table:style-name="ce30" table:formula="of:=IF(AND([.BG$1]&gt;=[.$H8];[.BG$1]&lt;=[.$G8]);[.BG$1];&quot;&quot;)">
            <text:p/>
          </table:table-cell>
          <table:table-cell table:style-name="ce32" table:formula="of:=IF(AND([.BH$1]&gt;=[.$H8];[.BH$1]&lt;=[.$G8]);[.BH$1];&quot;&quot;)">
            <text:p/>
          </table:table-cell>
          <table:table-cell table:style-name="ce35" table:formula="of:=IF(AND([.BI$1]&gt;=[.$H8];[.BI$1]&lt;=[.$G8]);[.BI$1];&quot;&quot;)">
            <text:p/>
          </table:table-cell>
          <table:table-cell table:style-name="ce35" table:formula="of:=IF(AND([.BJ$1]&gt;=[.$H8];[.BJ$1]&lt;=[.$G8]);[.BJ$1];&quot;&quot;)">
            <text:p/>
          </table:table-cell>
          <table:table-cell table:style-name="ce35" table:formula="of:=IF(AND([.BK$1]&gt;=[.$H8];[.BK$1]&lt;=[.$G8]);[.BK$1];&quot;&quot;)">
            <text:p/>
          </table:table-cell>
          <table:table-cell table:style-name="ce35" table:formula="of:=IF(AND([.BL$1]&gt;=[.$H8];[.BL$1]&lt;=[.$G8]);[.BL$1];&quot;&quot;)">
            <text:p/>
          </table:table-cell>
          <table:table-cell table:style-name="ce37" table:formula="of:=IF(AND([.BM$1]&gt;=[.$H8];[.BM$1]&lt;=[.$G8]);[.BM$1];&quot;&quot;)">
            <text:p/>
          </table:table-cell>
          <table:table-cell table:style-name="ce40" table:formula="of:=IF(AND([.BN$1]&gt;=[.$H8];[.BN$1]&lt;=[.$G8]);[.BN$1];&quot;&quot;)">
            <text:p/>
          </table:table-cell>
          <table:table-cell table:style-name="ce40" table:formula="of:=IF(AND([.BO$1]&gt;=[.$H8];[.BO$1]&lt;=[.$G8]);[.BO$1];&quot;&quot;)">
            <text:p/>
          </table:table-cell>
          <table:table-cell table:style-name="ce40" table:formula="of:=IF(AND([.BP$1]&gt;=[.$H8];[.BP$1]&lt;=[.$G8]);[.BP$1];&quot;&quot;)">
            <text:p/>
          </table:table-cell>
          <table:table-cell table:style-name="ce40" table:formula="of:=IF(AND([.BQ$1]&gt;=[.$H8];[.BQ$1]&lt;=[.$G8]);[.BQ$1];&quot;&quot;)">
            <text:p/>
          </table:table-cell>
          <table:table-cell table:style-name="ce40" table:formula="of:=IF(AND([.BR$1]&gt;=[.$H8];[.BR$1]&lt;=[.$G8]);[.BR$1];&quot;&quot;)">
            <text:p/>
          </table:table-cell>
          <table:table-cell table:style-name="ce40" table:formula="of:=IF(AND([.BS$1]&gt;=[.$H8];[.BS$1]&lt;=[.$G8]);[.BS$1];&quot;&quot;)">
            <text:p/>
          </table:table-cell>
          <table:table-cell table:style-name="ce40" table:formula="of:=IF(AND([.BT$1]&gt;=[.$H8];[.BT$1]&lt;=[.$G8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VLOOKUP([.C9];[.$A:.$G];7;0)" office:value-type="float" office:value="26" calcext:value-type="float">
            <text:p>26</text:p>
          </table:table-cell>
          <table:table-cell table:style-name="ce6" table:formula="of:=VLOOKUP([.D9];[.$A:.$G];7;0)" office:value-type="float" office:value="31" calcext:value-type="float">
            <text:p>31</text:p>
          </table:table-cell>
          <table:table-cell table:style-name="ce7" table:formula="of:=MAX([.E9:.F9])+[.B9]+[.I9]" office:value-type="float" office:value="33" calcext:value-type="float">
            <text:p>33</text:p>
          </table:table-cell>
          <table:table-cell table:style-name="ce8" table:formula="of:=[.G9]-[.B9]+1" office:value-type="float" office:value="32" calcext:value-type="float">
            <text:p>32</text:p>
          </table:table-cell>
          <table:table-cell table:style-name="ce9"/>
          <table:table-cell table:style-name="ce11" table:formula="of:=IF(AND([.J$1]&gt;=[.$H9];[.J$1]&lt;=[.$G9]);[.J$1];&quot;&quot;)">
            <text:p/>
          </table:table-cell>
          <table:table-cell table:style-name="ce11" table:formula="of:=IF(AND([.K$1]&gt;=[.$H9];[.K$1]&lt;=[.$G9]);[.K$1];&quot;&quot;)">
            <text:p/>
          </table:table-cell>
          <table:table-cell table:style-name="ce11" table:formula="of:=IF(AND([.L$1]&gt;=[.$H9];[.L$1]&lt;=[.$G9]);[.L$1];&quot;&quot;)">
            <text:p/>
          </table:table-cell>
          <table:table-cell table:style-name="ce11" table:formula="of:=IF(AND([.M$1]&gt;=[.$H9];[.M$1]&lt;=[.$G9]);[.M$1];&quot;&quot;)">
            <text:p/>
          </table:table-cell>
          <table:table-cell table:style-name="ce13" table:formula="of:=IF(AND([.N$1]&gt;=[.$H9];[.N$1]&lt;=[.$G9]);[.N$1];&quot;&quot;)">
            <text:p/>
          </table:table-cell>
          <table:table-cell table:style-name="ce13" table:formula="of:=IF(AND([.O$1]&gt;=[.$H9];[.O$1]&lt;=[.$G9]);[.O$1];&quot;&quot;)">
            <text:p/>
          </table:table-cell>
          <table:table-cell table:style-name="ce13" table:formula="of:=IF(AND([.P$1]&gt;=[.$H9];[.P$1]&lt;=[.$G9]);[.P$1];&quot;&quot;)">
            <text:p/>
          </table:table-cell>
          <table:table-cell table:style-name="ce13" table:formula="of:=IF(AND([.Q$1]&gt;=[.$H9];[.Q$1]&lt;=[.$G9]);[.Q$1];&quot;&quot;)">
            <text:p/>
          </table:table-cell>
          <table:table-cell table:style-name="ce13" table:formula="of:=IF(AND([.R$1]&gt;=[.$H9];[.R$1]&lt;=[.$G9]);[.R$1];&quot;&quot;)">
            <text:p/>
          </table:table-cell>
          <table:table-cell table:style-name="ce13" table:formula="of:=IF(AND([.S$1]&gt;=[.$H9];[.S$1]&lt;=[.$G9]);[.S$1];&quot;&quot;)">
            <text:p/>
          </table:table-cell>
          <table:table-cell table:style-name="ce13" table:formula="of:=IF(AND([.T$1]&gt;=[.$H9];[.T$1]&lt;=[.$G9]);[.T$1];&quot;&quot;)">
            <text:p/>
          </table:table-cell>
          <table:table-cell table:style-name="ce13" table:formula="of:=IF(AND([.U$1]&gt;=[.$H9];[.U$1]&lt;=[.$G9]);[.U$1];&quot;&quot;)">
            <text:p/>
          </table:table-cell>
          <table:table-cell table:style-name="ce13" table:formula="of:=IF(AND([.V$1]&gt;=[.$H9];[.V$1]&lt;=[.$G9]);[.V$1];&quot;&quot;)">
            <text:p/>
          </table:table-cell>
          <table:table-cell table:style-name="ce13" table:formula="of:=IF(AND([.W$1]&gt;=[.$H9];[.W$1]&lt;=[.$G9]);[.W$1];&quot;&quot;)">
            <text:p/>
          </table:table-cell>
          <table:table-cell table:style-name="ce13" table:formula="of:=IF(AND([.X$1]&gt;=[.$H9];[.X$1]&lt;=[.$G9]);[.X$1];&quot;&quot;)">
            <text:p/>
          </table:table-cell>
          <table:table-cell table:style-name="ce13" table:formula="of:=IF(AND([.Y$1]&gt;=[.$H9];[.Y$1]&lt;=[.$G9]);[.Y$1];&quot;&quot;)">
            <text:p/>
          </table:table-cell>
          <table:table-cell table:style-name="ce15" table:formula="of:=IF(AND([.Z$1]&gt;=[.$H9];[.Z$1]&lt;=[.$G9]);[.Z$1];&quot;&quot;)">
            <text:p/>
          </table:table-cell>
          <table:table-cell table:style-name="ce17" table:formula="of:=IF(AND([.AA$1]&gt;=[.$H9];[.AA$1]&lt;=[.$G9]);[.AA$1];&quot;&quot;)">
            <text:p/>
          </table:table-cell>
          <table:table-cell table:style-name="ce17" table:formula="of:=IF(AND([.AB$1]&gt;=[.$H9];[.AB$1]&lt;=[.$G9]);[.AB$1];&quot;&quot;)">
            <text:p/>
          </table:table-cell>
          <table:table-cell table:style-name="ce17" table:formula="of:=IF(AND([.AC$1]&gt;=[.$H9];[.AC$1]&lt;=[.$G9]);[.AC$1];&quot;&quot;)">
            <text:p/>
          </table:table-cell>
          <table:table-cell table:style-name="ce17" table:formula="of:=IF(AND([.AD$1]&gt;=[.$H9];[.AD$1]&lt;=[.$G9]);[.AD$1];&quot;&quot;)">
            <text:p/>
          </table:table-cell>
          <table:table-cell table:style-name="ce17" table:formula="of:=IF(AND([.AE$1]&gt;=[.$H9];[.AE$1]&lt;=[.$G9]);[.AE$1];&quot;&quot;)">
            <text:p/>
          </table:table-cell>
          <table:table-cell table:style-name="ce17" table:formula="of:=IF(AND([.AF$1]&gt;=[.$H9];[.AF$1]&lt;=[.$G9]);[.AF$1];&quot;&quot;)">
            <text:p/>
          </table:table-cell>
          <table:table-cell table:style-name="ce17" table:formula="of:=IF(AND([.AG$1]&gt;=[.$H9];[.AG$1]&lt;=[.$G9]);[.AG$1];&quot;&quot;)">
            <text:p/>
          </table:table-cell>
          <table:table-cell table:style-name="ce17" table:formula="of:=IF(AND([.AH$1]&gt;=[.$H9];[.AH$1]&lt;=[.$G9]);[.AH$1];&quot;&quot;)">
            <text:p/>
          </table:table-cell>
          <table:table-cell table:style-name="ce17" table:formula="of:=IF(AND([.AI$1]&gt;=[.$H9];[.AI$1]&lt;=[.$G9]);[.AI$1];&quot;&quot;)">
            <text:p/>
          </table:table-cell>
          <table:table-cell table:style-name="ce17" table:formula="of:=IF(AND([.AJ$1]&gt;=[.$H9];[.AJ$1]&lt;=[.$G9]);[.AJ$1];&quot;&quot;)">
            <text:p/>
          </table:table-cell>
          <table:table-cell table:style-name="ce17" table:formula="of:=IF(AND([.AK$1]&gt;=[.$H9];[.AK$1]&lt;=[.$G9]);[.AK$1];&quot;&quot;)">
            <text:p/>
          </table:table-cell>
          <table:table-cell table:style-name="ce17" table:formula="of:=IF(AND([.AL$1]&gt;=[.$H9];[.AL$1]&lt;=[.$G9]);[.AL$1];&quot;&quot;)">
            <text:p/>
          </table:table-cell>
          <table:table-cell table:style-name="ce17" table:formula="of:=IF(AND([.AM$1]&gt;=[.$H9];[.AM$1]&lt;=[.$G9]);[.AM$1];&quot;&quot;)">
            <text:p/>
          </table:table-cell>
          <table:table-cell table:style-name="ce17" table:formula="of:=IF(AND([.AN$1]&gt;=[.$H9];[.AN$1]&lt;=[.$G9]);[.AN$1];&quot;&quot;)">
            <text:p/>
          </table:table-cell>
          <table:table-cell table:style-name="ce17" table:formula="of:=IF(AND([.AO$1]&gt;=[.$H9];[.AO$1]&lt;=[.$G9]);[.AO$1];&quot;&quot;)" office:value-type="float" office:value="32" calcext:value-type="float">
            <text:p>32</text:p>
          </table:table-cell>
          <table:table-cell table:style-name="ce19" table:formula="of:=IF(AND([.AP$1]&gt;=[.$H9];[.AP$1]&lt;=[.$G9]);[.AP$1];&quot;&quot;)" office:value-type="float" office:value="33" calcext:value-type="float">
            <text:p>33</text:p>
          </table:table-cell>
          <table:table-cell table:style-name="ce19" table:formula="of:=IF(AND([.AQ$1]&gt;=[.$H9];[.AQ$1]&lt;=[.$G9]);[.AQ$1];&quot;&quot;)">
            <text:p/>
          </table:table-cell>
          <table:table-cell table:style-name="ce19" table:formula="of:=IF(AND([.AR$1]&gt;=[.$H9];[.AR$1]&lt;=[.$G9]);[.AR$1];&quot;&quot;)">
            <text:p/>
          </table:table-cell>
          <table:table-cell table:style-name="ce22" table:formula="of:=IF(AND([.AS$1]&gt;=[.$H9];[.AS$1]&lt;=[.$G9]);[.AS$1];&quot;&quot;)">
            <text:p/>
          </table:table-cell>
          <table:table-cell table:style-name="ce22" table:formula="of:=IF(AND([.AT$1]&gt;=[.$H9];[.AT$1]&lt;=[.$G9]);[.AT$1];&quot;&quot;)">
            <text:p/>
          </table:table-cell>
          <table:table-cell table:style-name="ce24" table:formula="of:=IF(AND([.AU$1]&gt;=[.$H9];[.AU$1]&lt;=[.$G9]);[.AU$1];&quot;&quot;)">
            <text:p/>
          </table:table-cell>
          <table:table-cell table:style-name="ce26" table:formula="of:=IF(AND([.AV$1]&gt;=[.$H9];[.AV$1]&lt;=[.$G9]);[.AV$1];&quot;&quot;)">
            <text:p/>
          </table:table-cell>
          <table:table-cell table:style-name="ce26" table:formula="of:=IF(AND([.AW$1]&gt;=[.$H9];[.AW$1]&lt;=[.$G9]);[.AW$1];&quot;&quot;)">
            <text:p/>
          </table:table-cell>
          <table:table-cell table:style-name="ce26" table:formula="of:=IF(AND([.AX$1]&gt;=[.$H9];[.AX$1]&lt;=[.$G9]);[.AX$1];&quot;&quot;)">
            <text:p/>
          </table:table-cell>
          <table:table-cell table:style-name="ce26" table:formula="of:=IF(AND([.AY$1]&gt;=[.$H9];[.AY$1]&lt;=[.$G9]);[.AY$1];&quot;&quot;)">
            <text:p/>
          </table:table-cell>
          <table:table-cell table:style-name="ce28" table:formula="of:=IF(AND([.AZ$1]&gt;=[.$H9];[.AZ$1]&lt;=[.$G9]);[.AZ$1];&quot;&quot;)">
            <text:p/>
          </table:table-cell>
          <table:table-cell table:style-name="ce30" table:formula="of:=IF(AND([.BA$1]&gt;=[.$H9];[.BA$1]&lt;=[.$G9]);[.BA$1];&quot;&quot;)">
            <text:p/>
          </table:table-cell>
          <table:table-cell table:style-name="ce30" table:formula="of:=IF(AND([.BB$1]&gt;=[.$H9];[.BB$1]&lt;=[.$G9]);[.BB$1];&quot;&quot;)">
            <text:p/>
          </table:table-cell>
          <table:table-cell table:style-name="ce30" table:formula="of:=IF(AND([.BC$1]&gt;=[.$H9];[.BC$1]&lt;=[.$G9]);[.BC$1];&quot;&quot;)">
            <text:p/>
          </table:table-cell>
          <table:table-cell table:style-name="ce30" table:formula="of:=IF(AND([.BD$1]&gt;=[.$H9];[.BD$1]&lt;=[.$G9]);[.BD$1];&quot;&quot;)">
            <text:p/>
          </table:table-cell>
          <table:table-cell table:style-name="ce30" table:formula="of:=IF(AND([.BE$1]&gt;=[.$H9];[.BE$1]&lt;=[.$G9]);[.BE$1];&quot;&quot;)">
            <text:p/>
          </table:table-cell>
          <table:table-cell table:style-name="ce30" table:formula="of:=IF(AND([.BF$1]&gt;=[.$H9];[.BF$1]&lt;=[.$G9]);[.BF$1];&quot;&quot;)">
            <text:p/>
          </table:table-cell>
          <table:table-cell table:style-name="ce30" table:formula="of:=IF(AND([.BG$1]&gt;=[.$H9];[.BG$1]&lt;=[.$G9]);[.BG$1];&quot;&quot;)">
            <text:p/>
          </table:table-cell>
          <table:table-cell table:style-name="ce32" table:formula="of:=IF(AND([.BH$1]&gt;=[.$H9];[.BH$1]&lt;=[.$G9]);[.BH$1];&quot;&quot;)">
            <text:p/>
          </table:table-cell>
          <table:table-cell table:style-name="ce35" table:formula="of:=IF(AND([.BI$1]&gt;=[.$H9];[.BI$1]&lt;=[.$G9]);[.BI$1];&quot;&quot;)">
            <text:p/>
          </table:table-cell>
          <table:table-cell table:style-name="ce35" table:formula="of:=IF(AND([.BJ$1]&gt;=[.$H9];[.BJ$1]&lt;=[.$G9]);[.BJ$1];&quot;&quot;)">
            <text:p/>
          </table:table-cell>
          <table:table-cell table:style-name="ce35" table:formula="of:=IF(AND([.BK$1]&gt;=[.$H9];[.BK$1]&lt;=[.$G9]);[.BK$1];&quot;&quot;)">
            <text:p/>
          </table:table-cell>
          <table:table-cell table:style-name="ce35" table:formula="of:=IF(AND([.BL$1]&gt;=[.$H9];[.BL$1]&lt;=[.$G9]);[.BL$1];&quot;&quot;)">
            <text:p/>
          </table:table-cell>
          <table:table-cell table:style-name="ce37" table:formula="of:=IF(AND([.BM$1]&gt;=[.$H9];[.BM$1]&lt;=[.$G9]);[.BM$1];&quot;&quot;)">
            <text:p/>
          </table:table-cell>
          <table:table-cell table:style-name="ce40" table:formula="of:=IF(AND([.BN$1]&gt;=[.$H9];[.BN$1]&lt;=[.$G9]);[.BN$1];&quot;&quot;)">
            <text:p/>
          </table:table-cell>
          <table:table-cell table:style-name="ce40" table:formula="of:=IF(AND([.BO$1]&gt;=[.$H9];[.BO$1]&lt;=[.$G9]);[.BO$1];&quot;&quot;)">
            <text:p/>
          </table:table-cell>
          <table:table-cell table:style-name="ce40" table:formula="of:=IF(AND([.BP$1]&gt;=[.$H9];[.BP$1]&lt;=[.$G9]);[.BP$1];&quot;&quot;)">
            <text:p/>
          </table:table-cell>
          <table:table-cell table:style-name="ce40" table:formula="of:=IF(AND([.BQ$1]&gt;=[.$H9];[.BQ$1]&lt;=[.$G9]);[.BQ$1];&quot;&quot;)">
            <text:p/>
          </table:table-cell>
          <table:table-cell table:style-name="ce40" table:formula="of:=IF(AND([.BR$1]&gt;=[.$H9];[.BR$1]&lt;=[.$G9]);[.BR$1];&quot;&quot;)">
            <text:p/>
          </table:table-cell>
          <table:table-cell table:style-name="ce40" table:formula="of:=IF(AND([.BS$1]&gt;=[.$H9];[.BS$1]&lt;=[.$G9]);[.BS$1];&quot;&quot;)">
            <text:p/>
          </table:table-cell>
          <table:table-cell table:style-name="ce40" table:formula="of:=IF(AND([.BT$1]&gt;=[.$H9];[.BT$1]&lt;=[.$G9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[.C10];[.$A:.$G];7;0)" office:value-type="float" office:value="0" calcext:value-type="float">
            <text:p>0</text:p>
          </table:table-cell>
          <table:table-cell table:style-name="ce6" table:formula="of:=VLOOKUP([.D10];[.$A:.$G];7;0)" office:value-type="float" office:value="0" calcext:value-type="float">
            <text:p>0</text:p>
          </table:table-cell>
          <table:table-cell table:style-name="ce7" table:formula="of:=MAX([.E10:.F10])+[.B10]+[.I10]" office:value-type="float" office:value="38" calcext:value-type="float">
            <text:p>38</text:p>
          </table:table-cell>
          <table:table-cell table:style-name="ce8" table:formula="of:=[.G10]-[.B10]+1" office:value-type="float" office:value="34" calcext:value-type="float">
            <text:p>34</text:p>
          </table:table-cell>
          <table:table-cell table:style-name="ce9" office:value-type="float" office:value="33" calcext:value-type="float">
            <text:p>33</text:p>
          </table:table-cell>
          <table:table-cell table:style-name="ce11" table:formula="of:=IF(AND([.J$1]&gt;=[.$H10];[.J$1]&lt;=[.$G10]);[.J$1];&quot;&quot;)">
            <text:p/>
          </table:table-cell>
          <table:table-cell table:style-name="ce11" table:formula="of:=IF(AND([.K$1]&gt;=[.$H10];[.K$1]&lt;=[.$G10]);[.K$1];&quot;&quot;)">
            <text:p/>
          </table:table-cell>
          <table:table-cell table:style-name="ce11" table:formula="of:=IF(AND([.L$1]&gt;=[.$H10];[.L$1]&lt;=[.$G10]);[.L$1];&quot;&quot;)">
            <text:p/>
          </table:table-cell>
          <table:table-cell table:style-name="ce11" table:formula="of:=IF(AND([.M$1]&gt;=[.$H10];[.M$1]&lt;=[.$G10]);[.M$1];&quot;&quot;)">
            <text:p/>
          </table:table-cell>
          <table:table-cell table:style-name="ce13" table:formula="of:=IF(AND([.N$1]&gt;=[.$H10];[.N$1]&lt;=[.$G10]);[.N$1];&quot;&quot;)">
            <text:p/>
          </table:table-cell>
          <table:table-cell table:style-name="ce13" table:formula="of:=IF(AND([.O$1]&gt;=[.$H10];[.O$1]&lt;=[.$G10]);[.O$1];&quot;&quot;)">
            <text:p/>
          </table:table-cell>
          <table:table-cell table:style-name="ce13" table:formula="of:=IF(AND([.P$1]&gt;=[.$H10];[.P$1]&lt;=[.$G10]);[.P$1];&quot;&quot;)">
            <text:p/>
          </table:table-cell>
          <table:table-cell table:style-name="ce13" table:formula="of:=IF(AND([.Q$1]&gt;=[.$H10];[.Q$1]&lt;=[.$G10]);[.Q$1];&quot;&quot;)">
            <text:p/>
          </table:table-cell>
          <table:table-cell table:style-name="ce13" table:formula="of:=IF(AND([.R$1]&gt;=[.$H10];[.R$1]&lt;=[.$G10]);[.R$1];&quot;&quot;)">
            <text:p/>
          </table:table-cell>
          <table:table-cell table:style-name="ce13" table:formula="of:=IF(AND([.S$1]&gt;=[.$H10];[.S$1]&lt;=[.$G10]);[.S$1];&quot;&quot;)">
            <text:p/>
          </table:table-cell>
          <table:table-cell table:style-name="ce13" table:formula="of:=IF(AND([.T$1]&gt;=[.$H10];[.T$1]&lt;=[.$G10]);[.T$1];&quot;&quot;)">
            <text:p/>
          </table:table-cell>
          <table:table-cell table:style-name="ce13" table:formula="of:=IF(AND([.U$1]&gt;=[.$H10];[.U$1]&lt;=[.$G10]);[.U$1];&quot;&quot;)">
            <text:p/>
          </table:table-cell>
          <table:table-cell table:style-name="ce13" table:formula="of:=IF(AND([.V$1]&gt;=[.$H10];[.V$1]&lt;=[.$G10]);[.V$1];&quot;&quot;)">
            <text:p/>
          </table:table-cell>
          <table:table-cell table:style-name="ce13" table:formula="of:=IF(AND([.W$1]&gt;=[.$H10];[.W$1]&lt;=[.$G10]);[.W$1];&quot;&quot;)">
            <text:p/>
          </table:table-cell>
          <table:table-cell table:style-name="ce13" table:formula="of:=IF(AND([.X$1]&gt;=[.$H10];[.X$1]&lt;=[.$G10]);[.X$1];&quot;&quot;)">
            <text:p/>
          </table:table-cell>
          <table:table-cell table:style-name="ce13" table:formula="of:=IF(AND([.Y$1]&gt;=[.$H10];[.Y$1]&lt;=[.$G10]);[.Y$1];&quot;&quot;)">
            <text:p/>
          </table:table-cell>
          <table:table-cell table:style-name="ce15" table:formula="of:=IF(AND([.Z$1]&gt;=[.$H10];[.Z$1]&lt;=[.$G10]);[.Z$1];&quot;&quot;)">
            <text:p/>
          </table:table-cell>
          <table:table-cell table:style-name="ce17" table:formula="of:=IF(AND([.AA$1]&gt;=[.$H10];[.AA$1]&lt;=[.$G10]);[.AA$1];&quot;&quot;)">
            <text:p/>
          </table:table-cell>
          <table:table-cell table:style-name="ce17" table:formula="of:=IF(AND([.AB$1]&gt;=[.$H10];[.AB$1]&lt;=[.$G10]);[.AB$1];&quot;&quot;)">
            <text:p/>
          </table:table-cell>
          <table:table-cell table:style-name="ce17" table:formula="of:=IF(AND([.AC$1]&gt;=[.$H10];[.AC$1]&lt;=[.$G10]);[.AC$1];&quot;&quot;)">
            <text:p/>
          </table:table-cell>
          <table:table-cell table:style-name="ce17" table:formula="of:=IF(AND([.AD$1]&gt;=[.$H10];[.AD$1]&lt;=[.$G10]);[.AD$1];&quot;&quot;)">
            <text:p/>
          </table:table-cell>
          <table:table-cell table:style-name="ce17" table:formula="of:=IF(AND([.AE$1]&gt;=[.$H10];[.AE$1]&lt;=[.$G10]);[.AE$1];&quot;&quot;)">
            <text:p/>
          </table:table-cell>
          <table:table-cell table:style-name="ce17" table:formula="of:=IF(AND([.AF$1]&gt;=[.$H10];[.AF$1]&lt;=[.$G10]);[.AF$1];&quot;&quot;)">
            <text:p/>
          </table:table-cell>
          <table:table-cell table:style-name="ce17" table:formula="of:=IF(AND([.AG$1]&gt;=[.$H10];[.AG$1]&lt;=[.$G10]);[.AG$1];&quot;&quot;)">
            <text:p/>
          </table:table-cell>
          <table:table-cell table:style-name="ce17" table:formula="of:=IF(AND([.AH$1]&gt;=[.$H10];[.AH$1]&lt;=[.$G10]);[.AH$1];&quot;&quot;)">
            <text:p/>
          </table:table-cell>
          <table:table-cell table:style-name="ce17" table:formula="of:=IF(AND([.AI$1]&gt;=[.$H10];[.AI$1]&lt;=[.$G10]);[.AI$1];&quot;&quot;)">
            <text:p/>
          </table:table-cell>
          <table:table-cell table:style-name="ce17" table:formula="of:=IF(AND([.AJ$1]&gt;=[.$H10];[.AJ$1]&lt;=[.$G10]);[.AJ$1];&quot;&quot;)">
            <text:p/>
          </table:table-cell>
          <table:table-cell table:style-name="ce17" table:formula="of:=IF(AND([.AK$1]&gt;=[.$H10];[.AK$1]&lt;=[.$G10]);[.AK$1];&quot;&quot;)">
            <text:p/>
          </table:table-cell>
          <table:table-cell table:style-name="ce17" table:formula="of:=IF(AND([.AL$1]&gt;=[.$H10];[.AL$1]&lt;=[.$G10]);[.AL$1];&quot;&quot;)">
            <text:p/>
          </table:table-cell>
          <table:table-cell table:style-name="ce17" table:formula="of:=IF(AND([.AM$1]&gt;=[.$H10];[.AM$1]&lt;=[.$G10]);[.AM$1];&quot;&quot;)">
            <text:p/>
          </table:table-cell>
          <table:table-cell table:style-name="ce17" table:formula="of:=IF(AND([.AN$1]&gt;=[.$H10];[.AN$1]&lt;=[.$G10]);[.AN$1];&quot;&quot;)">
            <text:p/>
          </table:table-cell>
          <table:table-cell table:style-name="ce17" table:formula="of:=IF(AND([.AO$1]&gt;=[.$H10];[.AO$1]&lt;=[.$G10]);[.AO$1];&quot;&quot;)">
            <text:p/>
          </table:table-cell>
          <table:table-cell table:style-name="ce20" table:formula="of:=IF(AND([.AP$1]&gt;=[.$H10];[.AP$1]&lt;=[.$G10]);[.AP$1];&quot;&quot;)">
            <text:p/>
          </table:table-cell>
          <table:table-cell table:style-name="ce20" table:formula="of:=IF(AND([.AQ$1]&gt;=[.$H10];[.AQ$1]&lt;=[.$G10]);[.AQ$1];&quot;&quot;)" office:value-type="float" office:value="34" calcext:value-type="float">
            <text:p>34</text:p>
          </table:table-cell>
          <table:table-cell table:style-name="ce20" table:formula="of:=IF(AND([.AR$1]&gt;=[.$H10];[.AR$1]&lt;=[.$G10]);[.AR$1];&quot;&quot;)" office:value-type="float" office:value="35" calcext:value-type="float">
            <text:p>35</text:p>
          </table:table-cell>
          <table:table-cell table:style-name="ce20" table:formula="of:=IF(AND([.AS$1]&gt;=[.$H10];[.AS$1]&lt;=[.$G10]);[.AS$1];&quot;&quot;)" office:value-type="float" office:value="36" calcext:value-type="float">
            <text:p>36</text:p>
          </table:table-cell>
          <table:table-cell table:style-name="ce20" table:formula="of:=IF(AND([.AT$1]&gt;=[.$H10];[.AT$1]&lt;=[.$G10]);[.AT$1];&quot;&quot;)" office:value-type="float" office:value="37" calcext:value-type="float">
            <text:p>37</text:p>
          </table:table-cell>
          <table:table-cell table:style-name="ce20" table:formula="of:=IF(AND([.AU$1]&gt;=[.$H10];[.AU$1]&lt;=[.$G10]);[.AU$1];&quot;&quot;)" office:value-type="float" office:value="38" calcext:value-type="float">
            <text:p>38</text:p>
          </table:table-cell>
          <table:table-cell table:style-name="ce26" table:formula="of:=IF(AND([.AV$1]&gt;=[.$H10];[.AV$1]&lt;=[.$G10]);[.AV$1];&quot;&quot;)">
            <text:p/>
          </table:table-cell>
          <table:table-cell table:style-name="ce26" table:formula="of:=IF(AND([.AW$1]&gt;=[.$H10];[.AW$1]&lt;=[.$G10]);[.AW$1];&quot;&quot;)">
            <text:p/>
          </table:table-cell>
          <table:table-cell table:style-name="ce26" table:formula="of:=IF(AND([.AX$1]&gt;=[.$H10];[.AX$1]&lt;=[.$G10]);[.AX$1];&quot;&quot;)">
            <text:p/>
          </table:table-cell>
          <table:table-cell table:style-name="ce26" table:formula="of:=IF(AND([.AY$1]&gt;=[.$H10];[.AY$1]&lt;=[.$G10]);[.AY$1];&quot;&quot;)">
            <text:p/>
          </table:table-cell>
          <table:table-cell table:style-name="ce28" table:formula="of:=IF(AND([.AZ$1]&gt;=[.$H10];[.AZ$1]&lt;=[.$G10]);[.AZ$1];&quot;&quot;)">
            <text:p/>
          </table:table-cell>
          <table:table-cell table:style-name="ce30" table:formula="of:=IF(AND([.BA$1]&gt;=[.$H10];[.BA$1]&lt;=[.$G10]);[.BA$1];&quot;&quot;)">
            <text:p/>
          </table:table-cell>
          <table:table-cell table:style-name="ce30" table:formula="of:=IF(AND([.BB$1]&gt;=[.$H10];[.BB$1]&lt;=[.$G10]);[.BB$1];&quot;&quot;)">
            <text:p/>
          </table:table-cell>
          <table:table-cell table:style-name="ce30" table:formula="of:=IF(AND([.BC$1]&gt;=[.$H10];[.BC$1]&lt;=[.$G10]);[.BC$1];&quot;&quot;)">
            <text:p/>
          </table:table-cell>
          <table:table-cell table:style-name="ce30" table:formula="of:=IF(AND([.BD$1]&gt;=[.$H10];[.BD$1]&lt;=[.$G10]);[.BD$1];&quot;&quot;)">
            <text:p/>
          </table:table-cell>
          <table:table-cell table:style-name="ce30" table:formula="of:=IF(AND([.BE$1]&gt;=[.$H10];[.BE$1]&lt;=[.$G10]);[.BE$1];&quot;&quot;)">
            <text:p/>
          </table:table-cell>
          <table:table-cell table:style-name="ce30" table:formula="of:=IF(AND([.BF$1]&gt;=[.$H10];[.BF$1]&lt;=[.$G10]);[.BF$1];&quot;&quot;)">
            <text:p/>
          </table:table-cell>
          <table:table-cell table:style-name="ce30" table:formula="of:=IF(AND([.BG$1]&gt;=[.$H10];[.BG$1]&lt;=[.$G10]);[.BG$1];&quot;&quot;)">
            <text:p/>
          </table:table-cell>
          <table:table-cell table:style-name="ce32" table:formula="of:=IF(AND([.BH$1]&gt;=[.$H10];[.BH$1]&lt;=[.$G10]);[.BH$1];&quot;&quot;)">
            <text:p/>
          </table:table-cell>
          <table:table-cell table:style-name="ce35" table:formula="of:=IF(AND([.BI$1]&gt;=[.$H10];[.BI$1]&lt;=[.$G10]);[.BI$1];&quot;&quot;)">
            <text:p/>
          </table:table-cell>
          <table:table-cell table:style-name="ce35" table:formula="of:=IF(AND([.BJ$1]&gt;=[.$H10];[.BJ$1]&lt;=[.$G10]);[.BJ$1];&quot;&quot;)">
            <text:p/>
          </table:table-cell>
          <table:table-cell table:style-name="ce35" table:formula="of:=IF(AND([.BK$1]&gt;=[.$H10];[.BK$1]&lt;=[.$G10]);[.BK$1];&quot;&quot;)">
            <text:p/>
          </table:table-cell>
          <table:table-cell table:style-name="ce35" table:formula="of:=IF(AND([.BL$1]&gt;=[.$H10];[.BL$1]&lt;=[.$G10]);[.BL$1];&quot;&quot;)">
            <text:p/>
          </table:table-cell>
          <table:table-cell table:style-name="ce37" table:formula="of:=IF(AND([.BM$1]&gt;=[.$H10];[.BM$1]&lt;=[.$G10]);[.BM$1];&quot;&quot;)">
            <text:p/>
          </table:table-cell>
          <table:table-cell table:style-name="ce40" table:formula="of:=IF(AND([.BN$1]&gt;=[.$H10];[.BN$1]&lt;=[.$G10]);[.BN$1];&quot;&quot;)">
            <text:p/>
          </table:table-cell>
          <table:table-cell table:style-name="ce40" table:formula="of:=IF(AND([.BO$1]&gt;=[.$H10];[.BO$1]&lt;=[.$G10]);[.BO$1];&quot;&quot;)">
            <text:p/>
          </table:table-cell>
          <table:table-cell table:style-name="ce40" table:formula="of:=IF(AND([.BP$1]&gt;=[.$H10];[.BP$1]&lt;=[.$G10]);[.BP$1];&quot;&quot;)">
            <text:p/>
          </table:table-cell>
          <table:table-cell table:style-name="ce40" table:formula="of:=IF(AND([.BQ$1]&gt;=[.$H10];[.BQ$1]&lt;=[.$G10]);[.BQ$1];&quot;&quot;)">
            <text:p/>
          </table:table-cell>
          <table:table-cell table:style-name="ce40" table:formula="of:=IF(AND([.BR$1]&gt;=[.$H10];[.BR$1]&lt;=[.$G10]);[.BR$1];&quot;&quot;)">
            <text:p/>
          </table:table-cell>
          <table:table-cell table:style-name="ce40" table:formula="of:=IF(AND([.BS$1]&gt;=[.$H10];[.BS$1]&lt;=[.$G10]);[.BS$1];&quot;&quot;)">
            <text:p/>
          </table:table-cell>
          <table:table-cell table:style-name="ce40" table:formula="of:=IF(AND([.BT$1]&gt;=[.$H10];[.BT$1]&lt;=[.$G10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[.C11];[.$A:.$G];7;0)" office:value-type="float" office:value="0" calcext:value-type="float">
            <text:p>0</text:p>
          </table:table-cell>
          <table:table-cell table:style-name="ce6" table:formula="of:=VLOOKUP([.D11];[.$A:.$G];7;0)" office:value-type="float" office:value="0" calcext:value-type="float">
            <text:p>0</text:p>
          </table:table-cell>
          <table:table-cell table:style-name="ce7" table:formula="of:=MAX([.E11:.F11])+[.B11]+[.I11]" office:value-type="float" office:value="50" calcext:value-type="float">
            <text:p>50</text:p>
          </table:table-cell>
          <table:table-cell table:style-name="ce8" table:formula="of:=[.G11]-[.B11]+1" office:value-type="float" office:value="44" calcext:value-type="float">
            <text:p>44</text:p>
          </table:table-cell>
          <table:table-cell table:style-name="ce9" office:value-type="float" office:value="43" calcext:value-type="float">
            <text:p>43</text:p>
          </table:table-cell>
          <table:table-cell table:style-name="ce11" table:formula="of:=IF(AND([.J$1]&gt;=[.$H11];[.J$1]&lt;=[.$G11]);[.J$1];&quot;&quot;)">
            <text:p/>
          </table:table-cell>
          <table:table-cell table:style-name="ce11" table:formula="of:=IF(AND([.K$1]&gt;=[.$H11];[.K$1]&lt;=[.$G11]);[.K$1];&quot;&quot;)">
            <text:p/>
          </table:table-cell>
          <table:table-cell table:style-name="ce11" table:formula="of:=IF(AND([.L$1]&gt;=[.$H11];[.L$1]&lt;=[.$G11]);[.L$1];&quot;&quot;)">
            <text:p/>
          </table:table-cell>
          <table:table-cell table:style-name="ce11" table:formula="of:=IF(AND([.M$1]&gt;=[.$H11];[.M$1]&lt;=[.$G11]);[.M$1];&quot;&quot;)">
            <text:p/>
          </table:table-cell>
          <table:table-cell table:style-name="ce13" table:formula="of:=IF(AND([.N$1]&gt;=[.$H11];[.N$1]&lt;=[.$G11]);[.N$1];&quot;&quot;)">
            <text:p/>
          </table:table-cell>
          <table:table-cell table:style-name="ce13" table:formula="of:=IF(AND([.O$1]&gt;=[.$H11];[.O$1]&lt;=[.$G11]);[.O$1];&quot;&quot;)">
            <text:p/>
          </table:table-cell>
          <table:table-cell table:style-name="ce13" table:formula="of:=IF(AND([.P$1]&gt;=[.$H11];[.P$1]&lt;=[.$G11]);[.P$1];&quot;&quot;)">
            <text:p/>
          </table:table-cell>
          <table:table-cell table:style-name="ce13" table:formula="of:=IF(AND([.Q$1]&gt;=[.$H11];[.Q$1]&lt;=[.$G11]);[.Q$1];&quot;&quot;)">
            <text:p/>
          </table:table-cell>
          <table:table-cell table:style-name="ce13" table:formula="of:=IF(AND([.R$1]&gt;=[.$H11];[.R$1]&lt;=[.$G11]);[.R$1];&quot;&quot;)">
            <text:p/>
          </table:table-cell>
          <table:table-cell table:style-name="ce13" table:formula="of:=IF(AND([.S$1]&gt;=[.$H11];[.S$1]&lt;=[.$G11]);[.S$1];&quot;&quot;)">
            <text:p/>
          </table:table-cell>
          <table:table-cell table:style-name="ce13" table:formula="of:=IF(AND([.T$1]&gt;=[.$H11];[.T$1]&lt;=[.$G11]);[.T$1];&quot;&quot;)">
            <text:p/>
          </table:table-cell>
          <table:table-cell table:style-name="ce13" table:formula="of:=IF(AND([.U$1]&gt;=[.$H11];[.U$1]&lt;=[.$G11]);[.U$1];&quot;&quot;)">
            <text:p/>
          </table:table-cell>
          <table:table-cell table:style-name="ce13" table:formula="of:=IF(AND([.V$1]&gt;=[.$H11];[.V$1]&lt;=[.$G11]);[.V$1];&quot;&quot;)">
            <text:p/>
          </table:table-cell>
          <table:table-cell table:style-name="ce13" table:formula="of:=IF(AND([.W$1]&gt;=[.$H11];[.W$1]&lt;=[.$G11]);[.W$1];&quot;&quot;)">
            <text:p/>
          </table:table-cell>
          <table:table-cell table:style-name="ce13" table:formula="of:=IF(AND([.X$1]&gt;=[.$H11];[.X$1]&lt;=[.$G11]);[.X$1];&quot;&quot;)">
            <text:p/>
          </table:table-cell>
          <table:table-cell table:style-name="ce13" table:formula="of:=IF(AND([.Y$1]&gt;=[.$H11];[.Y$1]&lt;=[.$G11]);[.Y$1];&quot;&quot;)">
            <text:p/>
          </table:table-cell>
          <table:table-cell table:style-name="ce15" table:formula="of:=IF(AND([.Z$1]&gt;=[.$H11];[.Z$1]&lt;=[.$G11]);[.Z$1];&quot;&quot;)">
            <text:p/>
          </table:table-cell>
          <table:table-cell table:style-name="ce17" table:formula="of:=IF(AND([.AA$1]&gt;=[.$H11];[.AA$1]&lt;=[.$G11]);[.AA$1];&quot;&quot;)">
            <text:p/>
          </table:table-cell>
          <table:table-cell table:style-name="ce17" table:formula="of:=IF(AND([.AB$1]&gt;=[.$H11];[.AB$1]&lt;=[.$G11]);[.AB$1];&quot;&quot;)">
            <text:p/>
          </table:table-cell>
          <table:table-cell table:style-name="ce17" table:formula="of:=IF(AND([.AC$1]&gt;=[.$H11];[.AC$1]&lt;=[.$G11]);[.AC$1];&quot;&quot;)">
            <text:p/>
          </table:table-cell>
          <table:table-cell table:style-name="ce17" table:formula="of:=IF(AND([.AD$1]&gt;=[.$H11];[.AD$1]&lt;=[.$G11]);[.AD$1];&quot;&quot;)">
            <text:p/>
          </table:table-cell>
          <table:table-cell table:style-name="ce17" table:formula="of:=IF(AND([.AE$1]&gt;=[.$H11];[.AE$1]&lt;=[.$G11]);[.AE$1];&quot;&quot;)">
            <text:p/>
          </table:table-cell>
          <table:table-cell table:style-name="ce17" table:formula="of:=IF(AND([.AF$1]&gt;=[.$H11];[.AF$1]&lt;=[.$G11]);[.AF$1];&quot;&quot;)">
            <text:p/>
          </table:table-cell>
          <table:table-cell table:style-name="ce17" table:formula="of:=IF(AND([.AG$1]&gt;=[.$H11];[.AG$1]&lt;=[.$G11]);[.AG$1];&quot;&quot;)">
            <text:p/>
          </table:table-cell>
          <table:table-cell table:style-name="ce17" table:formula="of:=IF(AND([.AH$1]&gt;=[.$H11];[.AH$1]&lt;=[.$G11]);[.AH$1];&quot;&quot;)">
            <text:p/>
          </table:table-cell>
          <table:table-cell table:style-name="ce17" table:formula="of:=IF(AND([.AI$1]&gt;=[.$H11];[.AI$1]&lt;=[.$G11]);[.AI$1];&quot;&quot;)">
            <text:p/>
          </table:table-cell>
          <table:table-cell table:style-name="ce17" table:formula="of:=IF(AND([.AJ$1]&gt;=[.$H11];[.AJ$1]&lt;=[.$G11]);[.AJ$1];&quot;&quot;)">
            <text:p/>
          </table:table-cell>
          <table:table-cell table:style-name="ce17" table:formula="of:=IF(AND([.AK$1]&gt;=[.$H11];[.AK$1]&lt;=[.$G11]);[.AK$1];&quot;&quot;)">
            <text:p/>
          </table:table-cell>
          <table:table-cell table:style-name="ce17" table:formula="of:=IF(AND([.AL$1]&gt;=[.$H11];[.AL$1]&lt;=[.$G11]);[.AL$1];&quot;&quot;)">
            <text:p/>
          </table:table-cell>
          <table:table-cell table:style-name="ce17" table:formula="of:=IF(AND([.AM$1]&gt;=[.$H11];[.AM$1]&lt;=[.$G11]);[.AM$1];&quot;&quot;)">
            <text:p/>
          </table:table-cell>
          <table:table-cell table:style-name="ce17" table:formula="of:=IF(AND([.AN$1]&gt;=[.$H11];[.AN$1]&lt;=[.$G11]);[.AN$1];&quot;&quot;)">
            <text:p/>
          </table:table-cell>
          <table:table-cell table:style-name="ce17" table:formula="of:=IF(AND([.AO$1]&gt;=[.$H11];[.AO$1]&lt;=[.$G11]);[.AO$1];&quot;&quot;)">
            <text:p/>
          </table:table-cell>
          <table:table-cell table:style-name="ce19" table:formula="of:=IF(AND([.AP$1]&gt;=[.$H11];[.AP$1]&lt;=[.$G11]);[.AP$1];&quot;&quot;)">
            <text:p/>
          </table:table-cell>
          <table:table-cell table:style-name="ce19" table:formula="of:=IF(AND([.AQ$1]&gt;=[.$H11];[.AQ$1]&lt;=[.$G11]);[.AQ$1];&quot;&quot;)">
            <text:p/>
          </table:table-cell>
          <table:table-cell table:style-name="ce19" table:formula="of:=IF(AND([.AR$1]&gt;=[.$H11];[.AR$1]&lt;=[.$G11]);[.AR$1];&quot;&quot;)">
            <text:p/>
          </table:table-cell>
          <table:table-cell table:style-name="ce20" table:formula="of:=IF(AND([.AS$1]&gt;=[.$H11];[.AS$1]&lt;=[.$G11]);[.AS$1];&quot;&quot;)">
            <text:p/>
          </table:table-cell>
          <table:table-cell table:style-name="ce20" table:formula="of:=IF(AND([.AT$1]&gt;=[.$H11];[.AT$1]&lt;=[.$G11]);[.AT$1];&quot;&quot;)">
            <text:p/>
          </table:table-cell>
          <table:table-cell table:style-name="ce20" table:formula="of:=IF(AND([.AU$1]&gt;=[.$H11];[.AU$1]&lt;=[.$G11]);[.AU$1];&quot;&quot;)">
            <text:p/>
          </table:table-cell>
          <table:table-cell table:style-name="ce20" table:formula="of:=IF(AND([.AV$1]&gt;=[.$H11];[.AV$1]&lt;=[.$G11]);[.AV$1];&quot;&quot;)">
            <text:p/>
          </table:table-cell>
          <table:table-cell table:style-name="ce20" table:formula="of:=IF(AND([.AW$1]&gt;=[.$H11];[.AW$1]&lt;=[.$G11]);[.AW$1];&quot;&quot;)">
            <text:p/>
          </table:table-cell>
          <table:table-cell table:style-name="ce20" table:formula="of:=IF(AND([.AX$1]&gt;=[.$H11];[.AX$1]&lt;=[.$G11]);[.AX$1];&quot;&quot;)">
            <text:p/>
          </table:table-cell>
          <table:table-cell table:style-name="ce20" table:formula="of:=IF(AND([.AY$1]&gt;=[.$H11];[.AY$1]&lt;=[.$G11]);[.AY$1];&quot;&quot;)">
            <text:p/>
          </table:table-cell>
          <table:table-cell table:style-name="ce20" table:formula="of:=IF(AND([.AZ$1]&gt;=[.$H11];[.AZ$1]&lt;=[.$G11]);[.AZ$1];&quot;&quot;)">
            <text:p/>
          </table:table-cell>
          <table:table-cell table:style-name="ce20" table:formula="of:=IF(AND([.BA$1]&gt;=[.$H11];[.BA$1]&lt;=[.$G11]);[.BA$1];&quot;&quot;)" office:value-type="float" office:value="44" calcext:value-type="float">
            <text:p>44</text:p>
          </table:table-cell>
          <table:table-cell table:style-name="ce20" table:formula="of:=IF(AND([.BB$1]&gt;=[.$H11];[.BB$1]&lt;=[.$G11]);[.BB$1];&quot;&quot;)" office:value-type="float" office:value="45" calcext:value-type="float">
            <text:p>45</text:p>
          </table:table-cell>
          <table:table-cell table:style-name="ce20" table:formula="of:=IF(AND([.BC$1]&gt;=[.$H11];[.BC$1]&lt;=[.$G11]);[.BC$1];&quot;&quot;)" office:value-type="float" office:value="46" calcext:value-type="float">
            <text:p>46</text:p>
          </table:table-cell>
          <table:table-cell table:style-name="ce20" table:formula="of:=IF(AND([.BD$1]&gt;=[.$H11];[.BD$1]&lt;=[.$G11]);[.BD$1];&quot;&quot;)" office:value-type="float" office:value="47" calcext:value-type="float">
            <text:p>47</text:p>
          </table:table-cell>
          <table:table-cell table:style-name="ce20" table:formula="of:=IF(AND([.BE$1]&gt;=[.$H11];[.BE$1]&lt;=[.$G11]);[.BE$1];&quot;&quot;)" office:value-type="float" office:value="48" calcext:value-type="float">
            <text:p>48</text:p>
          </table:table-cell>
          <table:table-cell table:style-name="ce20" table:formula="of:=IF(AND([.BF$1]&gt;=[.$H11];[.BF$1]&lt;=[.$G11]);[.BF$1];&quot;&quot;)" office:value-type="float" office:value="49" calcext:value-type="float">
            <text:p>49</text:p>
          </table:table-cell>
          <table:table-cell table:style-name="ce20" table:formula="of:=IF(AND([.BG$1]&gt;=[.$H11];[.BG$1]&lt;=[.$G11]);[.BG$1];&quot;&quot;)" office:value-type="float" office:value="50" calcext:value-type="float">
            <text:p>50</text:p>
          </table:table-cell>
          <table:table-cell table:style-name="ce32" table:formula="of:=IF(AND([.BH$1]&gt;=[.$H11];[.BH$1]&lt;=[.$G11]);[.BH$1];&quot;&quot;)">
            <text:p/>
          </table:table-cell>
          <table:table-cell table:style-name="ce35" table:formula="of:=IF(AND([.BI$1]&gt;=[.$H11];[.BI$1]&lt;=[.$G11]);[.BI$1];&quot;&quot;)">
            <text:p/>
          </table:table-cell>
          <table:table-cell table:style-name="ce35" table:formula="of:=IF(AND([.BJ$1]&gt;=[.$H11];[.BJ$1]&lt;=[.$G11]);[.BJ$1];&quot;&quot;)">
            <text:p/>
          </table:table-cell>
          <table:table-cell table:style-name="ce35" table:formula="of:=IF(AND([.BK$1]&gt;=[.$H11];[.BK$1]&lt;=[.$G11]);[.BK$1];&quot;&quot;)">
            <text:p/>
          </table:table-cell>
          <table:table-cell table:style-name="ce35" table:formula="of:=IF(AND([.BL$1]&gt;=[.$H11];[.BL$1]&lt;=[.$G11]);[.BL$1];&quot;&quot;)">
            <text:p/>
          </table:table-cell>
          <table:table-cell table:style-name="ce37" table:formula="of:=IF(AND([.BM$1]&gt;=[.$H11];[.BM$1]&lt;=[.$G11]);[.BM$1];&quot;&quot;)">
            <text:p/>
          </table:table-cell>
          <table:table-cell table:style-name="ce40" table:formula="of:=IF(AND([.BN$1]&gt;=[.$H11];[.BN$1]&lt;=[.$G11]);[.BN$1];&quot;&quot;)">
            <text:p/>
          </table:table-cell>
          <table:table-cell table:style-name="ce40" table:formula="of:=IF(AND([.BO$1]&gt;=[.$H11];[.BO$1]&lt;=[.$G11]);[.BO$1];&quot;&quot;)">
            <text:p/>
          </table:table-cell>
          <table:table-cell table:style-name="ce40" table:formula="of:=IF(AND([.BP$1]&gt;=[.$H11];[.BP$1]&lt;=[.$G11]);[.BP$1];&quot;&quot;)">
            <text:p/>
          </table:table-cell>
          <table:table-cell table:style-name="ce40" table:formula="of:=IF(AND([.BQ$1]&gt;=[.$H11];[.BQ$1]&lt;=[.$G11]);[.BQ$1];&quot;&quot;)">
            <text:p/>
          </table:table-cell>
          <table:table-cell table:style-name="ce40" table:formula="of:=IF(AND([.BR$1]&gt;=[.$H11];[.BR$1]&lt;=[.$G11]);[.BR$1];&quot;&quot;)">
            <text:p/>
          </table:table-cell>
          <table:table-cell table:style-name="ce40" table:formula="of:=IF(AND([.BS$1]&gt;=[.$H11];[.BS$1]&lt;=[.$G11]);[.BS$1];&quot;&quot;)">
            <text:p/>
          </table:table-cell>
          <table:table-cell table:style-name="ce40" table:formula="of:=IF(AND([.BT$1]&gt;=[.$H11];[.BT$1]&lt;=[.$G11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[.C12];[.$A:.$G];7;0)" office:value-type="float" office:value="38" calcext:value-type="float">
            <text:p>38</text:p>
          </table:table-cell>
          <table:table-cell table:style-name="ce6" table:formula="of:=VLOOKUP([.D12];[.$A:.$G];7;0)" office:value-type="float" office:value="0" calcext:value-type="float">
            <text:p>0</text:p>
          </table:table-cell>
          <table:table-cell table:style-name="ce7" table:formula="of:=MAX([.E12:.F12])+[.B12]+[.I12]" office:value-type="float" office:value="43" calcext:value-type="float">
            <text:p>43</text:p>
          </table:table-cell>
          <table:table-cell table:style-name="ce8" table:formula="of:=[.G12]-[.B12]+1" office:value-type="float" office:value="39" calcext:value-type="float">
            <text:p>39</text:p>
          </table:table-cell>
          <table:table-cell table:style-name="ce9"/>
          <table:table-cell table:style-name="ce11" table:formula="of:=IF(AND([.J$1]&gt;=[.$H12];[.J$1]&lt;=[.$G12]);[.J$1];&quot;&quot;)">
            <text:p/>
          </table:table-cell>
          <table:table-cell table:style-name="ce11" table:formula="of:=IF(AND([.K$1]&gt;=[.$H12];[.K$1]&lt;=[.$G12]);[.K$1];&quot;&quot;)">
            <text:p/>
          </table:table-cell>
          <table:table-cell table:style-name="ce11" table:formula="of:=IF(AND([.L$1]&gt;=[.$H12];[.L$1]&lt;=[.$G12]);[.L$1];&quot;&quot;)">
            <text:p/>
          </table:table-cell>
          <table:table-cell table:style-name="ce11" table:formula="of:=IF(AND([.M$1]&gt;=[.$H12];[.M$1]&lt;=[.$G12]);[.M$1];&quot;&quot;)">
            <text:p/>
          </table:table-cell>
          <table:table-cell table:style-name="ce13" table:formula="of:=IF(AND([.N$1]&gt;=[.$H12];[.N$1]&lt;=[.$G12]);[.N$1];&quot;&quot;)">
            <text:p/>
          </table:table-cell>
          <table:table-cell table:style-name="ce13" table:formula="of:=IF(AND([.O$1]&gt;=[.$H12];[.O$1]&lt;=[.$G12]);[.O$1];&quot;&quot;)">
            <text:p/>
          </table:table-cell>
          <table:table-cell table:style-name="ce13" table:formula="of:=IF(AND([.P$1]&gt;=[.$H12];[.P$1]&lt;=[.$G12]);[.P$1];&quot;&quot;)">
            <text:p/>
          </table:table-cell>
          <table:table-cell table:style-name="ce13" table:formula="of:=IF(AND([.Q$1]&gt;=[.$H12];[.Q$1]&lt;=[.$G12]);[.Q$1];&quot;&quot;)">
            <text:p/>
          </table:table-cell>
          <table:table-cell table:style-name="ce13" table:formula="of:=IF(AND([.R$1]&gt;=[.$H12];[.R$1]&lt;=[.$G12]);[.R$1];&quot;&quot;)">
            <text:p/>
          </table:table-cell>
          <table:table-cell table:style-name="ce13" table:formula="of:=IF(AND([.S$1]&gt;=[.$H12];[.S$1]&lt;=[.$G12]);[.S$1];&quot;&quot;)">
            <text:p/>
          </table:table-cell>
          <table:table-cell table:style-name="ce13" table:formula="of:=IF(AND([.T$1]&gt;=[.$H12];[.T$1]&lt;=[.$G12]);[.T$1];&quot;&quot;)">
            <text:p/>
          </table:table-cell>
          <table:table-cell table:style-name="ce13" table:formula="of:=IF(AND([.U$1]&gt;=[.$H12];[.U$1]&lt;=[.$G12]);[.U$1];&quot;&quot;)">
            <text:p/>
          </table:table-cell>
          <table:table-cell table:style-name="ce13" table:formula="of:=IF(AND([.V$1]&gt;=[.$H12];[.V$1]&lt;=[.$G12]);[.V$1];&quot;&quot;)">
            <text:p/>
          </table:table-cell>
          <table:table-cell table:style-name="ce13" table:formula="of:=IF(AND([.W$1]&gt;=[.$H12];[.W$1]&lt;=[.$G12]);[.W$1];&quot;&quot;)">
            <text:p/>
          </table:table-cell>
          <table:table-cell table:style-name="ce13" table:formula="of:=IF(AND([.X$1]&gt;=[.$H12];[.X$1]&lt;=[.$G12]);[.X$1];&quot;&quot;)">
            <text:p/>
          </table:table-cell>
          <table:table-cell table:style-name="ce13" table:formula="of:=IF(AND([.Y$1]&gt;=[.$H12];[.Y$1]&lt;=[.$G12]);[.Y$1];&quot;&quot;)">
            <text:p/>
          </table:table-cell>
          <table:table-cell table:style-name="ce15" table:formula="of:=IF(AND([.Z$1]&gt;=[.$H12];[.Z$1]&lt;=[.$G12]);[.Z$1];&quot;&quot;)">
            <text:p/>
          </table:table-cell>
          <table:table-cell table:style-name="ce17" table:formula="of:=IF(AND([.AA$1]&gt;=[.$H12];[.AA$1]&lt;=[.$G12]);[.AA$1];&quot;&quot;)">
            <text:p/>
          </table:table-cell>
          <table:table-cell table:style-name="ce17" table:formula="of:=IF(AND([.AB$1]&gt;=[.$H12];[.AB$1]&lt;=[.$G12]);[.AB$1];&quot;&quot;)">
            <text:p/>
          </table:table-cell>
          <table:table-cell table:style-name="ce17" table:formula="of:=IF(AND([.AC$1]&gt;=[.$H12];[.AC$1]&lt;=[.$G12]);[.AC$1];&quot;&quot;)">
            <text:p/>
          </table:table-cell>
          <table:table-cell table:style-name="ce17" table:formula="of:=IF(AND([.AD$1]&gt;=[.$H12];[.AD$1]&lt;=[.$G12]);[.AD$1];&quot;&quot;)">
            <text:p/>
          </table:table-cell>
          <table:table-cell table:style-name="ce17" table:formula="of:=IF(AND([.AE$1]&gt;=[.$H12];[.AE$1]&lt;=[.$G12]);[.AE$1];&quot;&quot;)">
            <text:p/>
          </table:table-cell>
          <table:table-cell table:style-name="ce17" table:formula="of:=IF(AND([.AF$1]&gt;=[.$H12];[.AF$1]&lt;=[.$G12]);[.AF$1];&quot;&quot;)">
            <text:p/>
          </table:table-cell>
          <table:table-cell table:style-name="ce17" table:formula="of:=IF(AND([.AG$1]&gt;=[.$H12];[.AG$1]&lt;=[.$G12]);[.AG$1];&quot;&quot;)">
            <text:p/>
          </table:table-cell>
          <table:table-cell table:style-name="ce17" table:formula="of:=IF(AND([.AH$1]&gt;=[.$H12];[.AH$1]&lt;=[.$G12]);[.AH$1];&quot;&quot;)">
            <text:p/>
          </table:table-cell>
          <table:table-cell table:style-name="ce17" table:formula="of:=IF(AND([.AI$1]&gt;=[.$H12];[.AI$1]&lt;=[.$G12]);[.AI$1];&quot;&quot;)">
            <text:p/>
          </table:table-cell>
          <table:table-cell table:style-name="ce17" table:formula="of:=IF(AND([.AJ$1]&gt;=[.$H12];[.AJ$1]&lt;=[.$G12]);[.AJ$1];&quot;&quot;)">
            <text:p/>
          </table:table-cell>
          <table:table-cell table:style-name="ce17" table:formula="of:=IF(AND([.AK$1]&gt;=[.$H12];[.AK$1]&lt;=[.$G12]);[.AK$1];&quot;&quot;)">
            <text:p/>
          </table:table-cell>
          <table:table-cell table:style-name="ce17" table:formula="of:=IF(AND([.AL$1]&gt;=[.$H12];[.AL$1]&lt;=[.$G12]);[.AL$1];&quot;&quot;)">
            <text:p/>
          </table:table-cell>
          <table:table-cell table:style-name="ce17" table:formula="of:=IF(AND([.AM$1]&gt;=[.$H12];[.AM$1]&lt;=[.$G12]);[.AM$1];&quot;&quot;)">
            <text:p/>
          </table:table-cell>
          <table:table-cell table:style-name="ce17" table:formula="of:=IF(AND([.AN$1]&gt;=[.$H12];[.AN$1]&lt;=[.$G12]);[.AN$1];&quot;&quot;)">
            <text:p/>
          </table:table-cell>
          <table:table-cell table:style-name="ce17" table:formula="of:=IF(AND([.AO$1]&gt;=[.$H12];[.AO$1]&lt;=[.$G12]);[.AO$1];&quot;&quot;)">
            <text:p/>
          </table:table-cell>
          <table:table-cell table:style-name="ce19" table:formula="of:=IF(AND([.AP$1]&gt;=[.$H12];[.AP$1]&lt;=[.$G12]);[.AP$1];&quot;&quot;)">
            <text:p/>
          </table:table-cell>
          <table:table-cell table:style-name="ce19" table:formula="of:=IF(AND([.AQ$1]&gt;=[.$H12];[.AQ$1]&lt;=[.$G12]);[.AQ$1];&quot;&quot;)">
            <text:p/>
          </table:table-cell>
          <table:table-cell table:style-name="ce19" table:formula="of:=IF(AND([.AR$1]&gt;=[.$H12];[.AR$1]&lt;=[.$G12]);[.AR$1];&quot;&quot;)">
            <text:p/>
          </table:table-cell>
          <table:table-cell table:style-name="ce22" table:formula="of:=IF(AND([.AS$1]&gt;=[.$H12];[.AS$1]&lt;=[.$G12]);[.AS$1];&quot;&quot;)">
            <text:p/>
          </table:table-cell>
          <table:table-cell table:style-name="ce22" table:formula="of:=IF(AND([.AT$1]&gt;=[.$H12];[.AT$1]&lt;=[.$G12]);[.AT$1];&quot;&quot;)">
            <text:p/>
          </table:table-cell>
          <table:table-cell table:style-name="ce20" table:formula="of:=IF(AND([.AU$1]&gt;=[.$H12];[.AU$1]&lt;=[.$G12]);[.AU$1];&quot;&quot;)">
            <text:p/>
          </table:table-cell>
          <table:table-cell table:style-name="ce20" table:formula="of:=IF(AND([.AV$1]&gt;=[.$H12];[.AV$1]&lt;=[.$G12]);[.AV$1];&quot;&quot;)" office:value-type="float" office:value="39" calcext:value-type="float">
            <text:p>39</text:p>
          </table:table-cell>
          <table:table-cell table:style-name="ce20" table:formula="of:=IF(AND([.AW$1]&gt;=[.$H12];[.AW$1]&lt;=[.$G12]);[.AW$1];&quot;&quot;)" office:value-type="float" office:value="40" calcext:value-type="float">
            <text:p>40</text:p>
          </table:table-cell>
          <table:table-cell table:style-name="ce20" table:formula="of:=IF(AND([.AX$1]&gt;=[.$H12];[.AX$1]&lt;=[.$G12]);[.AX$1];&quot;&quot;)" office:value-type="float" office:value="41" calcext:value-type="float">
            <text:p>41</text:p>
          </table:table-cell>
          <table:table-cell table:style-name="ce20" table:formula="of:=IF(AND([.AY$1]&gt;=[.$H12];[.AY$1]&lt;=[.$G12]);[.AY$1];&quot;&quot;)" office:value-type="float" office:value="42" calcext:value-type="float">
            <text:p>42</text:p>
          </table:table-cell>
          <table:table-cell table:style-name="ce20" table:formula="of:=IF(AND([.AZ$1]&gt;=[.$H12];[.AZ$1]&lt;=[.$G12]);[.AZ$1];&quot;&quot;)" office:value-type="float" office:value="43" calcext:value-type="float">
            <text:p>43</text:p>
          </table:table-cell>
          <table:table-cell table:style-name="ce30" table:formula="of:=IF(AND([.BA$1]&gt;=[.$H12];[.BA$1]&lt;=[.$G12]);[.BA$1];&quot;&quot;)">
            <text:p/>
          </table:table-cell>
          <table:table-cell table:style-name="ce30" table:formula="of:=IF(AND([.BB$1]&gt;=[.$H12];[.BB$1]&lt;=[.$G12]);[.BB$1];&quot;&quot;)">
            <text:p/>
          </table:table-cell>
          <table:table-cell table:style-name="ce30" table:formula="of:=IF(AND([.BC$1]&gt;=[.$H12];[.BC$1]&lt;=[.$G12]);[.BC$1];&quot;&quot;)">
            <text:p/>
          </table:table-cell>
          <table:table-cell table:style-name="ce30" table:formula="of:=IF(AND([.BD$1]&gt;=[.$H12];[.BD$1]&lt;=[.$G12]);[.BD$1];&quot;&quot;)">
            <text:p/>
          </table:table-cell>
          <table:table-cell table:style-name="ce30" table:formula="of:=IF(AND([.BE$1]&gt;=[.$H12];[.BE$1]&lt;=[.$G12]);[.BE$1];&quot;&quot;)">
            <text:p/>
          </table:table-cell>
          <table:table-cell table:style-name="ce30" table:formula="of:=IF(AND([.BF$1]&gt;=[.$H12];[.BF$1]&lt;=[.$G12]);[.BF$1];&quot;&quot;)">
            <text:p/>
          </table:table-cell>
          <table:table-cell table:style-name="ce30" table:formula="of:=IF(AND([.BG$1]&gt;=[.$H12];[.BG$1]&lt;=[.$G12]);[.BG$1];&quot;&quot;)">
            <text:p/>
          </table:table-cell>
          <table:table-cell table:style-name="ce32" table:formula="of:=IF(AND([.BH$1]&gt;=[.$H12];[.BH$1]&lt;=[.$G12]);[.BH$1];&quot;&quot;)">
            <text:p/>
          </table:table-cell>
          <table:table-cell table:style-name="ce35" table:formula="of:=IF(AND([.BI$1]&gt;=[.$H12];[.BI$1]&lt;=[.$G12]);[.BI$1];&quot;&quot;)">
            <text:p/>
          </table:table-cell>
          <table:table-cell table:style-name="ce35" table:formula="of:=IF(AND([.BJ$1]&gt;=[.$H12];[.BJ$1]&lt;=[.$G12]);[.BJ$1];&quot;&quot;)">
            <text:p/>
          </table:table-cell>
          <table:table-cell table:style-name="ce35" table:formula="of:=IF(AND([.BK$1]&gt;=[.$H12];[.BK$1]&lt;=[.$G12]);[.BK$1];&quot;&quot;)">
            <text:p/>
          </table:table-cell>
          <table:table-cell table:style-name="ce35" table:formula="of:=IF(AND([.BL$1]&gt;=[.$H12];[.BL$1]&lt;=[.$G12]);[.BL$1];&quot;&quot;)">
            <text:p/>
          </table:table-cell>
          <table:table-cell table:style-name="ce37" table:formula="of:=IF(AND([.BM$1]&gt;=[.$H12];[.BM$1]&lt;=[.$G12]);[.BM$1];&quot;&quot;)">
            <text:p/>
          </table:table-cell>
          <table:table-cell table:style-name="ce40" table:formula="of:=IF(AND([.BN$1]&gt;=[.$H12];[.BN$1]&lt;=[.$G12]);[.BN$1];&quot;&quot;)">
            <text:p/>
          </table:table-cell>
          <table:table-cell table:style-name="ce40" table:formula="of:=IF(AND([.BO$1]&gt;=[.$H12];[.BO$1]&lt;=[.$G12]);[.BO$1];&quot;&quot;)">
            <text:p/>
          </table:table-cell>
          <table:table-cell table:style-name="ce40" table:formula="of:=IF(AND([.BP$1]&gt;=[.$H12];[.BP$1]&lt;=[.$G12]);[.BP$1];&quot;&quot;)">
            <text:p/>
          </table:table-cell>
          <table:table-cell table:style-name="ce40" table:formula="of:=IF(AND([.BQ$1]&gt;=[.$H12];[.BQ$1]&lt;=[.$G12]);[.BQ$1];&quot;&quot;)">
            <text:p/>
          </table:table-cell>
          <table:table-cell table:style-name="ce40" table:formula="of:=IF(AND([.BR$1]&gt;=[.$H12];[.BR$1]&lt;=[.$G12]);[.BR$1];&quot;&quot;)">
            <text:p/>
          </table:table-cell>
          <table:table-cell table:style-name="ce40" table:formula="of:=IF(AND([.BS$1]&gt;=[.$H12];[.BS$1]&lt;=[.$G12]);[.BS$1];&quot;&quot;)">
            <text:p/>
          </table:table-cell>
          <table:table-cell table:style-name="ce40" table:formula="of:=IF(AND([.BT$1]&gt;=[.$H12];[.BT$1]&lt;=[.$G12]);[.BT$1];&quot;&quot;)">
            <text:p/>
          </table:table-cell>
          <table:table-cell table:style-name="Default" table:number-columns-repeated="163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[.C13];[.$A:.$G];7;0)" office:value-type="float" office:value="50" calcext:value-type="float">
            <text:p>50</text:p>
          </table:table-cell>
          <table:table-cell table:style-name="ce6" table:formula="of:=VLOOKUP([.D13];[.$A:.$G];7;0)" office:value-type="float" office:value="0" calcext:value-type="float">
            <text:p>0</text:p>
          </table:table-cell>
          <table:table-cell table:style-name="ce7" table:formula="of:=MAX([.E13:.F13])+[.B13]+[.I13]" office:value-type="float" office:value="56" calcext:value-type="float">
            <text:p>56</text:p>
          </table:table-cell>
          <table:table-cell table:style-name="ce8" table:formula="of:=[.G13]-[.B13]+1" office:value-type="float" office:value="51" calcext:value-type="float">
            <text:p>51</text:p>
          </table:table-cell>
          <table:table-cell table:style-name="ce9"/>
          <table:table-cell table:style-name="ce11" table:formula="of:=IF(AND([.J$1]&gt;=[.$H13];[.J$1]&lt;=[.$G13]);[.J$1];&quot;&quot;)">
            <text:p/>
          </table:table-cell>
          <table:table-cell table:style-name="ce11" table:formula="of:=IF(AND([.K$1]&gt;=[.$H13];[.K$1]&lt;=[.$G13]);[.K$1];&quot;&quot;)">
            <text:p/>
          </table:table-cell>
          <table:table-cell table:style-name="ce11" table:formula="of:=IF(AND([.L$1]&gt;=[.$H13];[.L$1]&lt;=[.$G13]);[.L$1];&quot;&quot;)">
            <text:p/>
          </table:table-cell>
          <table:table-cell table:style-name="ce11" table:formula="of:=IF(AND([.M$1]&gt;=[.$H13];[.M$1]&lt;=[.$G13]);[.M$1];&quot;&quot;)">
            <text:p/>
          </table:table-cell>
          <table:table-cell table:style-name="ce13" table:formula="of:=IF(AND([.N$1]&gt;=[.$H13];[.N$1]&lt;=[.$G13]);[.N$1];&quot;&quot;)">
            <text:p/>
          </table:table-cell>
          <table:table-cell table:style-name="ce13" table:formula="of:=IF(AND([.O$1]&gt;=[.$H13];[.O$1]&lt;=[.$G13]);[.O$1];&quot;&quot;)">
            <text:p/>
          </table:table-cell>
          <table:table-cell table:style-name="ce13" table:formula="of:=IF(AND([.P$1]&gt;=[.$H13];[.P$1]&lt;=[.$G13]);[.P$1];&quot;&quot;)">
            <text:p/>
          </table:table-cell>
          <table:table-cell table:style-name="ce13" table:formula="of:=IF(AND([.Q$1]&gt;=[.$H13];[.Q$1]&lt;=[.$G13]);[.Q$1];&quot;&quot;)">
            <text:p/>
          </table:table-cell>
          <table:table-cell table:style-name="ce13" table:formula="of:=IF(AND([.R$1]&gt;=[.$H13];[.R$1]&lt;=[.$G13]);[.R$1];&quot;&quot;)">
            <text:p/>
          </table:table-cell>
          <table:table-cell table:style-name="ce13" table:formula="of:=IF(AND([.S$1]&gt;=[.$H13];[.S$1]&lt;=[.$G13]);[.S$1];&quot;&quot;)">
            <text:p/>
          </table:table-cell>
          <table:table-cell table:style-name="ce13" table:formula="of:=IF(AND([.T$1]&gt;=[.$H13];[.T$1]&lt;=[.$G13]);[.T$1];&quot;&quot;)">
            <text:p/>
          </table:table-cell>
          <table:table-cell table:style-name="ce13" table:formula="of:=IF(AND([.U$1]&gt;=[.$H13];[.U$1]&lt;=[.$G13]);[.U$1];&quot;&quot;)">
            <text:p/>
          </table:table-cell>
          <table:table-cell table:style-name="ce13" table:formula="of:=IF(AND([.V$1]&gt;=[.$H13];[.V$1]&lt;=[.$G13]);[.V$1];&quot;&quot;)">
            <text:p/>
          </table:table-cell>
          <table:table-cell table:style-name="ce13" table:formula="of:=IF(AND([.W$1]&gt;=[.$H13];[.W$1]&lt;=[.$G13]);[.W$1];&quot;&quot;)">
            <text:p/>
          </table:table-cell>
          <table:table-cell table:style-name="ce13" table:formula="of:=IF(AND([.X$1]&gt;=[.$H13];[.X$1]&lt;=[.$G13]);[.X$1];&quot;&quot;)">
            <text:p/>
          </table:table-cell>
          <table:table-cell table:style-name="ce13" table:formula="of:=IF(AND([.Y$1]&gt;=[.$H13];[.Y$1]&lt;=[.$G13]);[.Y$1];&quot;&quot;)">
            <text:p/>
          </table:table-cell>
          <table:table-cell table:style-name="ce15" table:formula="of:=IF(AND([.Z$1]&gt;=[.$H13];[.Z$1]&lt;=[.$G13]);[.Z$1];&quot;&quot;)">
            <text:p/>
          </table:table-cell>
          <table:table-cell table:style-name="ce17" table:formula="of:=IF(AND([.AA$1]&gt;=[.$H13];[.AA$1]&lt;=[.$G13]);[.AA$1];&quot;&quot;)">
            <text:p/>
          </table:table-cell>
          <table:table-cell table:style-name="ce17" table:formula="of:=IF(AND([.AB$1]&gt;=[.$H13];[.AB$1]&lt;=[.$G13]);[.AB$1];&quot;&quot;)">
            <text:p/>
          </table:table-cell>
          <table:table-cell table:style-name="ce17" table:formula="of:=IF(AND([.AC$1]&gt;=[.$H13];[.AC$1]&lt;=[.$G13]);[.AC$1];&quot;&quot;)">
            <text:p/>
          </table:table-cell>
          <table:table-cell table:style-name="ce17" table:formula="of:=IF(AND([.AD$1]&gt;=[.$H13];[.AD$1]&lt;=[.$G13]);[.AD$1];&quot;&quot;)">
            <text:p/>
          </table:table-cell>
          <table:table-cell table:style-name="ce17" table:formula="of:=IF(AND([.AE$1]&gt;=[.$H13];[.AE$1]&lt;=[.$G13]);[.AE$1];&quot;&quot;)">
            <text:p/>
          </table:table-cell>
          <table:table-cell table:style-name="ce17" table:formula="of:=IF(AND([.AF$1]&gt;=[.$H13];[.AF$1]&lt;=[.$G13]);[.AF$1];&quot;&quot;)">
            <text:p/>
          </table:table-cell>
          <table:table-cell table:style-name="ce17" table:formula="of:=IF(AND([.AG$1]&gt;=[.$H13];[.AG$1]&lt;=[.$G13]);[.AG$1];&quot;&quot;)">
            <text:p/>
          </table:table-cell>
          <table:table-cell table:style-name="ce17" table:formula="of:=IF(AND([.AH$1]&gt;=[.$H13];[.AH$1]&lt;=[.$G13]);[.AH$1];&quot;&quot;)">
            <text:p/>
          </table:table-cell>
          <table:table-cell table:style-name="ce17" table:formula="of:=IF(AND([.AI$1]&gt;=[.$H13];[.AI$1]&lt;=[.$G13]);[.AI$1];&quot;&quot;)">
            <text:p/>
          </table:table-cell>
          <table:table-cell table:style-name="ce17" table:formula="of:=IF(AND([.AJ$1]&gt;=[.$H13];[.AJ$1]&lt;=[.$G13]);[.AJ$1];&quot;&quot;)">
            <text:p/>
          </table:table-cell>
          <table:table-cell table:style-name="ce17" table:formula="of:=IF(AND([.AK$1]&gt;=[.$H13];[.AK$1]&lt;=[.$G13]);[.AK$1];&quot;&quot;)">
            <text:p/>
          </table:table-cell>
          <table:table-cell table:style-name="ce17" table:formula="of:=IF(AND([.AL$1]&gt;=[.$H13];[.AL$1]&lt;=[.$G13]);[.AL$1];&quot;&quot;)">
            <text:p/>
          </table:table-cell>
          <table:table-cell table:style-name="ce17" table:formula="of:=IF(AND([.AM$1]&gt;=[.$H13];[.AM$1]&lt;=[.$G13]);[.AM$1];&quot;&quot;)">
            <text:p/>
          </table:table-cell>
          <table:table-cell table:style-name="ce17" table:formula="of:=IF(AND([.AN$1]&gt;=[.$H13];[.AN$1]&lt;=[.$G13]);[.AN$1];&quot;&quot;)">
            <text:p/>
          </table:table-cell>
          <table:table-cell table:style-name="ce17" table:formula="of:=IF(AND([.AO$1]&gt;=[.$H13];[.AO$1]&lt;=[.$G13]);[.AO$1];&quot;&quot;)">
            <text:p/>
          </table:table-cell>
          <table:table-cell table:style-name="ce19" table:formula="of:=IF(AND([.AP$1]&gt;=[.$H13];[.AP$1]&lt;=[.$G13]);[.AP$1];&quot;&quot;)">
            <text:p/>
          </table:table-cell>
          <table:table-cell table:style-name="ce19" table:formula="of:=IF(AND([.AQ$1]&gt;=[.$H13];[.AQ$1]&lt;=[.$G13]);[.AQ$1];&quot;&quot;)">
            <text:p/>
          </table:table-cell>
          <table:table-cell table:style-name="ce19" table:formula="of:=IF(AND([.AR$1]&gt;=[.$H13];[.AR$1]&lt;=[.$G13]);[.AR$1];&quot;&quot;)">
            <text:p/>
          </table:table-cell>
          <table:table-cell table:style-name="ce22" table:formula="of:=IF(AND([.AS$1]&gt;=[.$H13];[.AS$1]&lt;=[.$G13]);[.AS$1];&quot;&quot;)">
            <text:p/>
          </table:table-cell>
          <table:table-cell table:style-name="ce22" table:formula="of:=IF(AND([.AT$1]&gt;=[.$H13];[.AT$1]&lt;=[.$G13]);[.AT$1];&quot;&quot;)">
            <text:p/>
          </table:table-cell>
          <table:table-cell table:style-name="ce24" table:formula="of:=IF(AND([.AU$1]&gt;=[.$H13];[.AU$1]&lt;=[.$G13]);[.AU$1];&quot;&quot;)">
            <text:p/>
          </table:table-cell>
          <table:table-cell table:style-name="ce26" table:formula="of:=IF(AND([.AV$1]&gt;=[.$H13];[.AV$1]&lt;=[.$G13]);[.AV$1];&quot;&quot;)">
            <text:p/>
          </table:table-cell>
          <table:table-cell table:style-name="ce26" table:formula="of:=IF(AND([.AW$1]&gt;=[.$H13];[.AW$1]&lt;=[.$G13]);[.AW$1];&quot;&quot;)">
            <text:p/>
          </table:table-cell>
          <table:table-cell table:style-name="ce26" table:formula="of:=IF(AND([.AX$1]&gt;=[.$H13];[.AX$1]&lt;=[.$G13]);[.AX$1];&quot;&quot;)">
            <text:p/>
          </table:table-cell>
          <table:table-cell table:style-name="ce26" table:formula="of:=IF(AND([.AY$1]&gt;=[.$H13];[.AY$1]&lt;=[.$G13]);[.AY$1];&quot;&quot;)">
            <text:p/>
          </table:table-cell>
          <table:table-cell table:style-name="ce20" table:formula="of:=IF(AND([.AZ$1]&gt;=[.$H13];[.AZ$1]&lt;=[.$G13]);[.AZ$1];&quot;&quot;)">
            <text:p/>
          </table:table-cell>
          <table:table-cell table:style-name="ce20" table:formula="of:=IF(AND([.BA$1]&gt;=[.$H13];[.BA$1]&lt;=[.$G13]);[.BA$1];&quot;&quot;)">
            <text:p/>
          </table:table-cell>
          <table:table-cell table:style-name="ce20" table:formula="of:=IF(AND([.BB$1]&gt;=[.$H13];[.BB$1]&lt;=[.$G13]);[.BB$1];&quot;&quot;)">
            <text:p/>
          </table:table-cell>
          <table:table-cell table:style-name="ce20" table:formula="of:=IF(AND([.BC$1]&gt;=[.$H13];[.BC$1]&lt;=[.$G13]);[.BC$1];&quot;&quot;)">
            <text:p/>
          </table:table-cell>
          <table:table-cell table:style-name="ce20" table:formula="of:=IF(AND([.BD$1]&gt;=[.$H13];[.BD$1]&lt;=[.$G13]);[.BD$1];&quot;&quot;)">
            <text:p/>
          </table:table-cell>
          <table:table-cell table:style-name="ce20" table:formula="of:=IF(AND([.BE$1]&gt;=[.$H13];[.BE$1]&lt;=[.$G13]);[.BE$1];&quot;&quot;)">
            <text:p/>
          </table:table-cell>
          <table:table-cell table:style-name="ce20" table:formula="of:=IF(AND([.BF$1]&gt;=[.$H13];[.BF$1]&lt;=[.$G13]);[.BF$1];&quot;&quot;)">
            <text:p/>
          </table:table-cell>
          <table:table-cell table:style-name="ce20" table:formula="of:=IF(AND([.BG$1]&gt;=[.$H13];[.BG$1]&lt;=[.$G13]);[.BG$1];&quot;&quot;)">
            <text:p/>
          </table:table-cell>
          <table:table-cell table:style-name="ce20" table:formula="of:=IF(AND([.BH$1]&gt;=[.$H13];[.BH$1]&lt;=[.$G13]);[.BH$1];&quot;&quot;)" office:value-type="float" office:value="51" calcext:value-type="float">
            <text:p>51</text:p>
          </table:table-cell>
          <table:table-cell table:style-name="ce20" table:formula="of:=IF(AND([.BI$1]&gt;=[.$H13];[.BI$1]&lt;=[.$G13]);[.BI$1];&quot;&quot;)" office:value-type="float" office:value="52" calcext:value-type="float">
            <text:p>52</text:p>
          </table:table-cell>
          <table:table-cell table:style-name="ce20" table:formula="of:=IF(AND([.BJ$1]&gt;=[.$H13];[.BJ$1]&lt;=[.$G13]);[.BJ$1];&quot;&quot;)" office:value-type="float" office:value="53" calcext:value-type="float">
            <text:p>53</text:p>
          </table:table-cell>
          <table:table-cell table:style-name="ce20" table:formula="of:=IF(AND([.BK$1]&gt;=[.$H13];[.BK$1]&lt;=[.$G13]);[.BK$1];&quot;&quot;)" office:value-type="float" office:value="54" calcext:value-type="float">
            <text:p>54</text:p>
          </table:table-cell>
          <table:table-cell table:style-name="ce20" table:formula="of:=IF(AND([.BL$1]&gt;=[.$H13];[.BL$1]&lt;=[.$G13]);[.BL$1];&quot;&quot;)" office:value-type="float" office:value="55" calcext:value-type="float">
            <text:p>55</text:p>
          </table:table-cell>
          <table:table-cell table:style-name="ce38" table:formula="of:=IF(AND([.BM$1]&gt;=[.$H13];[.BM$1]&lt;=[.$G13]);[.BM$1];&quot;&quot;)" office:value-type="float" office:value="56" calcext:value-type="float">
            <text:p>56</text:p>
          </table:table-cell>
          <table:table-cell table:style-name="ce40" table:formula="of:=IF(AND([.BN$1]&gt;=[.$H13];[.BN$1]&lt;=[.$G13]);[.BN$1];&quot;&quot;)">
            <text:p/>
          </table:table-cell>
          <table:table-cell table:style-name="ce40" table:formula="of:=IF(AND([.BO$1]&gt;=[.$H13];[.BO$1]&lt;=[.$G13]);[.BO$1];&quot;&quot;)">
            <text:p/>
          </table:table-cell>
          <table:table-cell table:style-name="ce40" table:formula="of:=IF(AND([.BP$1]&gt;=[.$H13];[.BP$1]&lt;=[.$G13]);[.BP$1];&quot;&quot;)">
            <text:p/>
          </table:table-cell>
          <table:table-cell table:style-name="ce40" table:formula="of:=IF(AND([.BQ$1]&gt;=[.$H13];[.BQ$1]&lt;=[.$G13]);[.BQ$1];&quot;&quot;)">
            <text:p/>
          </table:table-cell>
          <table:table-cell table:style-name="ce40" table:formula="of:=IF(AND([.BR$1]&gt;=[.$H13];[.BR$1]&lt;=[.$G13]);[.BR$1];&quot;&quot;)">
            <text:p/>
          </table:table-cell>
          <table:table-cell table:style-name="ce40" table:formula="of:=IF(AND([.BS$1]&gt;=[.$H13];[.BS$1]&lt;=[.$G13]);[.BS$1];&quot;&quot;)">
            <text:p/>
          </table:table-cell>
          <table:table-cell table:style-name="ce40" table:formula="of:=IF(AND([.BT$1]&gt;=[.$H13];[.BT$1]&lt;=[.$G13]);[.BT$1];&quot;&quot;)">
            <text:p/>
          </table:table-cell>
          <table:table-cell table:style-name="Default" table:number-columns-repeated="163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formula="of:=COUNT([.J2:.J13])" office:value-type="float" office:value="1" calcext:value-type="float">
            <text:p>1</text:p>
          </table:table-cell>
          <table:table-cell table:formula="of:=COUNT([.K2:.K13])" office:value-type="float" office:value="1" calcext:value-type="float">
            <text:p>1</text:p>
          </table:table-cell>
          <table:table-cell table:formula="of:=COUNT([.L2:.L13])" office:value-type="float" office:value="1" calcext:value-type="float">
            <text:p>1</text:p>
          </table:table-cell>
          <table:table-cell table:formula="of:=COUNT([.M2:.M13])" office:value-type="float" office:value="1" calcext:value-type="float">
            <text:p>1</text:p>
          </table:table-cell>
          <table:table-cell table:formula="of:=COUNT([.N2:.N13])" office:value-type="float" office:value="1" calcext:value-type="float">
            <text:p>1</text:p>
          </table:table-cell>
          <table:table-cell table:formula="of:=COUNT([.O2:.O13])" office:value-type="float" office:value="1" calcext:value-type="float">
            <text:p>1</text:p>
          </table:table-cell>
          <table:table-cell table:formula="of:=COUNT([.P2:.P13])" office:value-type="float" office:value="1" calcext:value-type="float">
            <text:p>1</text:p>
          </table:table-cell>
          <table:table-cell table:formula="of:=COUNT([.Q2:.Q13])" office:value-type="float" office:value="1" calcext:value-type="float">
            <text:p>1</text:p>
          </table:table-cell>
          <table:table-cell table:formula="of:=COUNT([.R2:.R13])" office:value-type="float" office:value="1" calcext:value-type="float">
            <text:p>1</text:p>
          </table:table-cell>
          <table:table-cell table:formula="of:=COUNT([.S2:.S13])" office:value-type="float" office:value="1" calcext:value-type="float">
            <text:p>1</text:p>
          </table:table-cell>
          <table:table-cell table:formula="of:=COUNT([.T2:.T13])" office:value-type="float" office:value="1" calcext:value-type="float">
            <text:p>1</text:p>
          </table:table-cell>
          <table:table-cell table:formula="of:=COUNT([.U2:.U13])" office:value-type="float" office:value="1" calcext:value-type="float">
            <text:p>1</text:p>
          </table:table-cell>
          <table:table-cell table:formula="of:=COUNT([.V2:.V13])" office:value-type="float" office:value="1" calcext:value-type="float">
            <text:p>1</text:p>
          </table:table-cell>
          <table:table-cell table:formula="of:=COUNT([.W2:.W13])" office:value-type="float" office:value="1" calcext:value-type="float">
            <text:p>1</text:p>
          </table:table-cell>
          <table:table-cell table:formula="of:=COUNT([.X2:.X13])" office:value-type="float" office:value="1" calcext:value-type="float">
            <text:p>1</text:p>
          </table:table-cell>
          <table:table-cell table:formula="of:=COUNT([.Y2:.Y13])" office:value-type="float" office:value="1" calcext:value-type="float">
            <text:p>1</text:p>
          </table:table-cell>
          <table:table-cell table:formula="of:=COUNT([.Z2:.Z13])" office:value-type="float" office:value="1" calcext:value-type="float">
            <text:p>1</text:p>
          </table:table-cell>
          <table:table-cell table:formula="of:=COUNT([.AA2:.AA13])" office:value-type="float" office:value="1" calcext:value-type="float">
            <text:p>1</text:p>
          </table:table-cell>
          <table:table-cell table:formula="of:=COUNT([.AB2:.AB13])" office:value-type="float" office:value="1" calcext:value-type="float">
            <text:p>1</text:p>
          </table:table-cell>
          <table:table-cell table:formula="of:=COUNT([.AC2:.AC13])" office:value-type="float" office:value="1" calcext:value-type="float">
            <text:p>1</text:p>
          </table:table-cell>
          <table:table-cell table:formula="of:=COUNT([.AD2:.AD13])" office:value-type="float" office:value="1" calcext:value-type="float">
            <text:p>1</text:p>
          </table:table-cell>
          <table:table-cell table:formula="of:=COUNT([.AE2:.AE13])" office:value-type="float" office:value="1" calcext:value-type="float">
            <text:p>1</text:p>
          </table:table-cell>
          <table:table-cell table:formula="of:=COUNT([.AF2:.AF13])" office:value-type="float" office:value="1" calcext:value-type="float">
            <text:p>1</text:p>
          </table:table-cell>
          <table:table-cell table:formula="of:=COUNT([.AG2:.AG13])" office:value-type="float" office:value="1" calcext:value-type="float">
            <text:p>1</text:p>
          </table:table-cell>
          <table:table-cell table:formula="of:=COUNT([.AH2:.AH13])" office:value-type="float" office:value="1" calcext:value-type="float">
            <text:p>1</text:p>
          </table:table-cell>
          <table:table-cell table:formula="of:=COUNT([.AI2:.AI13])" office:value-type="float" office:value="1" calcext:value-type="float">
            <text:p>1</text:p>
          </table:table-cell>
          <table:table-cell table:formula="of:=COUNT([.AJ2:.AJ13])" office:value-type="float" office:value="1" calcext:value-type="float">
            <text:p>1</text:p>
          </table:table-cell>
          <table:table-cell table:formula="of:=COUNT([.AK2:.AK13])" office:value-type="float" office:value="1" calcext:value-type="float">
            <text:p>1</text:p>
          </table:table-cell>
          <table:table-cell table:formula="of:=COUNT([.AL2:.AL13])" office:value-type="float" office:value="1" calcext:value-type="float">
            <text:p>1</text:p>
          </table:table-cell>
          <table:table-cell table:formula="of:=COUNT([.AM2:.AM13])" office:value-type="float" office:value="1" calcext:value-type="float">
            <text:p>1</text:p>
          </table:table-cell>
          <table:table-cell table:formula="of:=COUNT([.AN2:.AN13])" office:value-type="float" office:value="1" calcext:value-type="float">
            <text:p>1</text:p>
          </table:table-cell>
          <table:table-cell table:formula="of:=COUNT([.AO2:.AO13])" office:value-type="float" office:value="1" calcext:value-type="float">
            <text:p>1</text:p>
          </table:table-cell>
          <table:table-cell table:formula="of:=COUNT([.AP2:.AP13])" office:value-type="float" office:value="1" calcext:value-type="float">
            <text:p>1</text:p>
          </table:table-cell>
          <table:table-cell table:formula="of:=COUNT([.AQ2:.AQ13])" office:value-type="float" office:value="1" calcext:value-type="float">
            <text:p>1</text:p>
          </table:table-cell>
          <table:table-cell table:formula="of:=COUNT([.AR2:.AR13])" office:value-type="float" office:value="1" calcext:value-type="float">
            <text:p>1</text:p>
          </table:table-cell>
          <table:table-cell table:formula="of:=COUNT([.AS2:.AS13])" office:value-type="float" office:value="1" calcext:value-type="float">
            <text:p>1</text:p>
          </table:table-cell>
          <table:table-cell table:formula="of:=COUNT([.AT2:.AT13])" office:value-type="float" office:value="1" calcext:value-type="float">
            <text:p>1</text:p>
          </table:table-cell>
          <table:table-cell table:formula="of:=COUNT([.AU2:.AU13])" office:value-type="float" office:value="1" calcext:value-type="float">
            <text:p>1</text:p>
          </table:table-cell>
          <table:table-cell table:formula="of:=COUNT([.AV2:.AV13])" office:value-type="float" office:value="1" calcext:value-type="float">
            <text:p>1</text:p>
          </table:table-cell>
          <table:table-cell table:formula="of:=COUNT([.AW2:.AW13])" office:value-type="float" office:value="1" calcext:value-type="float">
            <text:p>1</text:p>
          </table:table-cell>
          <table:table-cell table:formula="of:=COUNT([.AX2:.AX13])" office:value-type="float" office:value="1" calcext:value-type="float">
            <text:p>1</text:p>
          </table:table-cell>
          <table:table-cell table:formula="of:=COUNT([.AY2:.AY13])" office:value-type="float" office:value="1" calcext:value-type="float">
            <text:p>1</text:p>
          </table:table-cell>
          <table:table-cell table:formula="of:=COUNT([.AZ2:.AZ13])" office:value-type="float" office:value="1" calcext:value-type="float">
            <text:p>1</text:p>
          </table:table-cell>
          <table:table-cell table:formula="of:=COUNT([.BA2:.BA13])" office:value-type="float" office:value="1" calcext:value-type="float">
            <text:p>1</text:p>
          </table:table-cell>
          <table:table-cell table:formula="of:=COUNT([.BB2:.BB13])" office:value-type="float" office:value="1" calcext:value-type="float">
            <text:p>1</text:p>
          </table:table-cell>
          <table:table-cell table:formula="of:=COUNT([.BC2:.BC13])" office:value-type="float" office:value="1" calcext:value-type="float">
            <text:p>1</text:p>
          </table:table-cell>
          <table:table-cell table:formula="of:=COUNT([.BD2:.BD13])" office:value-type="float" office:value="1" calcext:value-type="float">
            <text:p>1</text:p>
          </table:table-cell>
          <table:table-cell table:formula="of:=COUNT([.BE2:.BE13])" office:value-type="float" office:value="1" calcext:value-type="float">
            <text:p>1</text:p>
          </table:table-cell>
          <table:table-cell table:formula="of:=COUNT([.BF2:.BF13])" office:value-type="float" office:value="1" calcext:value-type="float">
            <text:p>1</text:p>
          </table:table-cell>
          <table:table-cell table:formula="of:=COUNT([.BG2:.BG13])" office:value-type="float" office:value="1" calcext:value-type="float">
            <text:p>1</text:p>
          </table:table-cell>
          <table:table-cell table:formula="of:=COUNT([.BH2:.BH13])" office:value-type="float" office:value="1" calcext:value-type="float">
            <text:p>1</text:p>
          </table:table-cell>
          <table:table-cell table:formula="of:=COUNT([.BI2:.BI13])" office:value-type="float" office:value="1" calcext:value-type="float">
            <text:p>1</text:p>
          </table:table-cell>
          <table:table-cell table:formula="of:=COUNT([.BJ2:.BJ13])" office:value-type="float" office:value="1" calcext:value-type="float">
            <text:p>1</text:p>
          </table:table-cell>
          <table:table-cell table:formula="of:=COUNT([.BK2:.BK13])" office:value-type="float" office:value="1" calcext:value-type="float">
            <text:p>1</text:p>
          </table:table-cell>
          <table:table-cell table:formula="of:=COUNT([.BL2:.BL13])" office:value-type="float" office:value="1" calcext:value-type="float">
            <text:p>1</text:p>
          </table:table-cell>
          <table:table-cell table:style-name="ce33" table:formula="of:=COUNT([.BM2:.BM13])" office:value-type="float" office:value="1" calcext:value-type="float">
            <text:p>1</text:p>
          </table:table-cell>
          <table:table-cell table:formula="of:=COUNT([.BN2:.BN13])" office:value-type="float" office:value="0" calcext:value-type="float">
            <text:p>0</text:p>
          </table:table-cell>
          <table:table-cell table:formula="of:=COUNT([.BO2:.BO13])" office:value-type="float" office:value="0" calcext:value-type="float">
            <text:p>0</text:p>
          </table:table-cell>
          <table:table-cell table:formula="of:=COUNT([.BP2:.BP13])" office:value-type="float" office:value="0" calcext:value-type="float">
            <text:p>0</text:p>
          </table:table-cell>
          <table:table-cell table:formula="of:=COUNT([.BQ2:.BQ13])" office:value-type="float" office:value="0" calcext:value-type="float">
            <text:p>0</text:p>
          </table:table-cell>
          <table:table-cell table:formula="of:=COUNT([.BR2:.BR13])" office:value-type="float" office:value="0" calcext:value-type="float">
            <text:p>0</text:p>
          </table:table-cell>
          <table:table-cell table:formula="of:=COUNT([.BS2:.BS13])" office:value-type="float" office:value="0" calcext:value-type="float">
            <text:p>0</text:p>
          </table:table-cell>
          <table:table-cell table:formula="of:=COUNT([.BT2:.BT13])" office:value-type="float" office:value="0" calcext:value-type="float">
            <text:p>0</text:p>
          </table:table-cell>
          <table:table-cell table:style-name="Default" table:number-columns-repeated="16312"/>
        </table:table-row>
        <table:table-row table:style-name="ro3" table:number-rows-repeated="7">
          <table:table-cell table:number-columns-repeated="72"/>
          <table:table-cell table:style-name="Default" table:number-columns-repeated="16312"/>
        </table:table-row>
        <table:table-row table:style-name="ro3">
          <table:table-cell table:number-columns-repeated="59"/>
          <table:table-cell table:style-name="ce33" office:value-type="float" office:value="56" calcext:value-type="float">
            <text:p>56</text:p>
          </table:table-cell>
          <table:table-cell table:number-columns-repeated="12"/>
          <table:table-cell table:style-name="Default" table:number-columns-repeated="16312"/>
        </table:table-row>
        <table:table-row table:style-name="ro3" table:number-rows-repeated="1048553">
          <table:table-cell table:number-columns-repeated="72"/>
          <table:table-cell table:style-name="Default" table:number-columns-repeated="16312"/>
        </table:table-row>
        <table:table-row table:style-name="ro3">
          <table:table-cell table:number-columns-repeated="72"/>
          <table:table-cell table:style-name="Default" table:number-columns-repeated="16312"/>
        </table:table-row>
        <calcext:conditional-formats>
          <calcext:conditional-format calcext:target-range-address="Лист1.J2:Лист1.BT13">
            <calcext:condition calcext:apply-style-name="Good" calcext:value="!=&quot;&quot;" calcext:base-cell-address="Лист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decimal-places="0" number:min-integer-digits="1" number:grouping="true"/>
      <number:text> р.</number:text>
    </number:number-style>
    <number:number-style style:name="N132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р.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р.</number:text>
    </number:number-style>
    <number:number-style style:name="N134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р.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5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6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7P2" style:volatile="true">
      <number:text loext:blank-width-char="-"> </number:text>
      <number:fill-character> </number:fill-character>
      <number:text loext:blank-width-char="-4">- р.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rt Bon</meta:initial-creator>
    <meta:creation-date>2023-12-14T23:42:05</meta:creation-date>
    <dc:date>2025-10-26T17:22:54.554319441</dc:date>
    <meta:editing-duration>PT9M2S</meta:editing-duration>
    <meta:editing-cycles>1</meta:editing-cycles>
    <meta:document-statistic meta:table-count="1" meta:cell-count="992" meta:object-count="0"/>
    <meta:generator>LibreOffice/25.8.1.1$Linux_X86_64 LibreOffice_project/6493efb0486b5ef4a09f10f25df428a1c89b13aa</meta:generator>
  </office:meta>
</office:document-meta>
</file>